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39" table:default-cell-style-name="ce1"/>
        <table:table-row table:style-name="ro1">
          <table:table-cell office:value-type="string" table:style-name="ce1">
            <text:p>wto_rta_id</text:p>
          </table:table-cell>
          <table:table-cell office:value-type="string" table:style-name="ce1">
            <text:p>text</text:p>
          </table:table-cell>
          <table:table-cell office:value-type="string" table:style-name="ce1">
            <text:p>pattern</text:p>
          </table:table-cell>
          <table:table-cell office:value-type="string" table:style-name="ce1">
            <text:p>source</text:p>
          </table:table-cell>
          <table:table-cell office:value-type="string" table:style-name="ce1">
            <text:p>chapter_number</text:p>
          </table:table-cell>
          <table:table-cell office:value-type="string" table:style-name="ce1">
            <text:p>chapter_name</text:p>
          </table:table-cell>
          <table:table-cell office:value-type="string" table:style-name="ce1">
            <text:p>article_number</text:p>
          </table:table-cell>
          <table:table-cell office:value-type="string" table:style-name="ce1">
            <text:p>article_name</text:p>
          </table:table-cell>
          <table:table-cell office:value-type="string" table:style-name="ce1">
            <text:p>rta_name</text:p>
          </table:table-cell>
          <table:table-cell office:value-type="string" table:style-name="ce1">
            <text:p>date_of_signature</text:p>
          </table:table-cell>
          <table:table-cell office:value-type="string" table:style-name="ce1">
            <text:p>date_of_entry_into_force</text:p>
          </table:table-cell>
          <table:table-cell office:value-type="string" table:style-name="ce1">
            <text:p>download_url</text:p>
          </table:table-cell>
          <table:table-cell office:value-type="string" table:style-name="ce1">
            <text:p>RTA Name</text:p>
          </table:table-cell>
          <table:table-cell office:value-type="string" table:style-name="ce1">
            <text:p>Coverage</text:p>
          </table:table-cell>
          <table:table-cell office:value-type="string" table:style-name="ce1">
            <text:p>Type</text:p>
          </table:table-cell>
          <table:table-cell office:value-type="string" table:style-name="ce1">
            <text:p>Notification</text:p>
          </table:table-cell>
          <table:table-cell office:value-type="string" table:style-name="ce1">
            <text:p>Status</text:p>
          </table:table-cell>
          <table:table-cell office:value-type="string" table:style-name="ce1">
            <text:p>Date of Signature (G)</text:p>
          </table:table-cell>
          <table:table-cell office:value-type="string" table:style-name="ce1">
            <text:p>Date of Signature (S)</text:p>
          </table:table-cell>
          <table:table-cell office:value-type="string" table:style-name="ce1">
            <text:p>Date of Notification (G)</text:p>
          </table:table-cell>
          <table:table-cell office:value-type="string" table:style-name="ce1">
            <text:p>Date of Notification (S)</text:p>
          </table:table-cell>
          <table:table-cell office:value-type="string" table:style-name="ce1">
            <text:p>Date of Entry into Force (G)</text:p>
          </table:table-cell>
          <table:table-cell office:value-type="string" table:style-name="ce1">
            <text:p>Date of Entry into Force (S)</text:p>
          </table:table-cell>
          <table:table-cell office:value-type="string" table:style-name="ce1">
            <text:p>Inactive Date</text:p>
          </table:table-cell>
          <table:table-cell office:value-type="string" table:style-name="ce1">
            <text:p>Accession?</text:p>
          </table:table-cell>
          <table:table-cell office:value-type="string" table:style-name="ce1">
            <text:p>RTA Composition</text:p>
          </table:table-cell>
          <table:table-cell office:value-type="string" table:style-name="ce1">
            <text:p>Region</text:p>
          </table:table-cell>
          <table:table-cell office:value-type="string" table:style-name="ce1">
            <text:p>Cross-regional</text:p>
          </table:table-cell>
          <table:table-cell office:value-type="string" table:style-name="ce1">
            <text:p>All Parties WTO members?</text:p>
          </table:table-cell>
          <table:table-cell office:value-type="string" table:style-name="ce1">
            <text:p>Current signatories</text:p>
          </table:table-cell>
          <table:table-cell office:value-type="string" table:style-name="ce1">
            <text:p>Original signatories</text:p>
          </table:table-cell>
          <table:table-cell office:value-type="string" table:style-name="ce1">
            <text:p>Specific Entry/Exit dates</text:p>
          </table:table-cell>
          <table:table-cell office:value-type="string" table:style-name="ce1">
            <text:p>WTO Consideration Process (G)</text:p>
          </table:table-cell>
          <table:table-cell office:value-type="string" table:style-name="ce1">
            <text:p>Consideration Date (G)</text:p>
          </table:table-cell>
          <table:table-cell office:value-type="string" table:style-name="ce1">
            <text:p>WTO Consideration Process (S)</text:p>
          </table:table-cell>
          <table:table-cell office:value-type="string" table:style-name="ce1">
            <text:p>Consideration Date (S)</text:p>
          </table:table-cell>
          <table:table-cell office:value-type="string" table:style-name="ce1">
            <text:p>End of implementation period (G)</text:p>
          </table:table-cell>
          <table:table-cell office:value-type="string" table:style-name="ce1">
            <text:p>End of implementation period (S)</text:p>
          </table:table-cell>
          <table:table-cell office:value-type="string" table:style-name="ce1">
            <text:p>Remarks</text:p>
          </table:table-cell>
        </table:table-row>
        <table:table-row table:style-name="ro1">
          <table:table-cell office:value-type="float" office:value="7" table:style-name="ce1">
            <text:p>7</text:p>
          </table:table-cell>
          <table:table-cell office:value-type="string" table:style-name="ce1">
            <text:p>Notwithstanding anything contained in this Article, a Member State may grant a rebate of the customs duties in respect of goods imported into its area where such rebates are - (a) for the relief of the distress of persons in cases of famine and other national disasters; (b) under a technical assistance agreement; (c) in compliance with an obligation under any multilateral agreement to which such a Member State is a party; or (d) for such other purposes as may be agreed upon by the Member States.</text:p>
          </table:table-cell>
          <table:table-cell office:value-type="string" table:style-name="ce1">
            <text:p>famine</text:p>
          </table:table-cell>
          <table:table-cell office:value-type="string" table:style-name="ce1">
            <text:p>ToTA</text:p>
          </table:table-cell>
          <table:table-cell office:value-type="string" table:style-name="ce1">
            <text:p>PART FIVE</text:p>
          </table:table-cell>
          <table:table-cell office:value-type="string" table:style-name="ce1">
            <text:p>Trade Liberalisation</text:p>
          </table:table-cell>
          <table:table-cell office:value-type="string" table:style-name="ce1">
            <text:p>ARTICLE 20</text:p>
          </table:table-cell>
          <table:table-cell office:value-type="string" table:style-name="ce1">
            <text:p>Customs Duties On Imported Goods</text:p>
          </table:table-cell>
          <table:table-cell office:value-type="string" table:style-name="ce1">
            <text:p>Southern African Customs Union (SACU)</text:p>
          </table:table-cell>
          <table:table-cell office:value-type="string" table:style-name="ce1">
            <text:p>2002-10-21</text:p>
          </table:table-cell>
          <table:table-cell office:value-type="string" table:style-name="ce1">
            <text:p>2004-07-15</text:p>
          </table:table-cell>
          <table:table-cell office:value-type="string" table:style-name="ce1">
            <text:p>https://www.sacu.int/uploads/documents/6a7ae39b41cba945b083e93a2e1a103d7cee629c.pdf</text:p>
          </table:table-cell>
          <table:table-cell office:value-type="string" table:style-name="ce1">
            <text:p>Southern African Customs Union (SACU)</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1-Oct-02</text:p>
          </table:table-cell>
          <table:table-cell/>
          <table:table-cell office:value-type="string" table:style-name="ce1">
            <text:p>25-Jun-07</text:p>
          </table:table-cell>
          <table:table-cell/>
          <table:table-cell office:value-type="string" table:style-name="ce1">
            <text:p>15-Jul-0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otswana; Lesotho; Namibia; South Africa; Eswatini</text:p>
          </table:table-cell>
          <table:table-cell office:value-type="string" table:style-name="ce1">
            <text:p>Botswana; Lesotho; Namibia; South Africa; Eswatini</text:p>
          </table:table-cell>
          <table:table-cell/>
          <table:table-cell office:value-type="string" table:style-name="ce1">
            <text:p>Factual Presentation issued</text:p>
          </table:table-cell>
          <table:table-cell office:value-type="string" table:style-name="ce1">
            <text:p>20-Apr-09</text:p>
          </table:table-cell>
          <table:table-cell/>
          <table:table-cell/>
          <table:table-cell office:value-type="float" office:value="2004" table:style-name="ce1">
            <text:p>2004</text:p>
          </table:table-cell>
          <table:table-cell/>
          <table:table-cell/>
        </table:table-row>
        <table:table-row table:style-name="ro1">
          <table:table-cell office:value-type="float" office:value="16" table:style-name="ce1">
            <text:p>16</text:p>
          </table:table-cell>
          <table:table-cell office:value-type="string" table:style-name="ce1">
            <text:p>The Council shall establish the conditions for determining the comparative advantage in accordance with the circumstances of each party-state or group of party-states, taking into account, in particular, determining a comparative advantage for Arab goods related to food security or national security in general.</text:p>
          </table:table-cell>
          <table:table-cell office:value-type="string" table:style-name="ce1">
            <text:p>food security</text:p>
          </table:table-cell>
          <table:table-cell office:value-type="string" table:style-name="ce1">
            <text:p>ToTA</text:p>
          </table:table-cell>
          <table:table-cell office:value-type="string" table:style-name="ce1">
            <text:p>CHAPTER TWO</text:p>
          </table:table-cell>
          <table:table-cell office:value-type="string" table:style-name="ce1">
            <text:p>Substantive Provisions</text:p>
          </table:table-cell>
          <table:table-cell office:value-type="string" table:style-name="ce1">
            <text:p>ARTICLE VIII</text:p>
          </table:table-cell>
          <table:table-cell/>
          <table:table-cell office:value-type="string" table:style-name="ce1">
            <text:p>Pan-Arab Free Trade Area (PAFTA)</text:p>
          </table:table-cell>
          <table:table-cell office:value-type="string" table:style-name="ce1">
            <text:p>1997-02-19</text:p>
          </table:table-cell>
          <table:table-cell office:value-type="string" table:style-name="ce1">
            <text:p>1998-01-01</text:p>
          </table:table-cell>
          <table:table-cell office:value-type="string" table:style-name="ce1">
            <text:p>https://rtais.wto.org/rtadocs/16/TOA/English/Pan-Arab%20Free%20Trade%20Area%20Agreement%20(1997).pdf</text:p>
          </table:table-cell>
          <table:table-cell office:value-type="string" table:style-name="ce1">
            <text:p>Pan-Arab Free Trade Area (PA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Feb-97</text:p>
          </table:table-cell>
          <table:table-cell/>
          <table:table-cell office:value-type="string" table:style-name="ce1">
            <text:p>03-Oct-06</text:p>
          </table:table-cell>
          <table:table-cell/>
          <table:table-cell office:value-type="string" table:style-name="ce1">
            <text:p>01-Jan-9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No</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table:table-cell office:value-type="string" table:style-name="ce1">
            <text:p>Factual Presentation to be done</text:p>
          </table:table-cell>
          <table:table-cell/>
          <table:table-cell/>
          <table:table-cell/>
          <table:table-cell office:value-type="float" office:value="2005" table:style-name="ce1">
            <text:p>2005</text:p>
          </table:table-cell>
          <table:table-cell/>
          <table:table-cell office:value-type="string" table:style-name="ce1">
            <text:p>The current signatories stated below are "as notfied by the Parties". However, please note that Algeria and the Palestinian Authority of the West Bank and the Gaza Strip are now Parties of PAFTA.</text:p>
          </table:table-cell>
        </table:table-row>
        <table:table-row table:style-name="ro1">
          <table:table-cell office:value-type="float" office:value="18" table:style-name="ce1">
            <text:p>18</text:p>
          </table:table-cell>
          <table:table-cell office:value-type="string" table:style-name="ce1">
            <text:p>It shall in particular be aimed at: - support for policies geared to developing and diversifying production, - food security, - integrated rural development, including improvement of basic services and development of ancillary economic activities, - promoting environmentally-friendly forms of agriculture and fisheries, - the evaluation and rational management of natural resources, - establishing closer relations, on a voluntary basis, between enterprises, groupings and professional organisations representing the agricultural, fisheries and agri-business sectors, - technical assistance and training, - harmonising phytosanitary and veterinary standards and checks, - cooperation between rural areas, exchange of experience and know-how on rural development, - support for privatisation, - the evaluation and rational management of fish stocks, - support for research programmes.</text:p>
          </table:table-cell>
          <table:table-cell office:value-type="string" table:style-name="ce1">
            <text:p>food security</text:p>
          </table:table-cell>
          <table:table-cell office:value-type="string" table:style-name="ce1">
            <text:p>ToTA</text:p>
          </table:table-cell>
          <table:table-cell office:value-type="string" table:style-name="ce1">
            <text:p>TITLE V</text:p>
          </table:table-cell>
          <table:table-cell office:value-type="string" table:style-name="ce1">
            <text:p>Economic Cooperation</text:p>
          </table:table-cell>
          <table:table-cell office:value-type="string" table:style-name="ce1">
            <text:p>ARTICLE 58</text:p>
          </table:table-cell>
          <table:table-cell office:value-type="string" table:style-name="ce1">
            <text:p>Agriculture And Fisheries</text:p>
          </table:table-cell>
          <table:table-cell office:value-type="string" table:style-name="ce1">
            <text:p>EU - Algeria</text:p>
          </table:table-cell>
          <table:table-cell office:value-type="string" table:style-name="ce1">
            <text:p>2002-04-22</text:p>
          </table:table-cell>
          <table:table-cell office:value-type="string" table:style-name="ce1">
            <text:p>2005-09-01</text:p>
          </table:table-cell>
          <table:table-cell office:value-type="string" table:style-name="ce1">
            <text:p>http://eur-lex.europa.eu/legal-content/EN/TXT/?qid=1398350436383&amp;uri=CELEX:22005A1010(01)</text:p>
          </table:table-cell>
          <table:table-cell office:value-type="string" table:style-name="ce1">
            <text:p>EU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Apr-02</text:p>
          </table:table-cell>
          <table:table-cell/>
          <table:table-cell office:value-type="string" table:style-name="ce1">
            <text:p>24-Jul-06</text:p>
          </table:table-cell>
          <table:table-cell/>
          <table:table-cell office:value-type="string" table:style-name="ce1">
            <text:p>01-Sep-0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office:value-type="string" table:style-name="ce1">
            <text:p>Algeria; European Union</text:p>
          </table:table-cell>
          <table:table-cell office:value-type="string" table:style-name="ce1">
            <text:p>Algeria; 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17" table:style-name="ce1">
            <text:p>2017</text:p>
          </table:table-cell>
          <table:table-cell/>
          <table:table-cell office:value-type="string" table:style-name="ce1">
            <text:p>Official Journal of the European Union: L 265 of 10-Oct-2005.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20" table:style-name="ce1">
            <text:p>20</text:p>
          </table:table-cell>
          <table:table-cell office:value-type="string" table:style-name="ce1">
            <text:p>Para efectos de esta sección se entenderá por:animal: cualquier animal, incluyendo los animales domésticos, peces y fauna silvestre; contaminante: cualquier contaminante, incluyendo los residuos de plaguicidas, fertilizantes y sustancias químicas de uso en la agricultura, así como drogas veterinarias y otras sustancias extrañas; evaluación del riesgo: una evaluación de: a. la probabilidad de entrada, establecimiento y propagación de una enfermedad o plaga y las posibles consecuencias biológicas, agronómicas y económicas; y b. la probabilidad de efectos adversos a la vida o a la salud humana, animal o vegetal provenientes de la presencia de un aditivo, contaminante, toxina o un organismo causante de enfermedades en un producto; información científica: datos o información derivados del uso de principios y métodos científicos; medida fitosanitaria o zoosanitaria: una medida, incluyendo un criterio relativo al producto final; un método de proceso o producción directamente relacionado con el producto; una prueba, inspección, certificación o procedimiento de aprobación; un método estadístico relevante; un procedimiento de muestreo; un método de evaluación de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para: a. proteger la vida o la salud animal o vegetal en su territorio de los riesgos provenientes de la introducción, establecimiento o propagación de una plaga o una enfermedad; b. proteger la vida o la salud humana, animal o vegetal en su territorio de riesgos resultantes de la presencia de un aditivo, contaminante, toxina o un organismo patógeno en un producto; c. proteger la vida o salud humana en su territorio de los riesgos provenientes de un organismo causante de una plaga o enfermedad transportada por un animal o un vegetal o un derivado de éstos; o d. prevenir o limitar otros daños en su territorio provenientes de la introducción, establecimiento y propagación de una plaga o enfermedad; nivel adecuado de protección fitosanitaria o zoosanitaria: el nivel de protección a la vida o la salud humana, animal o vegetal que una Parte considere adecuado; norma, directriz o recomendación internacional: una norma, directriz o recomendación: a. en relación a la seguridad en alimentos, la establecida por la Comisión del Codex Alimentarius, incluyendo aquella relacionada con descomposición de los productos, elaborada por el Comité de Pescados y Productos Pesqueros del Codex Alimentarius, aditivos alimenticios, contaminantes, prácticas en materia de higiene y métodos de análisis y muestreo; b. en relación a salud animal y zoonosis, la elaborada bajo los auspicios de la Oficina Internacional de Epizootias; c. en relación a sanidad vegetal, la elaborada bajo los auspicios del Secretariado de la Convención Internacional de Protección Fitosanitaria; y d. la establecida por, o desarrollada conforme a otras organizaciones internacionales acordadas por las Partes; plaga: cualquier plaga incluyendo los estados vivientes de cualquier insecto, ácaro, nematodo, babosa, caracol, protozoo, u otro animal invertebrado, bacterias, hongos, otras plantas parasíticas o partes reproductivas de ellas, virus, micoplasma, malezas u cualquier organismo similar o los mismos asociados con cualquiera de los anteriores o cualquier sustancias infecciosa que pueda directa o indirectamente dañar u ocasionar enfermedad a las plantas terminales o sus partes y a otros productos procesados o manufacturas; procedimiento de aprobación: cualquier procedimiento de registro, notificación o cualquier otro procedimiento administrativo obligatorio para: a. aprobar el uso de un aditivo para un fin definido o bajo condiciones definidas; o b. establecer una tolerancia para un fin definido o con apego a condiciones definidas para un contaminante; en un alimento bebida o forraje previo a permitir el uso o la comercialización de un alimento, bebida o forraje que contenga el aditivo o contaminante; procedimiento de control o inspección: cualquier procedimiento utilizado, directa o indirectamente, para determinar si se cumple una medida fitosanitaria o zoosanitaria, incluidos muestreo, pruebas, inspección, verificación, monitoreo, auditoría, evaluación de la aplicación de las medidas fitosanitarias y zoosanitarias, acreditación, registro, certificación u otros procedimientos que involucran el examen físico de un producto, del empaquetado del producto, o del equipo o de las instalaciones directamente relacionadas con la producción, comercialización o uso de un producto, pero no significa un procedimiento de aprobación; producto: animales, vegetales y sus productos y subproductos; vegetal: Cualquier vegetal, incluyendo los cultivos de interés económico, científico, medicinal, ornamental y flora silvestre; zona: un país, parte de un país, partes de varios países o todas las partes de varios países; zona de escasa prevalencia de plagas o enfermedades: una zona en la cual una plaga o enfermedad específica se presenta en niveles escasos; zona libre de plagas o enfermedades: una zona en la cual una plaga o enfermedad específica no está presente;</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IV</text:p>
          </table:table-cell>
          <table:table-cell office:value-type="string" table:style-name="ce1">
            <text:p>Sector Agropecuario Y Medidas Fitosanitarias Y Zoosanitarias</text:p>
          </table:table-cell>
          <table:table-cell office:value-type="string" table:style-name="ce1">
            <text:p>ARTÍCULO 4-11</text:p>
          </table:table-cell>
          <table:table-cell office:value-type="string" table:style-name="ce1">
            <text:p>Definiciones.</text:p>
          </table:table-cell>
          <table:table-cell office:value-type="string" table:style-name="ce1">
            <text:p>Costa Rica - Mexico</text:p>
          </table:table-cell>
          <table:table-cell office:value-type="string" table:style-name="ce1">
            <text:p>1994-04-05</text:p>
          </table:table-cell>
          <table:table-cell office:value-type="string" table:style-name="ce1">
            <text:p>1995-01-01</text:p>
          </table:table-cell>
          <table:table-cell/>
          <table:table-cell office:value-type="string" table:style-name="ce1">
            <text:p>Costa Ric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5-Apr-94</text:p>
          </table:table-cell>
          <table:table-cell office:value-type="string" table:style-name="ce1">
            <text:p>05-Apr-94</text:p>
          </table:table-cell>
          <table:table-cell office:value-type="string" table:style-name="ce1">
            <text:p>17-Jul-06</text:p>
          </table:table-cell>
          <table:table-cell office:value-type="string" table:style-name="ce1">
            <text:p>17-Jul-06</text:p>
          </table:table-cell>
          <table:table-cell office:value-type="string" table:style-name="ce1">
            <text:p>01-Jan-95</text:p>
          </table:table-cell>
          <table:table-cell office:value-type="string" table:style-name="ce1">
            <text:p>01-Jan-95</text:p>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Costa Rica; Mexico</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09" table:style-name="ce1">
            <text:p>2009</text:p>
          </table:table-cell>
          <table:table-cell office:value-type="float" office:value="2009" table:style-name="ce1">
            <text:p>2009</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0" table:style-name="ce1">
            <text:p>20</text:p>
          </table:table-cell>
          <table:table-cell office:value-type="string" table:style-name="ce1">
            <text:p>El Comité facilitará y propiciará: a. las actividades de las Partes de acuerdo con lo dispuesto en esta sección, particularmente lo dispuesto en los artículos 4-14 y 4-15; b. la cooperación técnica entre las Partes, incluyendo cooperación en el desarrollo, aplicación y observancia de medidas fitosanitarias y zoosanitarias; y c. el mejoramiento en la seguridad de los alimentos y de las condiciones fitosanitarias y zoosanitarias en el territorio de las Partes.</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IV</text:p>
          </table:table-cell>
          <table:table-cell office:value-type="string" table:style-name="ce1">
            <text:p>Sector Agropecuario Y Medidas Fitosanitarias Y Zoosanitarias</text:p>
          </table:table-cell>
          <table:table-cell office:value-type="string" table:style-name="ce1">
            <text:p>ARTÍCULO 4-22</text:p>
          </table:table-cell>
          <table:table-cell office:value-type="string" table:style-name="ce1">
            <text:p>Comité De Medidas Fitosanitarias Y Zoosanitarias.</text:p>
          </table:table-cell>
          <table:table-cell office:value-type="string" table:style-name="ce1">
            <text:p>Costa Rica - Mexico</text:p>
          </table:table-cell>
          <table:table-cell office:value-type="string" table:style-name="ce1">
            <text:p>1994-04-05</text:p>
          </table:table-cell>
          <table:table-cell office:value-type="string" table:style-name="ce1">
            <text:p>1995-01-01</text:p>
          </table:table-cell>
          <table:table-cell/>
          <table:table-cell office:value-type="string" table:style-name="ce1">
            <text:p>Costa Ric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5-Apr-94</text:p>
          </table:table-cell>
          <table:table-cell office:value-type="string" table:style-name="ce1">
            <text:p>05-Apr-94</text:p>
          </table:table-cell>
          <table:table-cell office:value-type="string" table:style-name="ce1">
            <text:p>17-Jul-06</text:p>
          </table:table-cell>
          <table:table-cell office:value-type="string" table:style-name="ce1">
            <text:p>17-Jul-06</text:p>
          </table:table-cell>
          <table:table-cell office:value-type="string" table:style-name="ce1">
            <text:p>01-Jan-95</text:p>
          </table:table-cell>
          <table:table-cell office:value-type="string" table:style-name="ce1">
            <text:p>01-Jan-95</text:p>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Costa Rica; Mexico</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09" table:style-name="ce1">
            <text:p>2009</text:p>
          </table:table-cell>
          <table:table-cell office:value-type="float" office:value="2009" table:style-name="ce1">
            <text:p>2009</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4" table:style-name="ce1">
            <text:p>24</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Bienes Al Mercado</text:p>
          </table:table-cell>
          <table:table-cell office:value-type="string" table:style-name="ce1">
            <text:p>ARTÍCULO 3-14</text:p>
          </table:table-cell>
          <table:table-cell office:value-type="string" table:style-name="ce1">
            <text:p>Impuestos A La Exportación.</text:p>
          </table:table-cell>
          <table:table-cell office:value-type="string" table:style-name="ce1">
            <text:p>Mexico - Guatemala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Guatemala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03-Jul-06</text:p>
          </table:table-cell>
          <table:table-cell office:value-type="string" table:style-name="ce1">
            <text:p>03-Jul-06</text:p>
          </table:table-cell>
          <table:table-cell office:value-type="string" table:style-name="ce1">
            <text:p>15-Mar-01</text:p>
          </table:table-cell>
          <table:table-cell office:value-type="string" table:style-name="ce1">
            <text:p>15-Mar-01</text:p>
          </table:table-cell>
          <table:table-cell office:value-type="string" table:style-name="ce1">
            <text:p>01-Sep-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Guatemala;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4" table:style-name="ce1">
            <text:p>24</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ToTA</text:p>
          </table:table-cell>
          <table:table-cell office:value-type="string" table:style-name="ce1">
            <text:p>CAPÍTULO IV</text:p>
          </table:table-cell>
          <table:table-cell office:value-type="string" table:style-name="ce1">
            <text:p>Sector Agropecuario</text:p>
          </table:table-cell>
          <table:table-cell office:value-type="string" table:style-name="ce1">
            <text:p>ARTÍCULO 4-07</text:p>
          </table:table-cell>
          <table:table-cell office:value-type="string" table:style-name="ce1">
            <text:p>Ayuda Alimentaria Interna.</text:p>
          </table:table-cell>
          <table:table-cell office:value-type="string" table:style-name="ce1">
            <text:p>Mexico - Guatemala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Guatemala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03-Jul-06</text:p>
          </table:table-cell>
          <table:table-cell office:value-type="string" table:style-name="ce1">
            <text:p>03-Jul-06</text:p>
          </table:table-cell>
          <table:table-cell office:value-type="string" table:style-name="ce1">
            <text:p>15-Mar-01</text:p>
          </table:table-cell>
          <table:table-cell office:value-type="string" table:style-name="ce1">
            <text:p>15-Mar-01</text:p>
          </table:table-cell>
          <table:table-cell office:value-type="string" table:style-name="ce1">
            <text:p>01-Sep-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Guatemala;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Artículo 4-07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Artículo 4-07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7" table:style-name="ce1">
            <text:p>27</text:p>
          </table:table-cell>
          <table:table-cell office:value-type="string" table:style-name="ce1">
            <text:p>No Party may count food aid or other non-commercial shipments in determining whether an import quota under its TRQs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3</text:p>
          </table:table-cell>
          <table:table-cell office:value-type="string" table:style-name="ce1">
            <text:p>Administration And Implementation Of Tariff-Rate Quotas</text:p>
          </table:table-cell>
          <table:table-cell office:value-type="string" table:style-name="ce1">
            <text:p>Dominican Republic - Central America - United States Free Trade Agreement (CAFTA-DR)</text:p>
          </table:table-cell>
          <table:table-cell office:value-type="string" table:style-name="ce1">
            <text:p>2004-08-05</text:p>
          </table:table-cell>
          <table:table-cell office:value-type="string" table:style-name="ce1">
            <text:p>2006-03-01</text:p>
          </table:table-cell>
          <table:table-cell office:value-type="string" table:style-name="ce1">
            <text:p>http://www.ustr.gov/trade-agreements/free-trade-agreements/cafta-dr-dominican-republic-central-america-fta/final-text</text:p>
          </table:table-cell>
          <table:table-cell office:value-type="string" table:style-name="ce1">
            <text:p>Dominican Republic - Central America - United States Free Trade Agreement (CAFTA-D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Aug-04</text:p>
          </table:table-cell>
          <table:table-cell office:value-type="string" table:style-name="ce1">
            <text:p>05-Aug-04</text:p>
          </table:table-cell>
          <table:table-cell office:value-type="string" table:style-name="ce1">
            <text:p>17-Mar-06</text:p>
          </table:table-cell>
          <table:table-cell office:value-type="string" table:style-name="ce1">
            <text:p>17-Mar-06</text:p>
          </table:table-cell>
          <table:table-cell office:value-type="string" table:style-name="ce1">
            <text:p>01-Mar-06</text:p>
          </table:table-cell>
          <table:table-cell office:value-type="string" table:style-name="ce1">
            <text:p>01-Mar-06</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Costa Rica; Dominican Republic; El Salvador; Guatemala; Honduras; Nicaragua; United States of America</text:p>
          </table:table-cell>
          <table:table-cell office:value-type="string" table:style-name="ce1">
            <text:p>Costa Rica; Dominican Republic; El Salvador; Guatemala; Honduras; Nicaragua; United States of America</text:p>
          </table:table-cell>
          <table:table-cell office:value-type="string" table:style-name="ce1">
            <text:p>Costa Rica(01-Jan-2009 - ); Dominican Republic(01-Mar-2007 - ); Guatemala(01-Jul-2006 - ); Honduras(01-Apr-2006 - ); Nicaragua(01-Apr-2006 - )</text:p>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25" table:style-name="ce1">
            <text:p>2025</text:p>
          </table:table-cell>
          <table:table-cell/>
          <table:table-cell office:value-type="string" table:style-name="ce1">
            <text:p>Dates of entry into force:  
01-Jan-2009 for Costa Rica; 
01-Mar-2007 for the Dominican Republic; 
01-Jul-2006 for Guatemala; 
01-Apr-2006 for Honduras and Nicaragua; 
01-Mar-2006 for El Salvador and the United States.</text:p>
          </table:table-cell>
        </table:table-row>
        <table:table-row table:style-name="ro1">
          <table:table-cell office:value-type="float" office:value="30" table:style-name="ce1">
            <text:p>30</text:p>
          </table:table-cell>
          <table:table-cell office:value-type="string" table:style-name="ce1">
            <text:p>Neither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Agriculture And Sanitary And Phytosanitary Measures</text:p>
          </table:table-cell>
          <table:table-cell office:value-type="string" table:style-name="ce1">
            <text:p>ARTICLE 3.2</text:p>
          </table:table-cell>
          <table:table-cell office:value-type="string" table:style-name="ce1">
            <text:p>Administration And Implementation Of Tariff-Rate Quotas</text:p>
          </table:table-cell>
          <table:table-cell office:value-type="string" table:style-name="ce1">
            <text:p>United States - Morocco</text:p>
          </table:table-cell>
          <table:table-cell office:value-type="string" table:style-name="ce1">
            <text:p>2004-06-15</text:p>
          </table:table-cell>
          <table:table-cell office:value-type="string" table:style-name="ce1">
            <text:p>2006-01-01</text:p>
          </table:table-cell>
          <table:table-cell office:value-type="string" table:style-name="ce1">
            <text:p>https://ustr.gov/trade-agreements/free-trade-agreements/morocco-fta/final-text</text:p>
          </table:table-cell>
          <table:table-cell office:value-type="string" table:style-name="ce1">
            <text:p>United States - Moroc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un-04</text:p>
          </table:table-cell>
          <table:table-cell office:value-type="string" table:style-name="ce1">
            <text:p>15-Jun-04</text:p>
          </table:table-cell>
          <table:table-cell office:value-type="string" table:style-name="ce1">
            <text:p>30-Dec-05</text:p>
          </table:table-cell>
          <table:table-cell office:value-type="string" table:style-name="ce1">
            <text:p>30-Dec-05</text:p>
          </table:table-cell>
          <table:table-cell office:value-type="string" table:style-name="ce1">
            <text:p>01-Jan-06</text:p>
          </table:table-cell>
          <table:table-cell office:value-type="string" table:style-name="ce1">
            <text:p>01-Jan-06</text:p>
          </table:table-cell>
          <table:table-cell/>
          <table:table-cell office:value-type="string" table:style-name="ce1">
            <text:p>No</text:p>
          </table:table-cell>
          <table:table-cell office:value-type="string" table:style-name="ce1">
            <text:p>Bilateral</text:p>
          </table:table-cell>
          <table:table-cell office:value-type="string" table:style-name="ce1">
            <text:p>Africa; North America</text:p>
          </table:table-cell>
          <table:table-cell office:value-type="string" table:style-name="ce1">
            <text:p>Yes</text:p>
          </table:table-cell>
          <table:table-cell office:value-type="string" table:style-name="ce1">
            <text:p>Yes</text:p>
          </table:table-cell>
          <table:table-cell office:value-type="string" table:style-name="ce1">
            <text:p>Morocco; United States of America</text:p>
          </table:table-cell>
          <table:table-cell office:value-type="string" table:style-name="ce1">
            <text:p>Morocco; United States of America</text:p>
          </table:table-cell>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1-Apr-08</text:p>
          </table:table-cell>
          <table:table-cell office:value-type="float" office:value="2030" table:style-name="ce1">
            <text:p>2030</text:p>
          </table:table-cell>
          <table:table-cell/>
          <table:table-cell/>
        </table:table-row>
        <table:table-row table:style-name="ro1">
          <table:table-cell office:value-type="float" office:value="36" table:style-name="ce1">
            <text:p>36</text:p>
          </table:table-cell>
          <table:table-cell office:value-type="string" table:style-name="ce1">
            <text:p>Member States shall cooperate in the development of agriculture, forestry, livestock and fisheries in order to: (e) ensure food security; (f) increase production and productivity in agriculture, livestock, fisheries and forestry, and improve conditions of work and generate employment opportunities in rural areas; (g) enhance agricultural production through processing locally, animal and plant products; and (h) protect the prices of export commodities on the international market.</text:p>
          </table:table-cell>
          <table:table-cell office:value-type="string" table:style-name="ce1">
            <text:p>food security</text:p>
          </table:table-cell>
          <table:table-cell office:value-type="string" table:style-name="ce1">
            <text:p>ToTA</text:p>
          </table:table-cell>
          <table:table-cell office:value-type="string" table:style-name="ce1">
            <text:p>CHAPTER IV</text:p>
          </table:table-cell>
          <table:table-cell office:value-type="string" table:style-name="ce1">
            <text:p>Cooperation In Food And Agriculture</text:p>
          </table:table-cell>
          <table:table-cell office:value-type="string" table:style-name="ce1">
            <text:p>ARTICLE 25</text:p>
          </table:table-cell>
          <table:table-cell office:value-type="string" table:style-name="ce1">
            <text:p>Agricultural Development And Food Security</text:p>
          </table:table-cell>
          <table:table-cell office:value-type="string" table:style-name="ce1">
            <text:p>Economic Community of West African States (ECOWAS)</text:p>
          </table:table-cell>
          <table:table-cell office:value-type="string" table:style-name="ce1">
            <text:p>1993-07-24</text:p>
          </table:table-cell>
          <table:table-cell office:value-type="string" table:style-name="ce1">
            <text:p>1995-08-23</text:p>
          </table:table-cell>
          <table:table-cell office:value-type="string" table:style-name="ce1">
            <text:p>https://ecowas.int/wp-content/uploads/2022/08/Revised-treaty-1.pdf</text:p>
          </table:table-cell>
          <table:table-cell office:value-type="string" table:style-name="ce1">
            <text:p>Economic Community of West African States (ECOWAS)</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4-Jul-93</text:p>
          </table:table-cell>
          <table:table-cell/>
          <table:table-cell office:value-type="string" table:style-name="ce1">
            <text:p>06-Jul-05</text:p>
          </table:table-cell>
          <table:table-cell/>
          <table:table-cell office:value-type="string" table:style-name="ce1">
            <text:p>23-Aug-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Cabo Verde; Benin; The Gambia; Ghana; Guinea; Côte d'Ivoire; Liberia; Mali; Niger; Nigeria; Guinea-Bissau; Senegal; Sierra Leone; Togo; Burkina Faso</text:p>
          </table:table-cell>
          <table:table-cell office:value-type="string" table:style-name="ce1">
            <text:p>Cabo Verde; Benin; The Gambia; Ghana; Guinea; Côte d'Ivoire; Liberia; Mali; Niger; Nigeria; Guinea-Bissau; Senegal; Sierra Leone; Togo; Burkina Faso</text:p>
          </table:table-cell>
          <table:table-cell/>
          <table:table-cell office:value-type="string" table:style-name="ce1">
            <text:p>Awaiting data from the Parties</text:p>
          </table:table-cell>
          <table:table-cell/>
          <table:table-cell/>
          <table:table-cell/>
          <table:table-cell office:value-type="float" office:value="2000" table:style-name="ce1">
            <text:p>2000</text:p>
          </table:table-cell>
          <table:table-cell/>
          <table:table-cell office:value-type="string" table:style-name="ce1">
            <text:p>Notification WT/REG399/N/1 modifies ECOWAS legal cover from the Enabling Clause to GATT Art. XXIV.</text:p>
          </table:table-cell>
        </table:table-row>
        <table:table-row table:style-name="ro1">
          <table:table-cell office:value-type="float" office:value="36" table:style-name="ce1">
            <text:p>36</text:p>
          </table:table-cell>
          <table:table-cell office:value-type="string" table:style-name="ce1">
            <text:p>To this end, and in order to promote the integration, of production structures, Member States shall cooperate in the following fields: (a) the production of agricultural inputs, fertilizers, pesticides, selected seeds, Agricultural machinery and equipment and veterinary products; (b) the development of river and lake basins; (c) the development and protection of marine and fishery resources; (d) plant and animal protection; (e) the harmonization of agricultural development strategies and policies particularly pricing and price support policies on the production, trade and marketing of major agricultural products and inputs; and (f) the harmonization of food security policies paying particular attention to: (i) the reduction of losses in food production; (ii) the strengthening of existing institutions for the management of natural calamities, agricultural diseases and pest control; (iii) the conclusion of agreements on food security at the regional level; and (iv) the provision of food aid to Member States in the event of serious food shortage. (g) the establishment of an early warning system; and (h) the adoption of a common agricultural policy especially in the fields of research, training, production, preservation, processing and marketing of the products of agriculture, forestry, livestock and fisheries.</text:p>
          </table:table-cell>
          <table:table-cell office:value-type="string" table:style-name="ce1">
            <text:p>food security; food security; food aid; food shortage</text:p>
          </table:table-cell>
          <table:table-cell office:value-type="string" table:style-name="ce1">
            <text:p>ToTA</text:p>
          </table:table-cell>
          <table:table-cell office:value-type="string" table:style-name="ce1">
            <text:p>CHAPTER IV</text:p>
          </table:table-cell>
          <table:table-cell office:value-type="string" table:style-name="ce1">
            <text:p>Cooperation In Food And Agriculture</text:p>
          </table:table-cell>
          <table:table-cell office:value-type="string" table:style-name="ce1">
            <text:p>ARTICLE 25</text:p>
          </table:table-cell>
          <table:table-cell office:value-type="string" table:style-name="ce1">
            <text:p>Agricultural Development And Food Security</text:p>
          </table:table-cell>
          <table:table-cell office:value-type="string" table:style-name="ce1">
            <text:p>Economic Community of West African States (ECOWAS)</text:p>
          </table:table-cell>
          <table:table-cell office:value-type="string" table:style-name="ce1">
            <text:p>1993-07-24</text:p>
          </table:table-cell>
          <table:table-cell office:value-type="string" table:style-name="ce1">
            <text:p>1995-08-23</text:p>
          </table:table-cell>
          <table:table-cell office:value-type="string" table:style-name="ce1">
            <text:p>https://ecowas.int/wp-content/uploads/2022/08/Revised-treaty-1.pdf</text:p>
          </table:table-cell>
          <table:table-cell office:value-type="string" table:style-name="ce1">
            <text:p>Economic Community of West African States (ECOWAS)</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4-Jul-93</text:p>
          </table:table-cell>
          <table:table-cell/>
          <table:table-cell office:value-type="string" table:style-name="ce1">
            <text:p>06-Jul-05</text:p>
          </table:table-cell>
          <table:table-cell/>
          <table:table-cell office:value-type="string" table:style-name="ce1">
            <text:p>23-Aug-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Cabo Verde; Benin; The Gambia; Ghana; Guinea; Côte d'Ivoire; Liberia; Mali; Niger; Nigeria; Guinea-Bissau; Senegal; Sierra Leone; Togo; Burkina Faso</text:p>
          </table:table-cell>
          <table:table-cell office:value-type="string" table:style-name="ce1">
            <text:p>Cabo Verde; Benin; The Gambia; Ghana; Guinea; Côte d'Ivoire; Liberia; Mali; Niger; Nigeria; Guinea-Bissau; Senegal; Sierra Leone; Togo; Burkina Faso</text:p>
          </table:table-cell>
          <table:table-cell/>
          <table:table-cell office:value-type="string" table:style-name="ce1">
            <text:p>Awaiting data from the Parties</text:p>
          </table:table-cell>
          <table:table-cell/>
          <table:table-cell/>
          <table:table-cell/>
          <table:table-cell office:value-type="float" office:value="2000" table:style-name="ce1">
            <text:p>2000</text:p>
          </table:table-cell>
          <table:table-cell/>
          <table:table-cell office:value-type="string" table:style-name="ce1">
            <text:p>Notification WT/REG399/N/1 modifies ECOWAS legal cover from the Enabling Clause to GATT Art. XXIV.</text:p>
          </table:table-cell>
        </table:table-row>
        <table:table-row table:style-name="ro1">
          <table:table-cell office:value-type="float" office:value="45" table:style-name="ce1">
            <text:p>45</text:p>
          </table:table-cell>
          <table:table-cell office:value-type="string" table:style-name="ce1">
            <text:p>Subject to the requirement that such measures are not applied in a manner which would constitute a means of arbitrary or unjustifiable discrimination between Member States, or a disguised restriction on intra-SADC trade, nothing in Article 7 and 8 of this Protocol shall be construed as to prevent the adoption or enforcement of any measures by a Member State: a) necessary to protect public morals or to maintain public order; b) necessary to protect human, animal or plant life or health; c) necessary to secure compliance with laws and regulations which are consistent with the provisions of the WTO; d) necessary to protect intellectual property rights, or to prevent deceptive trade practices; e) relating to transfer of gold, silver, precious and semi-precious stones, including precious and strategic metals; f) imposed for the protection of national treasures of artistic, historic or archaeological value; g) necessary to prevent or relieve critical shortages of foodstuffs in any exporting Member State; h) relating to the conservation of exhaustible natural resources and the environment; or i) necessary to ensure compliance with existing obligations under international agreements.</text:p>
          </table:table-cell>
          <table:table-cell office:value-type="string" table:style-name="ce1">
            <text:p>critical shortages</text:p>
          </table:table-cell>
          <table:table-cell office:value-type="string" table:style-name="ce1">
            <text:p>ToTA</text:p>
          </table:table-cell>
          <table:table-cell office:value-type="string" table:style-name="ce1">
            <text:p>PART TWO</text:p>
          </table:table-cell>
          <table:table-cell office:value-type="string" table:style-name="ce1">
            <text:p>Trade In Goods</text:p>
          </table:table-cell>
          <table:table-cell office:value-type="string" table:style-name="ce1">
            <text:p>ARTICLE 9</text:p>
          </table:table-cell>
          <table:table-cell office:value-type="string" table:style-name="ce1">
            <text:p>General Exceptions</text:p>
          </table:table-cell>
          <table:table-cell office:value-type="string" table:style-name="ce1">
            <text:p>Southern African Development Community (SADC)</text:p>
          </table:table-cell>
          <table:table-cell office:value-type="string" table:style-name="ce1">
            <text:p>1996-08-24</text:p>
          </table:table-cell>
          <table:table-cell office:value-type="string" table:style-name="ce1">
            <text:p>2000-09-01</text:p>
          </table:table-cell>
          <table:table-cell/>
          <table:table-cell office:value-type="string" table:style-name="ce1">
            <text:p>Southern African Development Community (SAD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24-Aug-96</text:p>
          </table:table-cell>
          <table:table-cell office:value-type="string" table:style-name="ce1">
            <text:p>19-Aug-12</text:p>
          </table:table-cell>
          <table:table-cell office:value-type="string" table:style-name="ce1">
            <text:p>02-Aug-04</text:p>
          </table:table-cell>
          <table:table-cell office:value-type="string" table:style-name="ce1">
            <text:p>12-Sep-22</text:p>
          </table:table-cell>
          <table:table-cell office:value-type="string" table:style-name="ce1">
            <text:p>01-Sep-00</text:p>
          </table:table-cell>
          <table:table-cell office:value-type="string" table:style-name="ce1">
            <text:p>13-Jan-22</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Angola; Botswana; Comoros; Democratic Republic of the Congo; Lesotho; Madagascar; Malawi; Mauritius; Mozambique; Namibia; Seychelles; South Africa; Zimbabwe; Eswatini; Tanzania; Zambia</text:p>
          </table:table-cell>
          <table:table-cell office:value-type="string" table:style-name="ce1">
            <text:p>Botswana; Lesotho; Malawi; Mauritius; Mozambique; Namibia; South Africa; Zimbabwe; Eswatini; Tanzania; Zambia</text:p>
          </table:table-cell>
          <table:table-cell office:value-type="string" table:style-name="ce1">
            <text:p>Seychelles(25-May-2015 - )</text:p>
          </table:table-cell>
          <table:table-cell office:value-type="string" table:style-name="ce1">
            <text:p>Factual Presentation issued</text:p>
          </table:table-cell>
          <table:table-cell office:value-type="string" table:style-name="ce1">
            <text:p>14-May-07</text:p>
          </table:table-cell>
          <table:table-cell office:value-type="string" table:style-name="ce1">
            <text:p>Awaiting data from the Parties</text:p>
          </table:table-cell>
          <table:table-cell/>
          <table:table-cell office:value-type="float" office:value="2015" table:style-name="ce1">
            <text:p>2015</text:p>
          </table:table-cell>
          <table:table-cell/>
          <table:table-cell office:value-type="string" table:style-name="ce1">
            <text:p>Members of the SADC Community : Angola, Botswana, Comoros, DR Congo, Eswatini, Lesotho, Madagascar, Malawi, Mauritius, Mozambique, Namibia, Seychelles, South Africa, Tanzania, Zambia and Zimbabwe.

The Protocol on Trade in Goods is applied by all members except Angola, Comoros and DR Congo.

The Protocol on Trade in Services is applied by all members except Angola, Comoros, DR Congo, Madagascar and Tanzania.</text:p>
          </table:table-cell>
        </table:table-row>
        <table:table-row table:style-name="ro1">
          <table:table-cell office:value-type="float" office:value="94" table:style-name="ce1">
            <text:p>94</text:p>
          </table:table-cell>
          <table:table-cell office:value-type="string" table:style-name="ce1">
            <text:p>Each Partner State shall collect and disseminate to the other Partner States meteorological information in order to facilitate the efficient operation of air navigation, coastal shipping, inland waterways transport and the issuing of cyclone warnings and other adverse weather phenomena and co-operate in the following areas: (a) Expansion and upgrading of meteorological observations network and telecommunications; (b) Training and research in meteorology, by using common facilities such as the Regional Meteorology Training Centre (RMTC), Drought Monitoring Centre (DMC) and other similar institutions; (c) Provision of meteorological services which would include the exchange of observations and products for safety of air navigation, coastal shipping, inland waterways and transport as well as meteorological support to key sectors of the economy which include agriculture, water resources, tourism and construction; (d) Support to early warning systems and remote sensing for food security; (e) Meteorological support to environment management; (f) Harmonisation of policies for the provision of meteorological services; (g) Co-operation in human resources development and information exchange; and (h) Climate analysis and seasonal forecast.</text:p>
          </table:table-cell>
          <table:table-cell office:value-type="string" table:style-name="ce1">
            <text:p>food security</text:p>
          </table:table-cell>
          <table:table-cell office:value-type="string" table:style-name="ce1">
            <text:p>ToTA</text:p>
          </table:table-cell>
          <table:table-cell office:value-type="string" table:style-name="ce1">
            <text:p>CHAPTER FIFTEEN</text:p>
          </table:table-cell>
          <table:table-cell office:value-type="string" table:style-name="ce1">
            <text:p>Co-Operation In Infrastructure And Services</text:p>
          </table:table-cell>
          <table:table-cell office:value-type="string" table:style-name="ce1">
            <text:p>ARTICLE 100</text:p>
          </table:table-cell>
          <table:table-cell office:value-type="string" table:style-name="ce1">
            <text:p>Meteorological Services</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The overall objectives of co-operation in the agricultural sector are the achievement of food security and rational agricultural production within the Community.</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05</text:p>
          </table:table-cell>
          <table:table-cell office:value-type="string" table:style-name="ce1">
            <text:p>Scope Of Co-Operation</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For purposes of paragraph 1 of this Article, the Partner States undertake to co-operate in specific fields of agriculture, including: (a) the harmonisation of agricultural policies of the Partner States; (b) the development of food security within the Partner States and the Community as a whole, through the production and supply of foodstuffs; (c) agro-meteorology and climatology to promote the development of early climatological warning systems within the Community; (d) the development and application of agricultural training and research and extension services; (e) the adoption of internationally accepted quality standards for food processing; (f) the establishment of joint programmes for the control of animal and plant diseases and pests; (g) the marketing of food and the co-ordination of the export and import of agricultural commodities; (h) joint actions in combating drought and desertification ; and (i) in such other fields of agriculture as the Council may determine.</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05</text:p>
          </table:table-cell>
          <table:table-cell office:value-type="string" table:style-name="ce1">
            <text:p>Scope Of Co-Operation</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The Partner States shall: (a) establish a mechanism for exchange of information on demand and supply surpluses and deficits, trade, forecasting and state of food nutrition; (b) harmonise quality and standards of inputs and products including food additives; (c) develop modalities to have timely information on market prices; (d) harmonise food supply, nutrition and food security policies and strategies; (e) initiate and maintain strategic food reserves; and (f) develop marine and inland aquaculture and fish farming.</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10</text:p>
          </table:table-cell>
          <table:table-cell office:value-type="string" table:style-name="ce1">
            <text:p>Food Security</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8" table:style-name="ce1">
            <text:p>98</text:p>
          </table:table-cell>
          <table:table-cell office:value-type="string" table:style-name="ce1">
            <text:p>Provided that such measures are not used as a means of arbitrary or unjustifiable discrimination or as a disguised restriction on trade between the Parties nothing in this Agreement shall prevent the adoption or enforcement by a Party of measures: -necessary for the protection of its essential security interests; -necessary to protect public morals; -necessary for the prevention of public disorder or crime; -imposed for the protection of its national treasures or artistic, historical, anthropological geological, paleontological or archaeological value; -necessary to reserve for approval purposes the use of the national and provincial costs of arms, flags and seats; -necessary to protect human, animal or plant life or health; -necessary to protect its indigenous flora and fauna; -undertaken in pursuance of obligations in international commodity agreements; -necessary to prevent or relieve critical shortages of foodstuffs or other essential goods; -relating to the conservation of limited natural resources; -necessary to protect industrial property or copyrights or prevent deceptive practices ; -necessary for the application of standards or of regulations for the classifications, grading or making of goods; or -relating to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5</text:p>
          </table:table-cell>
          <table:table-cell office:value-type="string" table:style-name="ce1">
            <text:p>Exceptions</text:p>
          </table:table-cell>
          <table:table-cell office:value-type="string" table:style-name="ce1">
            <text:p>Melanesian Spearhead Group (MSG)</text:p>
          </table:table-cell>
          <table:table-cell office:value-type="string" table:style-name="ce1">
            <text:p>1993-07-22</text:p>
          </table:table-cell>
          <table:table-cell office:value-type="string" table:style-name="ce1">
            <text:p>1994-01-01</text:p>
          </table:table-cell>
          <table:table-cell office:value-type="string" table:style-name="ce1">
            <text:p>http://docsonline.wto.org/imrd/gen_redirectsearchdirect.asp?RN=0&amp;searchtype=browse&amp;query=@meta_Symbol"WT/COMTD/21"&amp;language=1&amp;ct=DDFEnglish</text:p>
          </table:table-cell>
          <table:table-cell office:value-type="string" table:style-name="ce1">
            <text:p>Melanesian Spearhead Group (MSG)</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2-Jul-93</text:p>
          </table:table-cell>
          <table:table-cell/>
          <table:table-cell office:value-type="string" table:style-name="ce1">
            <text:p>03-Aug-99</text:p>
          </table:table-cell>
          <table:table-cell/>
          <table:table-cell office:value-type="string" table:style-name="ce1">
            <text:p>01-Jan-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Solomon Islands; Fiji; Vanuatu; Papua New Guinea</text:p>
          </table:table-cell>
          <table:table-cell office:value-type="string" table:style-name="ce1">
            <text:p>Solomon Islands; Fiji; Vanuatu; Papua New Guinea</text:p>
          </table:table-cell>
          <table:table-cell/>
          <table:table-cell office:value-type="string" table:style-name="ce1">
            <text:p>Factual Abstract issued</text:p>
          </table:table-cell>
          <table:table-cell/>
          <table:table-cell/>
          <table:table-cell/>
          <table:table-cell office:value-type="float" office:value="1994" table:style-name="ce1">
            <text:p>1994</text:p>
          </table:table-cell>
          <table:table-cell/>
          <table:table-cell/>
        </table:table-row>
        <table:table-row table:style-name="ro1">
          <table:table-cell office:value-type="float" office:value="121" table:style-name="ce1">
            <text:p>121</text:p>
          </table:table-cell>
          <table:table-cell office:value-type="string" table:style-name="ce1">
            <text:p>A Member State may, after having given notice to the Secretary-General of its intention to do so, introduce or continue or execute restrictions or prohibitions affecting: (a) the application of security laws and regulations; (b) the control of arms, ammunition and other war equipment and military items; (c) the protection of human, animal or plant health or life, or the protection of public morality; (d) the transfer of gold, silver and precious and semi-precious stones; (e) the protection of any item deemed to be of national importance provided that the Member State concerned shall furnish proof to the Council that the item is of national importance; and (f) the maintenance of food security in the event of war and famine.</text:p>
          </table:table-cell>
          <table:table-cell office:value-type="string" table:style-name="ce1">
            <text:p>food security; famine</text:p>
          </table:table-cell>
          <table:table-cell office:value-type="string" table:style-name="ce1">
            <text:p>ToTA</text:p>
          </table:table-cell>
          <table:table-cell office:value-type="string" table:style-name="ce1">
            <text:p>CHAPTER SIX</text:p>
          </table:table-cell>
          <table:table-cell office:value-type="string" table:style-name="ce1">
            <text:p>Co-Operation In Trade Liberalisation And Development</text:p>
          </table:table-cell>
          <table:table-cell office:value-type="string" table:style-name="ce1">
            <text:p>ARTICLE 50</text:p>
          </table:table-cell>
          <table:table-cell office:value-type="string" table:style-name="ce1">
            <text:p>Security And Other Restrictions To Trade</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1" table:style-name="ce1">
            <text:p>121</text:p>
          </table:table-cell>
          <table:table-cell office:value-type="string" table:style-name="ce1">
            <text:p>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Co-Operation In Agriculture And Rural Development</text:p>
          </table:table-cell>
          <table:table-cell office:value-type="string" table:style-name="ce1">
            <text:p>ARTICLE 129</text:p>
          </table:table-cell>
          <table:table-cell office:value-type="string" table:style-name="ce1">
            <text:p>Objectives Of Co-Operation In Agricultural Development</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1" table:style-name="ce1">
            <text:p>121</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 food security</text:p>
          </table:table-cell>
          <table:table-cell office:value-type="string" table:style-name="ce1">
            <text:p>ToTA</text:p>
          </table:table-cell>
          <table:table-cell office:value-type="string" table:style-name="ce1">
            <text:p>CHAPTER EIGHTEEN</text:p>
          </table:table-cell>
          <table:table-cell office:value-type="string" table:style-name="ce1">
            <text:p>Co-Operation In Agriculture And Rural Development</text:p>
          </table:table-cell>
          <table:table-cell office:value-type="string" table:style-name="ce1">
            <text:p>ARTICLE 131</text:p>
          </table:table-cell>
          <table:table-cell office:value-type="string" table:style-name="ce1">
            <text:p>Co-Operation In The Supply Of Staple Foods</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6" table:style-name="ce1">
            <text:p>126</text:p>
          </table:table-cell>
          <table:table-cell office:value-type="string" table:style-name="ce1">
            <text:p>Member States agree to strengthen regional cooperation in the areas of development, production and promotion of agricultural products for ensuring food security and upgrading information exchanges in ASEA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ASEAN Free Trade Area (AFTA)</text:p>
          </table:table-cell>
          <table:table-cell office:value-type="string" table:style-name="ce1">
            <text:p>1992-01-28</text:p>
          </table:table-cell>
          <table:table-cell office:value-type="string" table:style-name="ce1">
            <text:p>1993-01-01</text:p>
          </table:table-cell>
          <table:table-cell office:value-type="string" table:style-name="ce1">
            <text:p>https://rtais.wto.org/rtadocs/126/TOA/English/AFTA_Legal_Text.pdf</text:p>
          </table:table-cell>
          <table:table-cell office:value-type="string" table:style-name="ce1">
            <text:p>ASEAN Free Trade Area (AF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active</text:p>
          </table:table-cell>
          <table:table-cell office:value-type="string" table:style-name="ce1">
            <text:p>28-Jan-92</text:p>
          </table:table-cell>
          <table:table-cell/>
          <table:table-cell office:value-type="string" table:style-name="ce1">
            <text:p>30-Oct-92</text:p>
          </table:table-cell>
          <table:table-cell/>
          <table:table-cell office:value-type="string" table:style-name="ce1">
            <text:p>01-Jan-93</text:p>
          </table:table-cell>
          <table:table-cell/>
          <table:table-cell office:value-type="string" table:style-name="ce1">
            <text:p>17-May-10</text:p>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table:table-cell office:value-type="string" table:style-name="ce1">
            <text:p>Brunei Darussalam; Myanmar; Cambodia; Indonesia; Lao People's Democratic Republic; Malaysia; Philippines; Singapore; Viet Nam; Thailand</text:p>
          </table:table-cell>
          <table:table-cell/>
          <table:table-cell office:value-type="string" table:style-name="ce1">
            <text:p>Report adopted</text:p>
          </table:table-cell>
          <table:table-cell/>
          <table:table-cell/>
          <table:table-cell/>
          <table:table-cell office:value-type="float" office:value="2018" table:style-name="ce1">
            <text:p>2018</text:p>
          </table:table-cell>
          <table:table-cell/>
          <table:table-cell office:value-type="string" table:style-name="ce1">
            <text:p>Agreement on the Common Effective Preferential Tariff (CEPT) Scheme for the ASEAN Free Trade Area (AFTA).</text:p>
          </table:table-cell>
        </table:table-row>
        <table:table-row table:style-name="ro1">
          <table:table-cell office:value-type="float" office:value="127" table:style-name="ce1">
            <text:p>127</text:p>
          </table:table-cell>
          <table:table-cell office:value-type="string" table:style-name="ce1">
            <text:p>With the purpose of promoting common agricultural and agroindustrial development and attaining greater subregional food security, the Member Countries shall carry out an Agricultural and Agroindustrial Development Program, harmonize their policies, and coordinate their national plans in the sector, bearing in mind, among others, the following objectives: a.</text:p>
          </table:table-cell>
          <table:table-cell office:value-type="string" table:style-name="ce1">
            <text:p>food security</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99</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27" table:style-name="ce1">
            <text:p>127</text:p>
          </table:table-cell>
          <table:table-cell office:value-type="string" table:style-name="ce1">
            <text:p>The appropriate and adequate supply of the subregional market and the protection against food shortage risks; d.</text:p>
          </table:table-cell>
          <table:table-cell office:value-type="string" table:style-name="ce1">
            <text:p>food shortage</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99</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27" table:style-name="ce1">
            <text:p>127</text:p>
          </table:table-cell>
          <table:table-cell office:value-type="string" table:style-name="ce1">
            <text:p>To create an Andean System and National Systems of Food Security; b.</text:p>
          </table:table-cell>
          <table:table-cell office:value-type="string" table:style-name="ce1">
            <text:p>Food Security</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100</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34" table:style-name="ce1">
            <text:p>134</text:p>
          </table:table-cell>
          <table:table-cell office:value-type="string" table:style-name="ce1">
            <text:p>Provided that such measures are not used as a means of arbitrary or unjustified discrimination or as a disguised restriction on trade in the Area, nothing in this Agreement shall preclude the adoption by either Member State of measures necessary: (a) to protect its essential security interests; (b) to protect public morals and to prevent disorder or crime; (c) to protect human, animal or plant life or health, including the protection of indigenous or endangered animal or plant life; (d) to protect intellectual or industrial property rights or to prevent unfair, deceptive, or misleading practices; (e) to protect national treasures of artistic, historical, anthropological, archaeological, palaeontological or geological value; (f) to prevent or relieve critical shortages of foodstuffs or other essential goods; (g) to conserve limited natural resources; (h) in pursuance of obligations under international commodity agreements; (i) to secure compliance with laws and regulations relating to customs enforcement, to tax avoidance or evasion and to foreign exchange control; (j) to regulate the importation or exportation of gold or silver; (k) for the application of standards or of regulations for the classification, grading or marketing of goods; or (l) in connection with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8</text:p>
          </table:table-cell>
          <table:table-cell office:value-type="string" table:style-name="ce1">
            <text:p>Exceptions</text:p>
          </table:table-cell>
          <table:table-cell office:value-type="string" table:style-name="ce1">
            <text:p>Australia - New Zealand Closer Economic Relations Trade Agreement (ANZCERTA)</text:p>
          </table:table-cell>
          <table:table-cell office:value-type="string" table:style-name="ce1">
            <text:p>1982-12-14</text:p>
          </table:table-cell>
          <table:table-cell office:value-type="string" table:style-name="ce1">
            <text:p>1983-01-01</text:p>
          </table:table-cell>
          <table:table-cell/>
          <table:table-cell office:value-type="string" table:style-name="ce1">
            <text:p>Australia - New Zealand Closer Economic Relations Trade Agreement (ANZCER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Dec-82</text:p>
          </table:table-cell>
          <table:table-cell office:value-type="string" table:style-name="ce1">
            <text:p>18-Aug-88</text:p>
          </table:table-cell>
          <table:table-cell office:value-type="string" table:style-name="ce1">
            <text:p>14-Apr-83</text:p>
          </table:table-cell>
          <table:table-cell office:value-type="string" table:style-name="ce1">
            <text:p>22-Nov-95</text:p>
          </table:table-cell>
          <table:table-cell office:value-type="string" table:style-name="ce1">
            <text:p>01-Jan-83</text:p>
          </table:table-cell>
          <table:table-cell office:value-type="string" table:style-name="ce1">
            <text:p>01-Jan-89</text:p>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New Zealand</text:p>
          </table:table-cell>
          <table:table-cell office:value-type="string" table:style-name="ce1">
            <text:p>Australia; New Zealand</text:p>
          </table:table-cell>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95" table:style-name="ce1">
            <text:p>1995</text:p>
          </table:table-cell>
          <table:table-cell/>
          <table:table-cell/>
        </table:table-row>
        <table:table-row table:style-name="ro1">
          <table:table-cell office:value-type="float" office:value="139" table:style-name="ce1">
            <text:p>139</text:p>
          </table:table-cell>
          <table:table-cell office:value-type="string" table:style-name="ce1">
            <text:p>Provided that such measures are not used as a means of arbitrary or unjustifiable discrimination, or as a disguised restriction on trade between the Member States, nothing in this Agreement shall prevent the adoption or enforcement by a Member State of measures: (a) necessary for the protection of its essential security interests; (b) necessary to protect public morals; (c) necessary for the prevention of disorder or crime; (d) imposed for the protection of its national treasures of artistic, historical, anthropological, palaeontological, archaeological or other cultural or scientific value; (e) necessary to reserve for approved purposes the use of Royal Arms or national, state, provincial and territorial arms, flags, crests and seals; (f) necessary to protect human, animal or plant life or health; (g) necessary to protect its indigenous flora and fauna; (h) undertaken in pursuance of its rights and obligations under a multilateral international commodity agreement or arrangement; (i) necessary to prevent or relieve shortages of foodstuffs or other essential goods; (j) related to the conservation of limited natural resources; (k) necessary to protect industrial property rights or copyright, or to prevent unfair, deceptive or misleading practices; (l) necessary to secure compliance with laws and regulations relating to customs enforcement, or to tax avoidance or evasion, or to the classification, grading or marketing of goods, or to the operation of recognised commodity marketing boards; (m) relating to products of prison labour; (n) relating to trade in gold or silver; or (o) necessary to safeguard its external financial position and balance of payments.</text:p>
          </table:table-cell>
          <table:table-cell office:value-type="string" table:style-name="ce1">
            <text:p>shortages of foodstuff</text:p>
          </table:table-cell>
          <table:table-cell office:value-type="string" table:style-name="ce1">
            <text:p>ToTA</text:p>
          </table:table-cell>
          <table:table-cell/>
          <table:table-cell/>
          <table:table-cell office:value-type="string" table:style-name="ce1">
            <text:p>ARTICLE 8</text:p>
          </table:table-cell>
          <table:table-cell office:value-type="string" table:style-name="ce1">
            <text:p>Other Exceptions</text:p>
          </table:table-cell>
          <table:table-cell office:value-type="string" table:style-name="ce1">
            <text:p>Australia - Papua New Guinea (PATCRA)</text:p>
          </table:table-cell>
          <table:table-cell office:value-type="string" table:style-name="ce1">
            <text:p>1976-11-06</text:p>
          </table:table-cell>
          <table:table-cell office:value-type="string" table:style-name="ce1">
            <text:p>1977-02-01</text:p>
          </table:table-cell>
          <table:table-cell office:value-type="string" table:style-name="ce1">
            <text:p>https://rtais.wto.org/rtadocs/139/TOA/English/PATCRAAgreement.pdf</text:p>
          </table:table-cell>
          <table:table-cell office:value-type="string" table:style-name="ce1">
            <text:p>Australia - Papua New Guinea (PATCR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Nov-76</text:p>
          </table:table-cell>
          <table:table-cell/>
          <table:table-cell office:value-type="string" table:style-name="ce1">
            <text:p>20-Dec-76</text:p>
          </table:table-cell>
          <table:table-cell/>
          <table:table-cell office:value-type="string" table:style-name="ce1">
            <text:p>01-Feb-7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Papua New Guinea</text:p>
          </table:table-cell>
          <table:table-cell office:value-type="string" table:style-name="ce1">
            <text:p>Australia; Papua New Guinea</text:p>
          </table:table-cell>
          <table:table-cell/>
          <table:table-cell office:value-type="string" table:style-name="ce1">
            <text:p>Report adopted</text:p>
          </table:table-cell>
          <table:table-cell/>
          <table:table-cell/>
          <table:table-cell/>
          <table:table-cell office:value-type="float" office:value="1977" table:style-name="ce1">
            <text:p>1977</text:p>
          </table:table-cell>
          <table:table-cell/>
          <table:table-cell/>
        </table:table-row>
        <table:table-row table:style-name="ro1">
          <table:table-cell office:value-type="float" office:value="145" table:style-name="ce1">
            <text:p>145</text:p>
          </table:table-cell>
          <table:table-cell office:value-type="string" table:style-name="ce1">
            <text:p>" 76 Official Journal of the European Communities 27.3.72 The following are inserted at the end of the second The following are inserted at the end of the first sub­ paragraph of Article 18 : paragraph of Article 36(1 ): "levy applied for in accordance with Article 3(2) target quantity" of Regulation (EEC ) No 540/70 " " anslået mængde" "importafgift begæres i overensstemmelse med " anslatt mengde" artikel 3 , stk. 2, forordning (EØF) nr. 540/70 " "importavgift begjært i samsvar med artikkel 3 The following are inserted at the end of the second nr. 2 i forordning (EØF) nr. 540/70 " subparagraph of Article 36(3 ): " additional licence " The following are inserted at the end of the first " ekstra licens " paragraph of Article 19 : " utfyllende lisens " " food aid " "fødevarehjælp " The following are inserted at the end of Article 41(1): "matvarehjelp " meat intended for processing—system (bb) . . ." "kød bestemt til forarbejdning-ordning bb . .</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C (9) Enlargement</text:p>
          </table:table-cell>
          <table:table-cell office:value-type="string" table:style-name="ce1">
            <text:p>1972-01-22</text:p>
          </table:table-cell>
          <table:table-cell office:value-type="string" table:style-name="ce1">
            <text:p>1973-01-01</text:p>
          </table:table-cell>
          <table:table-cell office:value-type="string" table:style-name="ce1">
            <text:p>https://eur-lex.europa.eu/legal-content/EN/TXT/?uri=OJ%3AL%3A1972%3A073%3ATOC</text:p>
          </table:table-cell>
          <table:table-cell office:value-type="string" table:style-name="ce1">
            <text:p>EC (9)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2-Jan-72</text:p>
          </table:table-cell>
          <table:table-cell/>
          <table:table-cell office:value-type="string" table:style-name="ce1">
            <text:p>07-Mar-72</text:p>
          </table:table-cell>
          <table:table-cell/>
          <table:table-cell office:value-type="string" table:style-name="ce1">
            <text:p>01-Jan-73</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Ireland; Italy; Luxembourg; Netherlands</text:p>
          </table:table-cell>
          <table:table-cell office:value-type="string" table:style-name="ce1">
            <text:p>Belgium; Denmark; France; Germany;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78" table:style-name="ce1">
            <text:p>1978</text:p>
          </table:table-cell>
          <table:table-cell/>
          <table:table-cell office:value-type="string" table:style-name="ce1">
            <text:p>Official Journal of the European Union: L 73 of 27-Mar-1972. 
Accession of Denmark, Ireland and the United Kingdom.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48" table:style-name="ce1">
            <text:p>148</text:p>
          </table:table-cell>
          <table:table-cell office:value-type="string" table:style-name="ce1">
            <text:p>Cooperation shall support sectoral policies and strategies that facilitate access to productive activities and resources, in particular: (a) Agriculture: agricultural policy and institution building, diversification, irrigation, seed multiplication, crop protection measures, fertiliser production, equipment, agro-processing, livestock and cattle breeding, animal husbandry, extension and research; marketing; storage and transportation; food security; agricultural credit; land settlement and reform, land use and registration policy, technology transfer, irrigation and drainage infrastructure, other support services. (b) Forestry: forestry policy and institution building, including use of trees to conserve the environment in erosion and desertification control; afforestation; forest management, including the rational utilisation and management of timber exports; issues relating to tropical rain-forests; research and training. (c) Fisheries: fishing policy and institution building, fish stock protection and rational management of fish stocks; fish farming and artisanal fisheries; fishery transport; cold storage and fish marketing and preservation. (d) Rural development: rural policy and institution building, integrated rural development projects/programmes; assistance and projects targeted at people, production and marketing in rural areas; rural infrastructure. (e) Industry: sectoral policy and institution building; craft industries; agro-industries and other manufacturing sectors, transport equipment industry; technological research and development; quality control; development and expansion of SMEs and micro-enterprises. (f) Mining: sectoral policy and institution building, technological research and development; small-scale mining, etc. (g) Energy: energy policy and institution building; power generation (non-renewable and renewable); efficient use of energy resources; energy research and training; encouraging private sector involvement in power generation and distribution. (h) Transport: transport policy and institution building; transport by road, rail, air, sea or inland waterway and storage facilities. (i) Communication: communication policy and institution building; telecommunications and media. (j) Water: water policy and institution building; protecting water resources, waste management, water supplies in rural and urban areas for domestic, industrial or agricultural purposes; storage, distribution and management of water resources. (k) Banking, finance and business services: financial sector policy and institution building, business services; privatisation, equity participation and marketing; support to trade, commerce and business associations (including export promotion agencies); financial and banking institutions. (l) Technology development and application, research: policy and institution building; concerted action at local, national and/or regional level for the promotion of science and technology activities and their application to production and promotion of computer literacy in the public and private sectors, scientific programmes and equipment for research.</text:p>
          </table:table-cell>
          <table:table-cell office:value-type="string" table:style-name="ce1">
            <text:p>food security</text:p>
          </table:table-cell>
          <table:table-cell office:value-type="string" table:style-name="ce1">
            <text:p>ToTA</text:p>
          </table:table-cell>
          <table:table-cell office:value-type="string" table:style-name="ce1">
            <text:p>PART TWO</text:p>
          </table:table-cell>
          <table:table-cell office:value-type="string" table:style-name="ce1">
            <text:p>The Areas Of Oct-Ec Cooperation</text:p>
          </table:table-cell>
          <table:table-cell office:value-type="string" table:style-name="ce1">
            <text:p>ARTICLE 11</text:p>
          </table:table-cell>
          <table:table-cell office:value-type="string" table:style-name="ce1">
            <text:p>Productive Sectors</text:p>
          </table:table-cell>
          <table:table-cell office:value-type="string" table:style-name="ce1">
            <text:p>EU – Overseas Countries and Territories (OCT)</text:p>
          </table:table-cell>
          <table:table-cell office:value-type="string" table:style-name="ce1">
            <text:p>1970-09-29</text:p>
          </table:table-cell>
          <table:table-cell office:value-type="string" table:style-name="ce1">
            <text:p>1971-01-01</text:p>
          </table:table-cell>
          <table:table-cell office:value-type="string" table:style-name="ce1">
            <text:p>http://eur-lex.europa.eu/legal-content/ES/TXT/?qid=1504794329050&amp;uri=CELEX%3A32013D0755</text:p>
          </table:table-cell>
          <table:table-cell office:value-type="string" table:style-name="ce1">
            <text:p>EU – Overseas Countries and Territories (OC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Sep-70</text:p>
          </table:table-cell>
          <table:table-cell/>
          <table:table-cell office:value-type="string" table:style-name="ce1">
            <text:p>14-Dec-70</text:p>
          </table:table-cell>
          <table:table-cell/>
          <table:table-cell office:value-type="string" table:style-name="ce1">
            <text:p>01-Jan-7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North America; Africa; Caribbean; South America; Oceania; Europe</text:p>
          </table:table-cell>
          <table:table-cell office:value-type="string" table:style-name="ce1">
            <text:p>Yes</text:p>
          </table:table-cell>
          <table:table-cell office:value-type="string" table:style-name="ce1">
            <text:p>No</text:p>
          </table:table-cell>
          <table:table-cell office:value-type="string" table:style-name="ce1">
            <text:p>Bermuda; British Indian Ocean Territory; Virgin Islands, British; Cayman Islands; Falkland Islands (Islas Malvinas); South Georgia and the South Sandwich Islands; French Polynesia; French Southern Territories; Greenland; Montserrat; Netherlands Antilles; Aruba, Netherlands with respect to; New Caledonia; Pitcairn; British Overseas Territory of Saint Helena, Ascension and Tristan da Cunha; Anguilla; Saint Pierre and Miquelon; Turks and Caicos Islands; Wallis and Futuna Islands; European Union</text:p>
          </table:table-cell>
          <table:table-cell office:value-type="string" table:style-name="ce1">
            <text:p>Belgium; France; French Polynesia; French Southern Territories; Germany; Italy; Luxembourg; Netherlands; Netherlands Antilles; New Caledonia; Saint Pierre and Miquelon; Wallis and Futuna Islands</text:p>
          </table:table-cell>
          <table:table-cell office:value-type="string" table:style-name="ce1">
            <text:p>United Kingdom(01-Jan-1973 - 31-Dec-2020)</text:p>
          </table:table-cell>
          <table:table-cell office:value-type="string" table:style-name="ce1">
            <text:p>Report adopted</text:p>
          </table:table-cell>
          <table:table-cell/>
          <table:table-cell/>
          <table:table-cell/>
          <table:table-cell office:value-type="float" office:value="1971" table:style-name="ce1">
            <text:p>1971</text:p>
          </table:table-cell>
          <table:table-cell/>
          <table:table-cell office:value-type="string" table:style-name="ce1">
            <text:p>The current legal basis of the Association of the Overseas Countries and Territories (OCTs) with the European Union is the European Council Decision 2013/755/EU on the association of the overseas countries and territories with the European Union (OJ L 344, 19.12.2013); It has replaced the Council Decision 2001/822/EC of 27 November 2001 on the association of the overseas countries and territories with the European Community (OJ L 314, 30.11.2001) as of 1 January 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62" table:style-name="ce1">
            <text:p>162</text:p>
          </table:table-cell>
          <table:table-cell office:value-type="string" table:style-name="ce1">
            <text:p>Colombia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9</text:p>
          </table:table-cell>
          <table:table-cell office:value-type="string" table:style-name="ce1">
            <text:p>Administration And Implementation Of Tariff-Rate Quotas</text:p>
          </table:table-cell>
          <table:table-cell office:value-type="string" table:style-name="ce1">
            <text:p>Canada - Colombia</text:p>
          </table:table-cell>
          <table:table-cell office:value-type="string" table:style-name="ce1">
            <text:p>2008-11-21</text:p>
          </table:table-cell>
          <table:table-cell office:value-type="string" table:style-name="ce1">
            <text:p>2011-08-15</text:p>
          </table:table-cell>
          <table:table-cell office:value-type="string" table:style-name="ce1">
            <text:p>http://international.gc.ca/trade-commerce/trade-agreements-accords-commerciaux/agr-acc/colombia-colombie/fta-ale/index.aspx?lang=eng</text:p>
          </table:table-cell>
          <table:table-cell office:value-type="string" table:style-name="ce1">
            <text:p>Canad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Nov-08</text:p>
          </table:table-cell>
          <table:table-cell office:value-type="string" table:style-name="ce1">
            <text:p>21-Nov-08</text:p>
          </table:table-cell>
          <table:table-cell office:value-type="string" table:style-name="ce1">
            <text:p>07-Oct-11</text:p>
          </table:table-cell>
          <table:table-cell office:value-type="string" table:style-name="ce1">
            <text:p>07-Oct-11</text:p>
          </table:table-cell>
          <table:table-cell office:value-type="string" table:style-name="ce1">
            <text:p>15-Aug-11</text:p>
          </table:table-cell>
          <table:table-cell office:value-type="string" table:style-name="ce1">
            <text:p>15-Aug-1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Colombia</text:p>
          </table:table-cell>
          <table:table-cell office:value-type="string" table:style-name="ce1">
            <text:p>Canada; Colombia</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32" table:style-name="ce1">
            <text:p>2032</text:p>
          </table:table-cell>
          <table:table-cell/>
          <table:table-cell/>
        </table:table-row>
        <table:table-row table:style-name="ro1">
          <table:table-cell office:value-type="float" office:value="172" table:style-name="ce1">
            <text:p>172</text:p>
          </table:table-cell>
          <table:table-cell office:value-type="string" table:style-name="ce1">
            <text:p>Pursuant to Chapter 13 of the Basic Agreement, the Parties, recognizing the importance of food security, of multifunctionality of agriculture, of sustainable development of agriculture, forestry and fisheries, and of fostering the well-being of people in rural areas, shall cooperate in the field of agriculture, forestry and fisheries on the basis of mutual benefit.</text:p>
          </table:table-cell>
          <table:table-cell office:value-type="string" table:style-name="ce1">
            <text:p>food security</text:p>
          </table:table-cell>
          <table:table-cell office:value-type="string" table:style-name="ce1">
            <text:p>TINA</text:p>
          </table:table-cell>
          <table:table-cell/>
          <table:table-cell office:value-type="string" table:style-name="ce1">
            <text:p>IMPLEMENTING AGREEMENT BETWEEN THE GOVERNMENT OF JAPAN AND THE GOVERNMENT OF THE REPUBLIC OF INDONESIA PURSUANT TO ARTICLE 13 OF THE AGREEMENT BETWEEN JAPAN AND THE REPUBLIC OF INDONESIA FOR AN ECONOMIC PARTNERSHIP. Cooperation. Cooperation in the Field of Agriculture, Forestry and Fisheries</text:p>
          </table:table-cell>
          <table:table-cell/>
          <table:table-cell office:value-type="string" table:style-name="ce1">
            <text:p>Basic Principles</text:p>
          </table:table-cell>
          <table:table-cell office:value-type="string" table:style-name="ce1">
            <text:p>Japan - Indonesia</text:p>
          </table:table-cell>
          <table:table-cell office:value-type="string" table:style-name="ce1">
            <text:p>2007-08-20</text:p>
          </table:table-cell>
          <table:table-cell office:value-type="string" table:style-name="ce1">
            <text:p>2008-07-01</text:p>
          </table:table-cell>
          <table:table-cell/>
          <table:table-cell office:value-type="string" table:style-name="ce1">
            <text:p>Japan - Indone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0-Aug-07</text:p>
          </table:table-cell>
          <table:table-cell office:value-type="string" table:style-name="ce1">
            <text:p>20-Aug-07</text:p>
          </table:table-cell>
          <table:table-cell office:value-type="string" table:style-name="ce1">
            <text:p>27-Jun-08</text:p>
          </table:table-cell>
          <table:table-cell office:value-type="string" table:style-name="ce1">
            <text:p>27-Jun-08</text:p>
          </table:table-cell>
          <table:table-cell office:value-type="string" table:style-name="ce1">
            <text:p>01-Jul-08</text:p>
          </table:table-cell>
          <table:table-cell office:value-type="string" table:style-name="ce1">
            <text:p>01-Jul-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Japan</text:p>
          </table:table-cell>
          <table:table-cell office:value-type="string" table:style-name="ce1">
            <text:p>Indonesia; Japan</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23" table:style-name="ce1">
            <text:p>2023</text:p>
          </table:table-cell>
          <table:table-cell/>
          <table:table-cell/>
        </table:table-row>
        <table:table-row table:style-name="ro1">
          <table:table-cell office:value-type="float" office:value="175" table:style-name="ce1">
            <text:p>175</text:p>
          </table:table-cell>
          <table:table-cell office:value-type="string" table:style-name="ce1">
            <text:p>For the purposes of this Chapter, the term “essential food” means any good listed in Annex 4 (List of Essential Food).</text:p>
          </table:table-cell>
          <table:table-cell office:value-type="string" table:style-name="ce1">
            <text:p>essential food; 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2</text:p>
          </table:table-cell>
          <table:table-cell office:value-type="string" table:style-name="ce1">
            <text:p>Definitions</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endeavour not to introduce or maintain any prohibitions or restrictions on the exportation or sale for export of any essential food to the other Party as set out in paragraph 2(a) of Article XI of the GATT 1994.</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Where a Party intends to adopt an export prohibition or restriction on an essential food to the other Party in accordance with paragraph 2(a) of Article XI of the GATT 1994, it shall: (a) seek to limit such prohibition or restriction to the extent necessary, giving due consideration to its possible negative effects on the other Party’s food security; (b) before adopting such a prohibition or restriction, provide notice in writing, as far in advance as practicable, to the other Party of such prohibition or restriction and its reasons, together with its nature and expected duration; and (c) on request, provide the other Party with reasonable opportunity for consultation with respect to any matter related to such prohibition or restriction with a view to minimising the negative effects on the other Party’s food security.</text:p>
          </table:table-cell>
          <table:table-cell office:value-type="string" table:style-name="ce1">
            <text:p>essential food; food security; food security</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The Parties shall review this Article with a view to considering the approach on avoiding the introduction or maintenance of any prohibition or restriction on the exportation or sale for export of essential food ten years after the date of entry into force of this Agreement, unless the Parties otherwise agree.</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designate a contact point for each essential food for prompt communication.</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promptly notify the other Party when a significant decrease in the export volume of any essential food is foreseen.</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The Parties shall enter into consultations with respect to the matters specified in paragraph 2 with a view to supporting stable trade in essential food.</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80" table:style-name="ce1">
            <text:p>180</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5</text:p>
          </table:table-cell>
          <table:table-cell office:value-type="string" table:style-name="ce1">
            <text:p>Administration And Implementation Of Tariff-Rate Quotas</text:p>
          </table:table-cell>
          <table:table-cell office:value-type="string" table:style-name="ce1">
            <text:p>United States - Peru</text:p>
          </table:table-cell>
          <table:table-cell office:value-type="string" table:style-name="ce1">
            <text:p>2006-04-12</text:p>
          </table:table-cell>
          <table:table-cell office:value-type="string" table:style-name="ce1">
            <text:p>2009-02-01</text:p>
          </table:table-cell>
          <table:table-cell office:value-type="string" table:style-name="ce1">
            <text:p>https://ustr.gov/trade-agreements/free-trade-agreements/peru-tpa/final-text</text:p>
          </table:table-cell>
          <table:table-cell office:value-type="string" table:style-name="ce1">
            <text:p>United States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Apr-06</text:p>
          </table:table-cell>
          <table:table-cell office:value-type="string" table:style-name="ce1">
            <text:p>12-Apr-06</text:p>
          </table:table-cell>
          <table:table-cell office:value-type="string" table:style-name="ce1">
            <text:p>03-Feb-09</text:p>
          </table:table-cell>
          <table:table-cell office:value-type="string" table:style-name="ce1">
            <text:p>03-Feb-09</text:p>
          </table:table-cell>
          <table:table-cell office:value-type="string" table:style-name="ce1">
            <text:p>01-Feb-09</text:p>
          </table:table-cell>
          <table:table-cell office:value-type="string" table:style-name="ce1">
            <text:p>01-Feb-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Peru; United States of America</text:p>
          </table:table-cell>
          <table:table-cell office:value-type="string" table:style-name="ce1">
            <text:p>Peru; United States of America</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row>
        <table:table-row table:style-name="ro1">
          <table:table-cell office:value-type="float" office:value="181" table:style-name="ce1">
            <text:p>181</text:p>
          </table:table-cell>
          <table:table-cell office:value-type="string" table:style-name="ce1">
            <text:p>Neither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4</text:p>
          </table:table-cell>
          <table:table-cell office:value-type="string" table:style-name="ce1">
            <text:p>Administration And Implementation Of Tariff-Rate Quotas</text:p>
          </table:table-cell>
          <table:table-cell office:value-type="string" table:style-name="ce1">
            <text:p>United States - Panama</text:p>
          </table:table-cell>
          <table:table-cell office:value-type="string" table:style-name="ce1">
            <text:p>2007-06-28</text:p>
          </table:table-cell>
          <table:table-cell office:value-type="string" table:style-name="ce1">
            <text:p>2012-10-31</text:p>
          </table:table-cell>
          <table:table-cell office:value-type="string" table:style-name="ce1">
            <text:p>http://www.ustr.gov/trade-agreements/free-trade-agreements/panama-tpa/final-text</text:p>
          </table:table-cell>
          <table:table-cell office:value-type="string" table:style-name="ce1">
            <text:p>United States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Jun-07</text:p>
          </table:table-cell>
          <table:table-cell office:value-type="string" table:style-name="ce1">
            <text:p>28-Jun-07</text:p>
          </table:table-cell>
          <table:table-cell office:value-type="string" table:style-name="ce1">
            <text:p>29-Oct-12</text:p>
          </table:table-cell>
          <table:table-cell office:value-type="string" table:style-name="ce1">
            <text:p>29-Oct-12</text:p>
          </table:table-cell>
          <table:table-cell office:value-type="string" table:style-name="ce1">
            <text:p>31-Oct-12</text:p>
          </table:table-cell>
          <table:table-cell office:value-type="string" table:style-name="ce1">
            <text:p>31-Oct-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Panama; United States of America</text:p>
          </table:table-cell>
          <table:table-cell office:value-type="string" table:style-name="ce1">
            <text:p>Panama; United States of America</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1" table:style-name="ce1">
            <text:p>2031</text:p>
          </table:table-cell>
          <table:table-cell/>
          <table:table-cell/>
        </table:table-row>
        <table:table-row table:style-name="ro1">
          <table:table-cell office:value-type="float" office:value="200" table:style-name="ce1">
            <text:p>200</text:p>
          </table:table-cell>
          <table:table-cell office:value-type="string" table:style-name="ce1">
            <text:p>Provided that such measures are not used as a means of arbitrary or unjusti fieble discrimination or as a disguised restriction on trade between the -Member States, nothing in this Agreement shall prevent the adoption or enforcementby a Meer State of measures: (a) necessary for the protection of its essential security interests; (b) necessary to protect public morals; (c) necessary for the prevention of disorder or crime; (d) imposed for the protection of its national treasures of artistic, historical, anthropological, geological, palaeontological or archaeological value; (e) necessary to reserve for approved purposes the use of the Royal Arms, national, state and territorial arms, flags and seals, and the word "Anzac"; (f) necessary to protect human, animal or plant life, or health; (g) necessary to protect its indigenous flora and fauna; (h) undertaken in pursuance of obligations in international commodity agreements; (i) necessary to prevent or relieve critical shortages of foodstuffs or other essential goods; (j) relating to the conservation of Limited natural resources; (k) necessary to protect industrialproperty er copyrights or prevent deceptive practices; (1) necessary for the application of standards or of regulations for the classification, grading or marketingof goods; or (m) relating to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2</text:p>
          </table:table-cell>
          <table:table-cell office:value-type="string" table:style-name="ce1">
            <text:p>Excepttions</text:p>
          </table:table-cell>
          <table:table-cell office:value-type="string" table:style-name="ce1">
            <text:p>Australia - New Zealand Free Trade Agreement</text:p>
          </table:table-cell>
          <table:table-cell office:value-type="string" table:style-name="ce1">
            <text:p>1965-08-31</text:p>
          </table:table-cell>
          <table:table-cell office:value-type="string" table:style-name="ce1">
            <text:p>1966-01-01</text:p>
          </table:table-cell>
          <table:table-cell/>
          <table:table-cell office:value-type="string" table:style-name="ce1">
            <text:p>Australia - New Zea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Aug-65</text:p>
          </table:table-cell>
          <table:table-cell/>
          <table:table-cell office:value-type="string" table:style-name="ce1">
            <text:p>22-Oct-65</text:p>
          </table:table-cell>
          <table:table-cell/>
          <table:table-cell office:value-type="string" table:style-name="ce1">
            <text:p>01-Jan-66</text:p>
          </table:table-cell>
          <table:table-cell/>
          <table:table-cell office:value-type="string" table:style-name="ce1">
            <text:p>01-Jan-83</text:p>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table:table-cell office:value-type="string" table:style-name="ce1">
            <text:p>Australia; New Zealand</text:p>
          </table:table-cell>
          <table:table-cell/>
          <table:table-cell/>
          <table:table-cell/>
          <table:table-cell/>
          <table:table-cell/>
          <table:table-cell/>
          <table:table-cell/>
          <table:table-cell/>
        </table:table-row>
        <table:table-row table:style-name="ro1">
          <table:table-cell office:value-type="float" office:value="213" table:style-name="ce1">
            <text:p>213</text:p>
          </table:table-cell>
          <table:table-cell office:value-type="string" table:style-name="ce1">
            <text:p>Provided that such measures are not used as a means of arbitrary or.unjusti fiable discrimination between Member Territories, or as a disguised restriction on the inter-territorial trade of the Area, nothing in Articles 13 and 14 shall prevent the adoption. or enforcement by any Member Territory of measures (a) necessary to protect public morals; (b) necessary for the prevention of disorder or crime; (c) necessary to protect human, animal or plant life or health; (d) necessary to secure compliance with laws or regulations relating to customs enforcement, or to the classification, grading or marketing of goods, or to the operation of monopolies by means of State enterprises or enterprises given exclusive or special privileges; (e) necessary 'to protect industrial property or copyrights or to prevent deceptive practices; (f) relating to gold or silver; (g) relating to the products of prison labour; (h) imposed for the protection of national treasures of artistic, historic or archaeological value; or (i) necessary to prevent or relieve critical shortages of foodstuffs in any exporting Member Territory.</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5</text:p>
          </table:table-cell>
          <table:table-cell office:value-type="string" table:style-name="ce1">
            <text:p>General Exceptions</text:p>
          </table:table-cell>
          <table:table-cell office:value-type="string" table:style-name="ce1">
            <text:p>Caribbean Free Trade Association (CARIFTA)</text:p>
          </table:table-cell>
          <table:table-cell office:value-type="string" table:style-name="ce1">
            <text:p>1965-12-15</text:p>
          </table:table-cell>
          <table:table-cell office:value-type="string" table:style-name="ce1">
            <text:p>1968-05-01</text:p>
          </table:table-cell>
          <table:table-cell/>
          <table:table-cell office:value-type="string" table:style-name="ce1">
            <text:p>Caribbean Free Trade Association (CARI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65</text:p>
          </table:table-cell>
          <table:table-cell/>
          <table:table-cell office:value-type="string" table:style-name="ce1">
            <text:p>22-Oct-68</text:p>
          </table:table-cell>
          <table:table-cell/>
          <table:table-cell office:value-type="string" table:style-name="ce1">
            <text:p>01-May-68</text:p>
          </table:table-cell>
          <table:table-cell/>
          <table:table-cell office:value-type="string" table:style-name="ce1">
            <text:p>01-Aug-73</text:p>
          </table:table-cell>
          <table:table-cell office:value-type="string" table:style-name="ce1">
            <text:p>No</text:p>
          </table:table-cell>
          <table:table-cell office:value-type="string" table:style-name="ce1">
            <text:p>Plurilateral</text:p>
          </table:table-cell>
          <table:table-cell office:value-type="string" table:style-name="ce1">
            <text:p>Caribbean; South America</text:p>
          </table:table-cell>
          <table:table-cell office:value-type="string" table:style-name="ce1">
            <text:p>Yes</text:p>
          </table:table-cell>
          <table:table-cell office:value-type="string" table:style-name="ce1">
            <text:p>No</text:p>
          </table:table-cell>
          <table:table-cell/>
          <table:table-cell office:value-type="string" table:style-name="ce1">
            <text:p>Antigua and Barbuda; Barbados; Dominica; Grenada; Guyana; Jamaica; Montserrat; Saint Kitts and Nevis; Saint Lucia; Saint Vincent and the Grenadines; Trinidad and Tobago</text:p>
          </table:table-cell>
          <table:table-cell/>
          <table:table-cell/>
          <table:table-cell/>
          <table:table-cell/>
          <table:table-cell/>
          <table:table-cell/>
          <table:table-cell/>
          <table:table-cell/>
        </table:table-row>
        <table:table-row table:style-name="ro1">
          <table:table-cell office:value-type="float" office:value="232" table:style-name="ce1">
            <text:p>232</text:p>
          </table:table-cell>
          <table:table-cell office:value-type="string" table:style-name="ce1">
            <text:p>It shall in particular be aimed at: – support for policies geared to developing and diversifying production; – food security; – integrated rural development, including improvement of basic services and development of ancillary economic activities; – promoting environmentally-friendly forms of agriculture and fisheries; – the evaluation and rational management of natural resources; – establishing closer relations, on a voluntary basis, between enterprises, groupings and professional organisations representing the agricultural, fisheries and agri-business sectors; – technical assistance and training; – harmonising phytosanitary and veterinary standards and checks; – cooperation between rural areas, exchange of experience and know-how on rural development; – support for privatisation; – the evaluation and rational management of fish stocks; – support for research programmes.</text:p>
          </table:table-cell>
          <table:table-cell office:value-type="string" table:style-name="ce1">
            <text:p>food security</text:p>
          </table:table-cell>
          <table:table-cell office:value-type="string" table:style-name="ce1">
            <text:p>ToTA</text:p>
          </table:table-cell>
          <table:table-cell office:value-type="string" table:style-name="ce1">
            <text:p>TITLE V</text:p>
          </table:table-cell>
          <table:table-cell office:value-type="string" table:style-name="ce1">
            <text:p>Economic Cooperation</text:p>
          </table:table-cell>
          <table:table-cell office:value-type="string" table:style-name="ce1">
            <text:p>ARTICLE 58</text:p>
          </table:table-cell>
          <table:table-cell office:value-type="string" table:style-name="ce1">
            <text:p>Agriculture And Fisheries</text:p>
          </table:table-cell>
          <table:table-cell office:value-type="string" table:style-name="ce1">
            <text:p>EC - Algeria</text:p>
          </table:table-cell>
          <table:table-cell office:value-type="string" table:style-name="ce1">
            <text:p>1976-04-26</text:p>
          </table:table-cell>
          <table:table-cell office:value-type="string" table:style-name="ce1">
            <text:p>1976-07-01</text:p>
          </table:table-cell>
          <table:table-cell/>
          <table:table-cell office:value-type="string" table:style-name="ce1">
            <text:p>EC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Sep-05</text:p>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table:table-cell office:value-type="string" table:style-name="ce1">
            <text:p>Algeria; Belgium; Denmark; France; Germany; Ireland; Italy; Luxembourg; Netherlands; United Kingdom</text:p>
          </table:table-cell>
          <table:table-cell/>
          <table:table-cell/>
          <table:table-cell/>
          <table:table-cell/>
          <table:table-cell/>
          <table:table-cell/>
          <table:table-cell/>
          <table:table-cell/>
        </table:table-row>
        <table:table-row table:style-name="ro1">
          <table:table-cell office:value-type="float" office:value="316" table:style-name="ce1">
            <text:p>316</text:p>
          </table:table-cell>
          <table:table-cell office:value-type="string" table:style-name="ce1">
            <text:p>Coordination of policies for building up strategic food stocks.</text:p>
          </table:table-cell>
          <table:table-cell office:value-type="string" table:style-name="ce1">
            <text:p>food stocks</text:p>
          </table:table-cell>
          <table:table-cell office:value-type="string" table:style-name="ce1">
            <text:p>ToTA</text:p>
          </table:table-cell>
          <table:table-cell office:value-type="string" table:style-name="ce1">
            <text:p>CHAPTER ONE</text:p>
          </table:table-cell>
          <table:table-cell office:value-type="string" table:style-name="ce1">
            <text:p>Trade Exchange</text:p>
          </table:table-cell>
          <table:table-cell office:value-type="string" table:style-name="ce1">
            <text:p>ARTICLE 7</text:p>
          </table:table-cell>
          <table:table-cell/>
          <table:table-cell office:value-type="string" table:style-name="ce1">
            <text:p>Gulf Cooperation Council (GCC)</text:p>
          </table:table-cell>
          <table:table-cell office:value-type="string" table:style-name="ce1">
            <text:p>1981-05-25</text:p>
          </table:table-cell>
          <table:table-cell office:value-type="string" table:style-name="ce1">
            <text:p>1982-01-01</text:p>
          </table:table-cell>
          <table:table-cell/>
          <table:table-cell office:value-type="string" table:style-name="ce1">
            <text:p>Gulf Cooperation Council (GCC)</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active</text:p>
          </table:table-cell>
          <table:table-cell office:value-type="string" table:style-name="ce1">
            <text:p>25-May-81</text:p>
          </table:table-cell>
          <table:table-cell/>
          <table:table-cell office:value-type="string" table:style-name="ce1">
            <text:p>15-Aug-84</text:p>
          </table:table-cell>
          <table:table-cell/>
          <table:table-cell office:value-type="string" table:style-name="ce1">
            <text:p>01-Jan-82</text:p>
          </table:table-cell>
          <table:table-cell/>
          <table:table-cell office:value-type="string" table:style-name="ce1">
            <text:p>01-Jan-03</text:p>
          </table:table-cell>
          <table:table-cell office:value-type="string" table:style-name="ce1">
            <text:p>No</text:p>
          </table:table-cell>
          <table:table-cell office:value-type="string" table:style-name="ce1">
            <text:p>Plurilateral</text:p>
          </table:table-cell>
          <table:table-cell office:value-type="string" table:style-name="ce1">
            <text:p>Middle East</text:p>
          </table:table-cell>
          <table:table-cell office:value-type="string" table:style-name="ce1">
            <text:p>No</text:p>
          </table:table-cell>
          <table:table-cell office:value-type="string" table:style-name="ce1">
            <text:p>Yes</text:p>
          </table:table-cell>
          <table:table-cell/>
          <table:table-cell office:value-type="string" table:style-name="ce1">
            <text:p>Bahrain, Kingdom of; Kuwait, the State of; Oman; Qatar; Saudi Arabia, Kingdom of; United Arab Emirates</text:p>
          </table:table-cell>
          <table:table-cell/>
          <table:table-cell/>
          <table:table-cell/>
          <table:table-cell/>
          <table:table-cell/>
          <table:table-cell/>
          <table:table-cell/>
          <table:table-cell/>
        </table:table-row>
        <table:table-row table:style-name="ro1">
          <table:table-cell office:value-type="float" office:value="323" table:style-name="ce1">
            <text:p>323</text:p>
          </table:table-cell>
          <table:table-cell office:value-type="string" table:style-name="ce1">
            <text:p>Nothing in Article V or VII shell prevent either party from adopting or enforcing in respect of exports from its territory: (a) measures temporarily applied to prevent or relieve critical shortages of foodstuffs or other products essential to that party, or (b) measures necessary to control or prevent the exportation of subsidised products or to permit the recovery of any element of subsidy or other government aid from which the exported goods have benefited.</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X</text:p>
          </table:table-cell>
          <table:table-cell office:value-type="string" table:style-name="ce1">
            <text:p>Exceptions</text:p>
          </table:table-cell>
          <table:table-cell office:value-type="string" table:style-name="ce1">
            <text:p>Ireland - United Kingdom Free Trade Area</text:p>
          </table:table-cell>
          <table:table-cell office:value-type="string" table:style-name="ce1">
            <text:p>1965-12-14</text:p>
          </table:table-cell>
          <table:table-cell office:value-type="string" table:style-name="ce1">
            <text:p>1966-07-01</text:p>
          </table:table-cell>
          <table:table-cell/>
          <table:table-cell office:value-type="string" table:style-name="ce1">
            <text:p>Ireland - United Kingdom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Dec-65</text:p>
          </table:table-cell>
          <table:table-cell/>
          <table:table-cell office:value-type="string" table:style-name="ce1">
            <text:p>20-Jan-66</text:p>
          </table:table-cell>
          <table:table-cell/>
          <table:table-cell office:value-type="string" table:style-name="ce1">
            <text:p>01-Jul-66</text:p>
          </table:table-cell>
          <table:table-cell/>
          <table:table-cell office:value-type="string" table:style-name="ce1">
            <text:p>01-Jan-7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reland; United Kingdom</text:p>
          </table:table-cell>
          <table:table-cell/>
          <table:table-cell/>
          <table:table-cell/>
          <table:table-cell/>
          <table:table-cell/>
          <table:table-cell/>
          <table:table-cell/>
          <table:table-cell/>
        </table:table-row>
        <table:table-row table:style-name="ro1">
          <table:table-cell office:value-type="float" office:value="367" table:style-name="ce1">
            <text:p>367</text:p>
          </table:table-cell>
          <table:table-cell office:value-type="string" table:style-name="ce1">
            <text:p>Further, with a view to helping the Associated States to deal with spacial and extraordinary difficulties creating an exceptional situation, having serious repercussions on their economic potential, and resulting either from a fall in world prices or from calamities such as famine or floods, a reserve fund shall be established, constituted from the sum set aside for grants in Articl 18.</text:p>
          </table:table-cell>
          <table:table-cell office:value-type="string" table:style-name="ce1">
            <text:p>famine</text:p>
          </table:table-cell>
          <table:table-cell office:value-type="string" table:style-name="ce1">
            <text:p>ToTA</text:p>
          </table:table-cell>
          <table:table-cell office:value-type="string" table:style-name="ce1">
            <text:p>TITLE II</text:p>
          </table:table-cell>
          <table:table-cell office:value-type="string" table:style-name="ce1">
            <text:p>Financial And Technical Co-Operation</text:p>
          </table:table-cell>
          <table:table-cell office:value-type="string" table:style-name="ce1">
            <text:p>ARTICLE 20</text:p>
          </table:table-cell>
          <table:table-cell/>
          <table:table-cell office:value-type="string" table:style-name="ce1">
            <text:p>Yaoundé II</text:p>
          </table:table-cell>
          <table:table-cell office:value-type="string" table:style-name="ce1">
            <text:p>1969-07-29</text:p>
          </table:table-cell>
          <table:table-cell office:value-type="string" table:style-name="ce1">
            <text:p>1971-01-01</text:p>
          </table:table-cell>
          <table:table-cell/>
          <table:table-cell office:value-type="string" table:style-name="ce1">
            <text:p>Yaoundé II</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l-69</text:p>
          </table:table-cell>
          <table:table-cell/>
          <table:table-cell office:value-type="string" table:style-name="ce1">
            <text:p>10-Dec-69</text:p>
          </table:table-cell>
          <table:table-cell/>
          <table:table-cell office:value-type="string" table:style-name="ce1">
            <text:p>01-Jan-71</text:p>
          </table:table-cell>
          <table:table-cell/>
          <table:table-cell office:value-type="string" table:style-name="ce1">
            <text:p>01-Apr-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No</text:p>
          </table:table-cell>
          <table:table-cell/>
          <table:table-cell office:value-type="string" table:style-name="ce1">
            <text:p>Belgium; Burundi; Cameroon; Central African Republic; Chad; Congo; France; Gabon; Germany; Italy; Côte d'Ivoire; Luxembourg; Madagascar; Mali; Mauritania; Mauritius; Netherlands; Niger; Rwanda; Senegal; Somalia; Togo; Burkina Faso</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The basic objective of agricultural co-operation between the Community and the ACP States must be to assist the latter in their efforts to resolve problems relating to rural development and the improvement and expansion of agricultural production for domestic consumption and export and problems they may encounter with regard to security of food supplies for their populations.</text:p>
          </table:table-cell>
          <table:table-cell office:value-type="string" table:style-name="ce1">
            <text:p>security of foo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3</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Food aid is a temporary measure and the ultimate aim of ACP States is to become self-sufficient in food production.</text:p>
          </table:table-cell>
          <table:table-cell office:value-type="string" table:style-name="ce1">
            <text:p>Food ai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9</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The Community and the ACP States will seek better ways of combining, as far as possible, any food aid measures on behalf of any ACP State that are decided upon unilaterally by the Community in accordance with the specific rules and criteria for the allocation of this type of aid, with schemes carried out using the resources provided for in this Convention.</text:p>
          </table:table-cell>
          <table:table-cell office:value-type="string" table:style-name="ce1">
            <text:p>food ai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9</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With a view to attaining more balanced and more self-reliant eocnomic development in the ACP States, special efforts shall be made under this Convention to promote rural development, food security for the poeple and the revival and strengthening of agricultural production potential in the ACP Stat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Objectives And Principles Of Co-Operation</text:p>
          </table:table-cell>
          <table:table-cell office:value-type="string" table:style-name="ce1">
            <text:p>ARTICLE 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Agricultural co-operation shall be aimed at the pursuit of food self-sufficiency and food security in the ACP States, developing and organizing their productive systems, improving the living standards and conditions and the life styles of the rural population and achieving the balanced development of rural areas.</text:p>
          </table:table-cell>
          <table:table-cell office:value-type="string" table:style-name="ce1">
            <text:p>food self-sufficiency; food security</text:p>
          </table:table-cell>
          <table:table-cell office:value-type="string" table:style-name="ce1">
            <text:p>ToTA</text:p>
          </table:table-cell>
          <table:table-cell office:value-type="string" table:style-name="ce1">
            <text:p>CHAPTER 2</text:p>
          </table:table-cell>
          <table:table-cell office:value-type="string" table:style-name="ce1">
            <text:p>Objectives And Guidelines Of The Convention In The Main Areas Of Co-Operation</text:p>
          </table:table-cell>
          <table:table-cell office:value-type="string" table:style-name="ce1">
            <text:p>ARTICLE 12</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aim of co-operation in fisheries shall be to help the ACP States to develop their fishery resources in order to expand production for domestic consumption as part of their efforts to achieve increased food security and increase production for export.</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Objectives And Guidelines Of The Convention In The Main Areas Of Co-Operation</text:p>
          </table:table-cell>
          <table:table-cell office:value-type="string" table:style-name="ce1">
            <text:p>ARTICLE 1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Co-operation in the agricultural and rural sector, that is arable farming, livestock production, fisheries and forestry, shall be aimed, inter alia, at: - supporting the ACP States' efforts to increase their degree of self-sufficiency in food, in particular by strengthening the capacity of the ACP States to provide their population with sufficient food and ensure a satisfactory level of nutrition; - reinforcing food security at national, regional and inter-regional level; - guaranteeing the rural population incomes that will significantly improve their standard of living; - promoting the active participation of the rural population in their own development by organizing small farmers into assocations and integrating them more effectively into national and international economic activity; - creating satisfactory living conditions and a satisfactory life style in the rural environment, notably by developing social and cultural activities; - 51 - improving rural productivity, notably by transfers of appropriate technology and the rational exploitation of plant and animal resources; - reducing post-harvest losses; - diversifying job-creating rural activities and expanding activities that back up production; - improving production by on-the-spot processing of the products of agriculture, including livestock farming, and fisheries and forestry; - ensuring a balance between food crops and export crops; - developing agricultural research tailored to the natural and human environment of the country and the region and meeting extension service needs; - in the context of the above objective, protecting the natural environment particularly through specific operations to control drought and desertification.</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26</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Community measures aimed at food security in the ACP States shall be conducted in the context of the food strategies or policies of the ACP States concerned and of the development objectives which they lay down.</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Specific agreements may be concluded with those ACP States which so request in the context of their food security polici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4</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Food aid operations shall be decided on the basis of the rules and criteria adopted by the Community for all recipients of this type of aid.</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Subject to those rules and to the Community's freedom of decision in this matter, food aid operations shall be governed by the following guidelines: (a) except in urgent cases, Community food aid, which shall be a transitional measure, must be integrated with the ACP States' development policies.</text:p>
          </table:table-cell>
          <table:table-cell office:value-type="string" table:style-name="ce1">
            <text:p>food aid; 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is calls for consistency between food aid and other co-operation measures; (b) where products supplied as food aid are sold, they must be sold at a price which will not disrupt the domestic market.</text:p>
          </table:table-cell>
          <table:table-cell office:value-type="string" table:style-name="ce1">
            <text:p>food aid; 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resulting counterpart funds shall be used to finance the execution or running of projects or programmes with a major rural development component; (c) where the products supplied are distributed free of charge, they must form part of nutrition programmes aimed in particular at vulnerable sections of the population or be delivered as remuneration for work; (d) food aid operations that form part of development projects or programmes or nutrition programmes may be planned on a multiannual basis; (e) as a matter of priority, the products supplied must meet the needs of the recipients.</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e selection of such products, account should be taken in particular of the ratio of cost to specific nutritive value and of the effect the choice might have on consumer habits ; (f) where in a recipient ACP State, the trend of the food situation is such as to make it desirable for food aid to be replaced in whole or in part by operations designed to consolidate the current trend, alternative operations may be implemented in the form of financial and technical assistance, in accordance with the relevant Community rules.</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implementing this Chapter, special attention shall be paid, at the request of the countries concerned, to: - the specific difficulties of the least-developed ACP States in carrying out the policies or strategies they have established to strengthen their food self-sufficiency and security.</text:p>
          </table:table-cell>
          <table:table-cell office:value-type="string" table:style-name="ce1">
            <text:p>food self-sufficienc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6</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is context, co-operation shall bear in particular on the productive sectors (including the supply of inputs), transport, marketing, packaging and the setting-up of storage infrastructure; - establishing a security stock system in landlocked States in order to avoid the risk of breaks in supply; - diversifying agricultural commodities production and improving food security in the island Stat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6</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ACP States and the Community recognize that the physical, economic and political existence of certain ACP States is threatened by endemic drought and growing desertification, which destroy all efforts at development, in particular those aimed at achieving the priority objective of self-sufficiency and food security.</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Drought And Desertification Control</text:p>
          </table:table-cell>
          <table:table-cell office:value-type="string" table:style-name="ce1">
            <text:p>ARTICLE 38</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iority objectives of such co-operation shall be to: - encourage the rational exploitation of the fishery resources of the ACP States and the resources of high seas in which the ACP States and the Community share interests; - increase the contribution of fisheries to rural development, by giving importance to the role they play in strengthening food security, improving nutrition and rural living standards; - increase the contribution of fisheries to industrial development by increasing catches, output and exports.</text:p>
          </table:table-cell>
          <table:table-cell office:value-type="string" table:style-name="ce1">
            <text:p>food security</text:p>
          </table:table-cell>
          <table:table-cell office:value-type="string" table:style-name="ce1">
            <text:p>ToTA</text:p>
          </table:table-cell>
          <table:table-cell office:value-type="string" table:style-name="ce1">
            <text:p>TITLE II</text:p>
          </table:table-cell>
          <table:table-cell office:value-type="string" table:style-name="ce1">
            <text:p>Development Of Fisheries</text:p>
          </table:table-cell>
          <table:table-cell office:value-type="string" table:style-name="ce1">
            <text:p>ARTICLE 51</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e context of regional co-operation, special attention shall be paid to: (a) evaluation and utilization of existing and potential dynamic complementarities in all relevant sectors; (b) maximization of the use of ACP human resources as well as the optimum and judicious exploration, conservation, transformation and exploitation of ACP natural resources; (c) acceleration of economic diversification and intensification of co-operation and development within and between the regions of the ACP States; (d) promotion of food security; (e) strengthening a network of relations among individual countries or groups of countries which have common characteristics, affinities and problems in order to solve such problems; (f) fullest use of economies of scale wherever a regional solution is more efficient than a national solution; (g) expansion of ACP States' markets by promoting trade between ACP States and between the ACP States and neighbouring third countries; (h) integration of the ACP States' markets by liberalizing intra-ACP trade and eliminating tariff, monetary and administrative barriers; (i) any action in support of regional integration. - 1V¿</text:p>
          </table:table-cell>
          <table:table-cell office:value-type="string" table:style-name="ce1">
            <text:p>food security</text:p>
          </table:table-cell>
          <table:table-cell office:value-type="string" table:style-name="ce1">
            <text:p>ToTA</text:p>
          </table:table-cell>
          <table:table-cell office:value-type="string" table:style-name="ce1">
            <text:p>TITLE VII</text:p>
          </table:table-cell>
          <table:table-cell office:value-type="string" table:style-name="ce1">
            <text:p>Regional Co-Operation</text:p>
          </table:table-cell>
          <table:table-cell office:value-type="string" table:style-name="ce1">
            <text:p>ARTICLE 10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scope of regional co-operation shall, having regard to Article 103, include the following: (a) agriculture and rural development, notably food self- sufficiency and food security; (b) health programmes, including education, training, research and information related to primary health care and control of major diseases, including animal diseases; (c) evaluation, development, exploitation and preservation of fishery and marine resources, including scientific and technical co-operation with a view to the surveillance of exclusive economic zones; (d) preservation and improvement of the environment, especially through programmes to combat desertification, erosion, coastal degradation and marine pollution with a view to ensuring rational and ecologically balanced development; (e) industrialization, including the setting-up of regional undertakings including inter-regional production and marketing enterprises; (f) exploitation of natural resources, notably the production and distribution of energy; (g) transport and communications, namely, roads, railways, air and sea transport, inland waterways, postal services and telecommunications ; (h) development and expansion of trade; (i) assistance for action programmes undertaken by ACP and ACP-EEC professional and business organizations with the aim of improving production and marketing of products on external markets; (j) education and training, research, science and technology, information and communication, the establishment and reinforcement of training and research institutions and technical bodies responsible for technology exchanges as well as co-operation among universities; (k) tourism, including the establishment and strengthening of tourist promotion centres; (1) cultural and social co-operation activities.</text:p>
          </table:table-cell>
          <table:table-cell office:value-type="string" table:style-name="ce1">
            <text:p>food security</text:p>
          </table:table-cell>
          <table:table-cell office:value-type="string" table:style-name="ce1">
            <text:p>ToTA</text:p>
          </table:table-cell>
          <table:table-cell office:value-type="string" table:style-name="ce1">
            <text:p>TITLE VII</text:p>
          </table:table-cell>
          <table:table-cell office:value-type="string" table:style-name="ce1">
            <text:p>Regional Co-Operation</text:p>
          </table:table-cell>
          <table:table-cell office:value-type="string" table:style-name="ce1">
            <text:p>ARTICLE 11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jects and programmes may, within the framework of the priorities established by the ACP States and that of regional co-operation, apply inter alia to: (a) rural development, and in particular the striving for food self-sufficiency and food security; (b) industrialization, artisinal activities, energy, mining, tourism and economic and social infrastructure; (c) structural improvement of the productive sectors of the economy; (d) protection of the environment; (e) prospecting for, and exploration and exploitation of, natural resources; (f) training, applied scientific research and applied techno logy, technological adaptation or innovation and the transfer of technology; (g) industrial promotion and information; (h) marketing and sales promotion; (i) promotion of small and medium-sized national enterprises; (j) support for local and regional development banks and financing institutions; (k) microprojects for grassroots development; (1) transport and communications; (m) measures for promoting, in the field of air and sea transport, the movement of goods and persons; (n) measures for developing fishing activities; (o) development and optimum utilization of human resources, special account being taken of the role of women in development; (p) improvement of social and cultural infrastructure and services and of housing and water supply for the people.</text:p>
          </table:table-cell>
          <table:table-cell office:value-type="string" table:style-name="ce1">
            <text:p>food self-sufficiency; food security</text:p>
          </table:table-cell>
          <table:table-cell office:value-type="string" table:style-name="ce1">
            <text:p>ToTA</text:p>
          </table:table-cell>
          <table:table-cell office:value-type="string" table:style-name="ce1">
            <text:p>CHAPTER 1</text:p>
          </table:table-cell>
          <table:table-cell office:value-type="string" table:style-name="ce1">
            <text:p>General Provisions</text:p>
          </table:table-cell>
          <table:table-cell office:value-type="string" table:style-name="ce1">
            <text:p>ARTICLE 190</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56 in respect of the least-developed ACP States are contained in the following Articles: - Agricultural cc—operation and food security Article 36 first indent, Article 37(3) - Industrial development Article 74 - Transport and conrnunicatlons Article 93 - Development of trade and services Article 96(3) - Regional co-operation Article 111 - General trade arrangements Article 142 - Stabilization of export earnings from agricultural commodities Article 155(2) and (3)(c), Article 161(2), Article 162(2), Article 172 Mining products: special financing facility (Sysmin) Article 180, Article 184 Financial and technical co-operation Article 185 under (1), Article 188 (2)(c), Article 190 (2) second indent, Article 196 (2)(c), Article 197 (11), Article 201(4), Article 219 (6) Investment Article 246 Rules of origin Protocol 1: Articles 29 and 30 (4) and (8)(a).</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Least-Developed Acp States</text:p>
          </table:table-cell>
          <table:table-cell office:value-type="string" table:style-name="ce1">
            <text:p>ARTICLE 258</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59 in respect of the landlocked ACP States are contained in the following Articles: - Agricultural co-operation and food security Article 36 second indent - Industrial development Article 7^ first and second paragraph - Transport and communications Article 93 - Development of trade and services Article 96(3) - Regional co-operation Article 111 - General trade arrangements Article 142 - Stabilization of export earnings from agricultural commodities Article 155(2) and (3)(c), Article 161(2), Article 162(2) - Mining products: special financing facility (Sysmin) Article 180 - Financial and technical co-operation Article 185 under 1), Article 190(2) second indent, Article 197(11) - Investment Article 246</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Landlocked Acp States</text:p>
          </table:table-cell>
          <table:table-cell office:value-type="string" table:style-name="ce1">
            <text:p>ARTICLE 261</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62 in respect of the island ACP States are contained in the following Articles: - Agricultural co-operation and food security Article 36 third indent - Industrial development Article 7Ί first and second paragraph - Transport and communications Article 93 - Development of trade and services Article 96(3) - Regional co-operation Article 111 - General trade arrangements Article 142 - Stabilization of export earnings from agricultural commodities Article 155(2), Article 161(2), Article 162(2) - Mining products: special financing facility (Sysmin) Article 180 - Financial and technical co-operation Article 185 under (i), Article 190(2) second Indent, Article 197(11) - Investment Article 246 OPERATION OF THE INSTITUTIONS</text:p>
          </table:table-cell>
          <table:table-cell office:value-type="string" table:style-name="ce1">
            <text:p>food security</text:p>
          </table:table-cell>
          <table:table-cell office:value-type="string" table:style-name="ce1">
            <text:p>ToTA</text:p>
          </table:table-cell>
          <table:table-cell office:value-type="string" table:style-name="ce1">
            <text:p>CHAPTER 3</text:p>
          </table:table-cell>
          <table:table-cell office:value-type="string" table:style-name="ce1">
            <text:p>Island Acp States</text:p>
          </table:table-cell>
          <table:table-cell office:value-type="string" table:style-name="ce1">
            <text:p>ARTICLE 26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469" table:style-name="ce1">
            <text:p>469</text:p>
          </table:table-cell>
          <table:table-cell office:value-type="string" table:style-name="ce1">
            <text:p>Productive Sectors Increase competitiveness of the productive sectors in the areas of Processing (value addition), Marketing and Distribution of products and services (a) Agriculture and Livestock Promote sustainable agriculture, improve production, productivity and diver­ 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 and establishment of national and regional early warning systems and centres of excellence for agricultural workers. (b) Fisheries Promote, and ensure sustainable utilisation of fishery resources including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Eastern and Southern Africa States</text:p>
          </table:table-cell>
          <table:table-cell office:value-type="string" table:style-name="ce1">
            <text:p>2009-08-29</text:p>
          </table:table-cell>
          <table:table-cell office:value-type="string" table:style-name="ce1">
            <text:p>2012-05-14</text:p>
          </table:table-cell>
          <table:table-cell office:value-type="string" table:style-name="ce1">
            <text:p>http://eur-lex.europa.eu/legal-content/EN/TXT/?qid=1398352746247&amp;uri=CELEX:22012A0424(01)</text:p>
          </table:table-cell>
          <table:table-cell office:value-type="string" table:style-name="ce1">
            <text:p>EU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Aug-09</text:p>
          </table:table-cell>
          <table:table-cell/>
          <table:table-cell office:value-type="string" table:style-name="ce1">
            <text:p>09-Feb-12</text:p>
          </table:table-cell>
          <table:table-cell/>
          <table:table-cell office:value-type="string" table:style-name="ce1">
            <text:p>14-May-12</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Comoros(07-Feb-2019 - ); United Kingdom( - 31-Dec-2020)</text:p>
          </table:table-cell>
          <table:table-cell office:value-type="string" table:style-name="ce1">
            <text:p>Factual Presentation issued</text:p>
          </table:table-cell>
          <table:table-cell office:value-type="string" table:style-name="ce1">
            <text:p>09-Nov-17</text:p>
          </table:table-cell>
          <table:table-cell/>
          <table:table-cell/>
          <table:table-cell office:value-type="float" office:value="2022" table:style-name="ce1">
            <text:p>2022</text:p>
          </table:table-cell>
          <table:table-cell/>
          <table:table-cell office:value-type="string" table:style-name="ce1">
            <text:p>Official Journal of the European Union: L 111 of 24-Apr-2012.
Provisional application of the Agreement by all signatory parties is since 14-May-201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530" table:style-name="ce1">
            <text:p>530</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5</text:p>
          </table:table-cell>
          <table:table-cell office:value-type="string" table:style-name="ce1">
            <text:p>Administration And Implementation Of Tariff-Rate Quotas</text:p>
          </table:table-cell>
          <table:table-cell office:value-type="string" table:style-name="ce1">
            <text:p>United States - Colombia</text:p>
          </table:table-cell>
          <table:table-cell office:value-type="string" table:style-name="ce1">
            <text:p>2006-11-22</text:p>
          </table:table-cell>
          <table:table-cell office:value-type="string" table:style-name="ce1">
            <text:p>2012-05-15</text:p>
          </table:table-cell>
          <table:table-cell office:value-type="string" table:style-name="ce1">
            <text:p>https://ustr.gov/trade-agreements/free-trade-agreements/colombia-tpa/final-text</text:p>
          </table:table-cell>
          <table:table-cell office:value-type="string" table:style-name="ce1">
            <text:p>United States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06</text:p>
          </table:table-cell>
          <table:table-cell office:value-type="string" table:style-name="ce1">
            <text:p>22-Nov-06</text:p>
          </table:table-cell>
          <table:table-cell office:value-type="string" table:style-name="ce1">
            <text:p>08-May-12</text:p>
          </table:table-cell>
          <table:table-cell office:value-type="string" table:style-name="ce1">
            <text:p>08-May-12</text:p>
          </table:table-cell>
          <table:table-cell office:value-type="string" table:style-name="ce1">
            <text:p>15-May-12</text:p>
          </table:table-cell>
          <table:table-cell office:value-type="string" table:style-name="ce1">
            <text:p>15-May-1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United States of America</text:p>
          </table:table-cell>
          <table:table-cell office:value-type="string" table:style-name="ce1">
            <text:p>Colombia; United States of America</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30" table:style-name="ce1">
            <text:p>2030</text:p>
          </table:table-cell>
          <table:table-cell/>
          <table:table-cell office:value-type="string" table:style-name="ce1">
            <text:p>Signed on 22 November 2006; amended on 28 June 2007.</text:p>
          </table:table-cell>
        </table:table-row>
        <table:table-row table:style-name="ro1">
          <table:table-cell office:value-type="float" office:value="537" table:style-name="ce1">
            <text:p>537</text:p>
          </table:table-cell>
          <table:table-cell office:value-type="string" table:style-name="ce1">
            <text:p>The Parties shall cooperate in areas which may include: (a) innovation, research and development; (b) agriculture, including primary and processed commodities; (c) fisheries and aquaculture; (d) forestry; (e) sanitary and phytosanitary matters; (f) security of food supply; and (g) any other areas of cooperation as may be identified and agreed by the Parties.</text:p>
          </table:table-cell>
          <table:table-cell office:value-type="string" table:style-name="ce1">
            <text:p>security of food</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2</text:p>
          </table:table-cell>
          <table:table-cell office:value-type="string" table:style-name="ce1">
            <text:p>Scope</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The Parties recognise the importance of domestic agricultural production and bilateral trade for the maintenance of a stable and reliable food supply and the fulfilment of food security objectives.</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The Parties shall explore opportunities to cooperate in the area of global food security, including through relevant regional and international fora.</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Recognising the important role that two-way trade and investment play in achieving longterm food security, the Parties shall, as appropriate, endeavour to promote and facilitat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82" table:style-name="ce1">
            <text:p>582</text:p>
          </table:table-cell>
          <table:table-cell office:value-type="string" table:style-name="ce1">
            <text:p>1 Provided that such measures are not used as a means of arbittary or unjustifiable discrimination between the Parties, or as a disguised restriction on ttade between the Parties, nothing in this Agreement shall prevent the adoption or enforcement by a Party of measures: (a) necessary to protect public morals; (b) necessary to protect human, animal or plant life or health; (c) relating to ttade in gold or silver; (d) necessary to secure compliance with laws and regulations which are not inconsistent with the provisions of this Agreement; (e) necessary to secure compliance with laws and regulations which are not inconsistent with the provisions of this Agreement relating to the protection of patents, ttade marks and copyrights, and the prevention of deceptive practices; (f) necessary for the prevention of disorder or crime; (g) relating to products of prison labour; (h) imposed for the protection of national tteasures of artistic, historical, anthropological, palaeontological, archaeological or other cultural or scientific value; (i) necessary to reserve for approved purposes the use of Royal Arms or national, state, provincial and territorial arms, flags, crests and seals; G) necessary to protect its indigenous flora and fauna; (k) undertaken in pursuance of its rights and obligations under a multilateral international commodity agreement or arrangement; ~) necessary to prevent or relieve shortages of foodstuffs or other essential goods; or (m) relating to the conservation of exhaustible natural resources if such measures are made effective in conjunction with restrictions on domestic production or consumption.</text:p>
          </table:table-cell>
          <table:table-cell office:value-type="string" table:style-name="ce1">
            <text:p>shortages of foodstuff</text:p>
          </table:table-cell>
          <table:table-cell office:value-type="string" table:style-name="ce1">
            <text:p>ToTA</text:p>
          </table:table-cell>
          <table:table-cell office:value-type="string" table:style-name="ce1">
            <text:p>PART IV</text:p>
          </table:table-cell>
          <table:table-cell office:value-type="string" table:style-name="ce1">
            <text:p>General Provisions</text:p>
          </table:table-cell>
          <table:table-cell office:value-type="string" table:style-name="ce1">
            <text:p>ARTICLE 16</text:p>
          </table:table-cell>
          <table:table-cell office:value-type="string" table:style-name="ce1">
            <text:p>Exceptions</text:p>
          </table:table-cell>
          <table:table-cell office:value-type="string" table:style-name="ce1">
            <text:p>Pacific Island Countries Trade Agreement (PICTA)</text:p>
          </table:table-cell>
          <table:table-cell office:value-type="string" table:style-name="ce1">
            <text:p>2001-08-18</text:p>
          </table:table-cell>
          <table:table-cell office:value-type="string" table:style-name="ce1">
            <text:p>2003-04-13</text:p>
          </table:table-cell>
          <table:table-cell office:value-type="string" table:style-name="ce1">
            <text:p>https://rtais.wto.org/rtadocs/582/TOA/English/PICTA-text.pdf</text:p>
          </table:table-cell>
          <table:table-cell office:value-type="string" table:style-name="ce1">
            <text:p>Pacific Island Countries Trade Agreement (PIC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18-Aug-01</text:p>
          </table:table-cell>
          <table:table-cell/>
          <table:table-cell office:value-type="string" table:style-name="ce1">
            <text:p>28-Aug-08</text:p>
          </table:table-cell>
          <table:table-cell/>
          <table:table-cell office:value-type="string" table:style-name="ce1">
            <text:p>13-Apr-0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02-Jul-2003 - ); Kiribati(04-Jul-2003 - ); Vanuatu(21-Jul-2005 - ); Papua New Guinea(04-Sep-2003 - ); Tuvalu(16-May-2008 - )</text:p>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office:value-type="string" table:style-name="ce1">
            <text:p>Dates of signature and of entry into force specific to each Party of the PICTA are detailed in Annex 1 of the WTO Notification (see document WT/COMTD/N/29).</text:p>
          </table:table-cell>
        </table:table-row>
        <table:table-row table:style-name="ro1">
          <table:table-cell office:value-type="float" office:value="598" table:style-name="ce1">
            <text:p>598</text:p>
          </table:table-cell>
          <table:table-cell office:value-type="string" table:style-name="ce1">
            <text:p>Without prejudice to the WTO SPS Agreement, as regards notification of measures, the Parties may also exchange information on other relevant topics, including: (a) any serious or significant human, animal or plant life or health risk, including any food emergencies; and 22 (b) sanitary and phytosanitary import requirements and their amendments, including the models for the official certificates or attestations, as prescribed by the importing Party.</text:p>
          </table:table-cell>
          <table:table-cell office:value-type="string" table:style-name="ce1">
            <text:p>food emergencies</text:p>
          </table:table-cell>
          <table:table-cell office:value-type="string" table:style-name="ce1">
            <text:p>From source</text:p>
          </table:table-cell>
          <table:table-cell/>
          <table:table-cell/>
          <table:table-cell/>
          <table:table-cell/>
          <table:table-cell office:value-type="string" table:style-name="ce1">
            <text:p>EFTA - India</text:p>
          </table:table-cell>
          <table:table-cell office:value-type="string" table:style-name="ce1">
            <text:p>2024-03-10</text:p>
          </table:table-cell>
          <table:table-cell/>
          <table:table-cell office:value-type="string" table:style-name="ce1">
            <text:p>https://www.efta.int/free-trade/free-trade-agreements/india</text:p>
          </table:table-cell>
          <table:table-cell office:value-type="string" table:style-name="ce1">
            <text:p>EFTA - India</text:p>
          </table:table-cell>
          <table:table-cell office:value-type="string" table:style-name="ce1">
            <text:p>Goods &amp; Services</text:p>
          </table:table-cell>
          <table:table-cell/>
          <table:table-cell/>
          <table:table-cell office:value-type="string" table:style-name="ce1">
            <text:p>Early announcement-Signed</text:p>
          </table:table-cell>
          <table:table-cell office:value-type="string" table:style-name="ce1">
            <text:p>10-Mar-24</text:p>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Europe</text:p>
          </table:table-cell>
          <table:table-cell office:value-type="string" table:style-name="ce1">
            <text:p>Yes</text:p>
          </table:table-cell>
          <table:table-cell office:value-type="string" table:style-name="ce1">
            <text:p>Yes</text:p>
          </table:table-cell>
          <table:table-cell office:value-type="string" table:style-name="ce1">
            <text:p>India; European Free Trade Association (EFTA)</text:p>
          </table:table-cell>
          <table:table-cell office:value-type="string" table:style-name="ce1">
            <text:p>India; European Free Trade Association (EFTA)</text:p>
          </table:table-cell>
          <table:table-cell/>
          <table:table-cell/>
          <table:table-cell/>
          <table:table-cell/>
          <table:table-cell/>
          <table:table-cell/>
          <table:table-cell/>
          <table:table-cell/>
        </table:table-row>
        <table:table-row table:style-name="ro1">
          <table:table-cell office:value-type="float" office:value="605" table:style-name="ce1">
            <text:p>605</text:p>
          </table:table-cell>
          <table:table-cell office:value-type="string" table:style-name="ce1">
            <text:p>The Parties acknowledge the economic and social importance of activities relating to fisheries and the utilisation of the living marine resources of CARIFORUM States, and the need to maximise those benefits in relation to such factors as food security, employment, poverty alleviation, foreign exchange earnings and social stability of fishing communities.</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37</text:p>
          </table:table-cell>
          <table:table-cell office:value-type="string" table:style-name="ce1">
            <text:p>Objectives</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The Parties recognise that ensuring food security and enhancing livelihoods of rural and fishing communities are critical elements of the eradication of poverty, and the pursuit of sustainable development.</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37</text:p>
          </table:table-cell>
          <table:table-cell office:value-type="string" table:style-name="ce1">
            <text:p>Objectives</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Where compliance with the provisions of this Agreement leads to problems with the availability of, or access to, foodstuffs or other products essential to ensure food security of a Signatory CARIFORUM State and where this situation gives rise or is likely to give rise to major difficulties for such a State, that Signatory CARIFORUM State may take appropriate measures in accordance with the procedures laid down in paragraphs 7(b) to ((d), 8 and 9 of Article 25.</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40</text:p>
          </table:table-cell>
          <table:table-cell office:value-type="string" table:style-name="ce1">
            <text:p>Food Security</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This Chapter does not apply to: (a) the acquisition or rental of land, existing buildings, or other immovable property or the rights thereon; (b) non-contractual agreements or any form of assistance that a Party or Signatory CARIFORUM State provides, including cooperative agreements, grants, loans, equity infusions, guarantees, and fiscal incentives; (c) the procurement or acquisition of fiscal agency or depositary services, liquidation and management services for regulated financial institutions, or services related to the sale, redemption and distribution of public debt, including loans and government bonds, notes and other securities; (d) the acquisition, development, production or co-production of programme material intended for broadcasting by broadcasters and contracts for broadcasting time; (e) arbitration and conciliation services; (f) public employment contracts; (g) research and development services; (h) the procurement of agricultural products made in furtherance of agricultural support programmes and human feeding programmes, including food aid; (i) intra-governmental procurement; (j) procurement conducted: (i) for the direct purpose of providing international assistance, including development aid; (ii) under the particular procedure or condition of an international agreement relating to the stationing of troops or relating to the joint implementation of a project by a Party or Signatory CARIFORUM State with a non-Party; (iii) in support of military forces located outside the territory of the Party or Signatory CARIFORUM State concerned; (iv) under the particular procedure or condition of an international organisation, or funded by international grants, loans, or other assistance where the applicable procedure or condition would be inconsistent with this Chapter.</text:p>
          </table:table-cell>
          <table:table-cell office:value-type="string" table:style-name="ce1">
            <text:p>food aid</text:p>
          </table:table-cell>
          <table:table-cell office:value-type="string" table:style-name="ce1">
            <text:p>ToTA</text:p>
          </table:table-cell>
          <table:table-cell office:value-type="string" table:style-name="ce1">
            <text:p>CHAPTER 3</text:p>
          </table:table-cell>
          <table:table-cell office:value-type="string" table:style-name="ce1">
            <text:p>Public Procurement</text:p>
          </table:table-cell>
          <table:table-cell office:value-type="string" table:style-name="ce1">
            <text:p>ARTICLE 167</text:p>
          </table:table-cell>
          <table:table-cell office:value-type="string" table:style-name="ce1">
            <text:p>Scope</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8" table:style-name="ce1">
            <text:p>608</text:p>
          </table:table-cell>
          <table:table-cell office:value-type="string" table:style-name="ce1">
            <text:p>Panama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7</text:p>
          </table:table-cell>
          <table:table-cell office:value-type="string" table:style-name="ce1">
            <text:p>Administration And Implementation Of Tariff-Rate Quotas</text:p>
          </table:table-cell>
          <table:table-cell office:value-type="string" table:style-name="ce1">
            <text:p>Canada - Panama</text:p>
          </table:table-cell>
          <table:table-cell office:value-type="string" table:style-name="ce1">
            <text:p>2010-05-14</text:p>
          </table:table-cell>
          <table:table-cell office:value-type="string" table:style-name="ce1">
            <text:p>2013-04-01</text:p>
          </table:table-cell>
          <table:table-cell office:value-type="string" table:style-name="ce1">
            <text:p>http://international.gc.ca/trade-commerce/trade-agreements-accords-commerciaux/agr-acc/panama/fta-ale/index.aspx?lang=eng</text:p>
          </table:table-cell>
          <table:table-cell office:value-type="string" table:style-name="ce1">
            <text:p>Canada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May-10</text:p>
          </table:table-cell>
          <table:table-cell office:value-type="string" table:style-name="ce1">
            <text:p>14-May-10</text:p>
          </table:table-cell>
          <table:table-cell office:value-type="string" table:style-name="ce1">
            <text:p>10-Apr-13</text:p>
          </table:table-cell>
          <table:table-cell office:value-type="string" table:style-name="ce1">
            <text:p>10-Apr-13</text:p>
          </table:table-cell>
          <table:table-cell office:value-type="string" table:style-name="ce1">
            <text:p>01-Apr-13</text:p>
          </table:table-cell>
          <table:table-cell office:value-type="string" table:style-name="ce1">
            <text:p>01-Apr-13</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Panama</text:p>
          </table:table-cell>
          <table:table-cell office:value-type="string" table:style-name="ce1">
            <text:p>Canada; Panama</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31" table:style-name="ce1">
            <text:p>2031</text:p>
          </table:table-cell>
          <table:table-cell/>
          <table:table-cell/>
        </table:table-row>
        <table:table-row table:style-name="ro1">
          <table:table-cell office:value-type="float" office:value="619" table:style-name="ce1">
            <text:p>619</text:p>
          </table:table-cell>
          <table:table-cell office:value-type="string" table:style-name="ce1">
            <text:p>This Chapter shall not apply to: (a) (i) procurement of agricultural products made in furtherance of agricultural support programmes and human feeding programmes (for example food aid, including urgent relief aid); and (ii) procurement for the acquisition, development, production or co-production of programme material by broadcasters and contracts for broadcasting time; (b) contracts awarded by procuring entities covered under Annexes 19-1 and 19-2 in connection with activities in the fields of drinking water, energy, transport and the postal sector, unless covered under Annex 19-3; (c) procurement related to shipbuilding and maintainance by (i) procuring entities covered under Annex 19-3; (ii) bodies governed by public law covered under Annex 19-2; and (iii) local contracting authorities covered in Section B of Annex 19-2 (identified therein as administrative units NUTS 3 and smaller); or (d) goods and services that are procured by a covered entity internally or that are supplied by one covered entity to another.</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anada</text:p>
          </table:table-cell>
          <table:table-cell office:value-type="string" table:style-name="ce1">
            <text:p>2016-10-30</text:p>
          </table:table-cell>
          <table:table-cell office:value-type="string" table:style-name="ce1">
            <text:p>2017-09-21</text:p>
          </table:table-cell>
          <table:table-cell office:value-type="string" table:style-name="ce1">
            <text:p>https://eur-lex.europa.eu/legal-content/EN/TXT/?uri=OJ:L:2017:011:TOC</text:p>
          </table:table-cell>
          <table:table-cell office:value-type="string" table:style-name="ce1">
            <text:p>EU - Canad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Oct-16</text:p>
          </table:table-cell>
          <table:table-cell office:value-type="string" table:style-name="ce1">
            <text:p>30-Oct-16</text:p>
          </table:table-cell>
          <table:table-cell office:value-type="string" table:style-name="ce1">
            <text:p>19-Sep-17</text:p>
          </table:table-cell>
          <table:table-cell office:value-type="string" table:style-name="ce1">
            <text:p>19-Sep-17</text:p>
          </table:table-cell>
          <table:table-cell office:value-type="string" table:style-name="ce1">
            <text:p>21-Sep-17</text:p>
          </table:table-cell>
          <table:table-cell office:value-type="string" table:style-name="ce1">
            <text:p>21-Sep-1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European Union</text:p>
          </table:table-cell>
          <table:table-cell office:value-type="string" table:style-name="ce1">
            <text:p>Austria; Belgium; Bulgaria; Canad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issued</text:p>
          </table:table-cell>
          <table:table-cell office:value-type="string" table:style-name="ce1">
            <text:p>19-Jun-18</text:p>
          </table:table-cell>
          <table:table-cell office:value-type="float" office:value="2024" table:style-name="ce1">
            <text:p>2024</text:p>
          </table:table-cell>
          <table:table-cell/>
          <table:table-cell office:value-type="string" table:style-name="ce1">
            <text:p>Official Journal of the European Union: L 11 of 14-Jan-2017. 
The starting date for provisional application of the Comprehensive Economic and Trade Agreement, or CETA is 21-Sep-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21" table:style-name="ce1">
            <text:p>621</text:p>
          </table:table-cell>
          <table:table-cell office:value-type="string" table:style-name="ce1">
            <text:p>Botswana, Lesotho, Namibia and Swaziland may temporarily restrict the importation or exportation of goods for purposes of rural development, food security and poverty alleviation in a manner not inconsistent with the WTO Agreement.</text:p>
          </table:table-cell>
          <table:table-cell office:value-type="string" table:style-name="ce1">
            <text:p>food security</text:p>
          </table:table-cell>
          <table:table-cell office:value-type="string" table:style-name="ce1">
            <text:p>ToTA</text:p>
          </table:table-cell>
          <table:table-cell office:value-type="string" table:style-name="ce1">
            <text:p>CHAPTER II</text:p>
          </table:table-cell>
          <table:table-cell office:value-type="string" table:style-name="ce1">
            <text:p>Trade In Goods</text:p>
          </table:table-cell>
          <table:table-cell office:value-type="string" table:style-name="ce1">
            <text:p>ARTICLE 25</text:p>
          </table:table-cell>
          <table:table-cell office:value-type="string" table:style-name="ce1">
            <text:p>Special Treatment For Botswana, Lesotho, Namibia And Swaziland</text:p>
          </table:table-cell>
          <table:table-cell office:value-type="string" table:style-name="ce1">
            <text:p>EFTA - SACU</text:p>
          </table:table-cell>
          <table:table-cell office:value-type="string" table:style-name="ce1">
            <text:p>2006-06-26</text:p>
          </table:table-cell>
          <table:table-cell office:value-type="string" table:style-name="ce1">
            <text:p>2008-05-01</text:p>
          </table:table-cell>
          <table:table-cell office:value-type="string" table:style-name="ce1">
            <text:p>https://www.efta.int/trade-relations/free-trade-network/southern-african-customs-union-sacu</text:p>
          </table:table-cell>
          <table:table-cell office:value-type="string" table:style-name="ce1">
            <text:p>EFTA - SACU</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Jun-06</text:p>
          </table:table-cell>
          <table:table-cell/>
          <table:table-cell office:value-type="string" table:style-name="ce1">
            <text:p>29-Oct-08</text:p>
          </table:table-cell>
          <table:table-cell/>
          <table:table-cell office:value-type="string" table:style-name="ce1">
            <text:p>01-May-08</text:p>
          </table:table-cell>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office:value-type="string" table:style-name="ce1">
            <text:p>European Free Trade Association (EFTA); Southern African Customs Union (SACU)</text:p>
          </table:table-cell>
          <table:table-cell office:value-type="string" table:style-name="ce1">
            <text:p>European Free Trade Association (EFTA); Southern African Customs Union (SACU)</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15" table:style-name="ce1">
            <text:p>2015</text:p>
          </table:table-cell>
          <table:table-cell/>
          <table:table-cell/>
        </table:table-row>
        <table:table-row table:style-name="ro1">
          <table:table-cell office:value-type="float" office:value="623" table:style-name="ce1">
            <text:p>623</text:p>
          </table:table-cell>
          <table:table-cell office:value-type="string" table:style-name="ce1">
            <text:p>Where the implementation of this Agreement leads to difficulties regarding the availability of, or access to, foodstuffs necessary to ensure food security, and where this situation gives rise to or is likely to give rise to major difficulties for Côte d'Ivoire, the latter may take appropriate measures in accordance with the procedures laid down in Article 25.</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s Duties And Non-Tariff Measures</text:p>
          </table:table-cell>
          <table:table-cell office:value-type="string" table:style-name="ce1">
            <text:p>ARTICLE 20</text:p>
          </table:table-cell>
          <table:table-cell office:value-type="string" table:style-name="ce1">
            <text:p>Food Security</text:p>
          </table:table-cell>
          <table:table-cell office:value-type="string" table:style-name="ce1">
            <text:p>EU - Côte d'Ivoire</text:p>
          </table:table-cell>
          <table:table-cell office:value-type="string" table:style-name="ce1">
            <text:p>2008-11-26</text:p>
          </table:table-cell>
          <table:table-cell office:value-type="string" table:style-name="ce1">
            <text:p>2016-09-03</text:p>
          </table:table-cell>
          <table:table-cell office:value-type="string" table:style-name="ce1">
            <text:p>http://eur-lex.europa.eu/legal-content/EN/TXT/?qid=1398352060784&amp;uri=CELEX:22009A0303(01)</text:p>
          </table:table-cell>
          <table:table-cell office:value-type="string" table:style-name="ce1">
            <text:p>EU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Nov-08</text:p>
          </table:table-cell>
          <table:table-cell/>
          <table:table-cell office:value-type="string" table:style-name="ce1">
            <text:p>11-Dec-08</text:p>
          </table:table-cell>
          <table:table-cell/>
          <table:table-cell office:value-type="string" table:style-name="ce1">
            <text:p>03-Sep-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European Union</text:p>
          </table:table-cell>
          <table:table-cell office:value-type="string" table:style-name="ce1">
            <text:p>Austria; Belgium; Bulgaria; Croatia; Cyprus; Czech Republic; Denmark; Estonia; Finland; France; Germany; Greece; Hungary; Ireland; Italy; Côte d'Ivoire;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3" table:style-name="ce1">
            <text:p>2023</text:p>
          </table:table-cell>
          <table:table-cell/>
          <table:table-cell office:value-type="string" table:style-name="ce1">
            <text:p>Official Journal of the European Union: L 079 of 03-Mar-200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40" table:style-name="ce1">
            <text:p>640</text:p>
          </table:table-cell>
          <table:table-cell office:value-type="string" table:style-name="ce1">
            <text:p>The Committee on Agricultural Trade shall provide a forum for: (a) promoting trade in agricultural goods between the Parties under this Agreement and other issues as appropriate; (b) monitoring and promoting cooperation on the implementation and administration of this Section, including notification of export restrictions on foodstuffs as stipulated in Article 2.24 (Export Restrictions – Food Security), and discussing the cooperative work identified in Article 2.21 (Agricultural Export Subsidies), Article 2.22 (Export Credits, Export Credit Guarantees or Insurance Programmes) and Article 2.23 (Agricultural Export State Trading Enterprises); (c) consultation among the Parties on matters related to this Section in coordination with other committees, working groups or any other subsidiary bodies established under this Agreement; and (d) undertaking any additional work that the Committee on Trade in Goods and the Commission may assign.</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National Treatment And Market Access For Goods</text:p>
          </table:table-cell>
          <table:table-cell office:value-type="string" table:style-name="ce1">
            <text:p>ARTICLE 2.25</text:p>
          </table:table-cell>
          <table:table-cell office:value-type="string" table:style-name="ce1">
            <text:p>Committee On Agricultural Trade</text:p>
          </table:table-cell>
          <table:table-cell office:value-type="string" table:style-name="ce1">
            <text:p>Comprehensive and Progressive Agreement for Trans-Pacific Partnership (CPTPP)</text:p>
          </table:table-cell>
          <table:table-cell office:value-type="string" table:style-name="ce1">
            <text:p>2018-03-08</text:p>
          </table:table-cell>
          <table:table-cell office:value-type="string" table:style-name="ce1">
            <text:p>2018-12-30</text:p>
          </table:table-cell>
          <table:table-cell office:value-type="string" table:style-name="ce1">
            <text:p>https://www.mfat.govt.nz/assets/Trade-agreements/CPTPP/CPTPP-Text-zipped.zip</text:p>
          </table:table-cell>
          <table:table-cell office:value-type="string" table:style-name="ce1">
            <text:p>Comprehensive and Progressive Agreement for Trans-Pacific Partnership (CPTP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Mar-18</text:p>
          </table:table-cell>
          <table:table-cell office:value-type="string" table:style-name="ce1">
            <text:p>08-Mar-18</text:p>
          </table:table-cell>
          <table:table-cell office:value-type="string" table:style-name="ce1">
            <text:p>20-Dec-18</text:p>
          </table:table-cell>
          <table:table-cell office:value-type="string" table:style-name="ce1">
            <text:p>20-Dec-18</text:p>
          </table:table-cell>
          <table:table-cell office:value-type="string" table:style-name="ce1">
            <text:p>30-Dec-18</text:p>
          </table:table-cell>
          <table:table-cell office:value-type="string" table:style-name="ce1">
            <text:p>30-Dec-18</text:p>
          </table:table-cell>
          <table:table-cell/>
          <table:table-cell office:value-type="string" table:style-name="ce1">
            <text:p>No</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text:p>
          </table:table-cell>
          <table:table-cell office:value-type="string" table:style-name="ce1">
            <text:p>Brunei Darussalam(12-Jul-2023 - ); Chile(21-Feb-2023 - ); Malaysia(29-Nov-2022 - ); Peru(19-Sep-2021 - ); Viet Nam(14-Jan-2019 - ); United Kingdom(15-Dec-2024 - )</text:p>
          </table:table-cell>
          <table:table-cell office:value-type="string" table:style-name="ce1">
            <text:p>Factual Presentation issued</text:p>
          </table:table-cell>
          <table:table-cell office:value-type="string" table:style-name="ce1">
            <text:p>21-Jun-21</text:p>
          </table:table-cell>
          <table:table-cell office:value-type="string" table:style-name="ce1">
            <text:p>Factual Presentation issued</text:p>
          </table:table-cell>
          <table:table-cell office:value-type="string" table:style-name="ce1">
            <text:p>21-Jun-21</text:p>
          </table:table-cell>
          <table:table-cell office:value-type="float" office:value="2039" table:style-name="ce1">
            <text:p>2039</text:p>
          </table:table-cell>
          <table:table-cell/>
          <table:table-cell office:value-type="string" table:style-name="ce1">
            <text:p>Dates of entry into Force: 
30-Dec-2018 for Australia, Canada, Japan, Mexico, New Zealand, Singapore.
14-Jan-2019 for Viet Nam.
19-Sept-2021 for Peru.
29-Nov-2022 for Malaysia.
21-Feb-2023 for Chile.
12-Jul-2023 for Brunei Darussalam.
15-Dec-2024 for the United Kingdom.

</text:p>
          </table:table-cell>
        </table:table-row>
        <table:table-row table:style-name="ro1">
          <table:table-cell office:value-type="float" office:value="640" table:style-name="ce1">
            <text:p>640</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ToTA</text:p>
          </table:table-cell>
          <table:table-cell office:value-type="string" table:style-name="ce1">
            <text:p>CHAPTER 20</text:p>
          </table:table-cell>
          <table:table-cell office:value-type="string" table:style-name="ce1">
            <text:p>Environment</text:p>
          </table:table-cell>
          <table:table-cell office:value-type="string" table:style-name="ce1">
            <text:p>ARTICLE 20.16</text:p>
          </table:table-cell>
          <table:table-cell office:value-type="string" table:style-name="ce1">
            <text:p>Marine Capture Fisheries</text:p>
          </table:table-cell>
          <table:table-cell office:value-type="string" table:style-name="ce1">
            <text:p>Comprehensive and Progressive Agreement for Trans-Pacific Partnership (CPTPP)</text:p>
          </table:table-cell>
          <table:table-cell office:value-type="string" table:style-name="ce1">
            <text:p>2018-03-08</text:p>
          </table:table-cell>
          <table:table-cell office:value-type="string" table:style-name="ce1">
            <text:p>2018-12-30</text:p>
          </table:table-cell>
          <table:table-cell office:value-type="string" table:style-name="ce1">
            <text:p>https://www.mfat.govt.nz/assets/Trade-agreements/CPTPP/CPTPP-Text-zipped.zip</text:p>
          </table:table-cell>
          <table:table-cell office:value-type="string" table:style-name="ce1">
            <text:p>Comprehensive and Progressive Agreement for Trans-Pacific Partnership (CPTP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Mar-18</text:p>
          </table:table-cell>
          <table:table-cell office:value-type="string" table:style-name="ce1">
            <text:p>08-Mar-18</text:p>
          </table:table-cell>
          <table:table-cell office:value-type="string" table:style-name="ce1">
            <text:p>20-Dec-18</text:p>
          </table:table-cell>
          <table:table-cell office:value-type="string" table:style-name="ce1">
            <text:p>20-Dec-18</text:p>
          </table:table-cell>
          <table:table-cell office:value-type="string" table:style-name="ce1">
            <text:p>30-Dec-18</text:p>
          </table:table-cell>
          <table:table-cell office:value-type="string" table:style-name="ce1">
            <text:p>30-Dec-18</text:p>
          </table:table-cell>
          <table:table-cell/>
          <table:table-cell office:value-type="string" table:style-name="ce1">
            <text:p>No</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text:p>
          </table:table-cell>
          <table:table-cell office:value-type="string" table:style-name="ce1">
            <text:p>Brunei Darussalam(12-Jul-2023 - ); Chile(21-Feb-2023 - ); Malaysia(29-Nov-2022 - ); Peru(19-Sep-2021 - ); Viet Nam(14-Jan-2019 - ); United Kingdom(15-Dec-2024 - )</text:p>
          </table:table-cell>
          <table:table-cell office:value-type="string" table:style-name="ce1">
            <text:p>Factual Presentation issued</text:p>
          </table:table-cell>
          <table:table-cell office:value-type="string" table:style-name="ce1">
            <text:p>21-Jun-21</text:p>
          </table:table-cell>
          <table:table-cell office:value-type="string" table:style-name="ce1">
            <text:p>Factual Presentation issued</text:p>
          </table:table-cell>
          <table:table-cell office:value-type="string" table:style-name="ce1">
            <text:p>21-Jun-21</text:p>
          </table:table-cell>
          <table:table-cell office:value-type="float" office:value="2039" table:style-name="ce1">
            <text:p>2039</text:p>
          </table:table-cell>
          <table:table-cell/>
          <table:table-cell office:value-type="string" table:style-name="ce1">
            <text:p>Dates of entry into Force: 
30-Dec-2018 for Australia, Canada, Japan, Mexico, New Zealand, Singapore.
14-Jan-2019 for Viet Nam.
19-Sept-2021 for Peru.
29-Nov-2022 for Malaysia.
21-Feb-2023 for Chile.
12-Jul-2023 for Brunei Darussalam.
15-Dec-2024 for the United Kingdom.

</text:p>
          </table:table-cell>
        </table:table-row>
        <table:table-row table:style-name="ro1">
          <table:table-cell office:value-type="float" office:value="643" table:style-name="ce1">
            <text:p>643</text:p>
          </table:table-cell>
          <table:table-cell office:value-type="string" table:style-name="ce1">
            <text:p>The Parties recognise the importance of maintaining a stable and reliable food supply and the fulfilment of food security objectives.</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3" table:style-name="ce1">
            <text:p>643</text:p>
          </table:table-cell>
          <table:table-cell office:value-type="string" table:style-name="ce1">
            <text:p>The Parties shall explore, as appropriate, opportunities to co-operate in the area of global food security, including through relevant regional and international fora.</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3" table:style-name="ce1">
            <text:p>643</text:p>
          </table:table-cell>
          <table:table-cell office:value-type="string" table:style-name="ce1">
            <text:p>Recognising the important role that trade and investment plays in achieving long-term food security, the Parties shall, as appropriate, encourag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5" table:style-name="ce1">
            <text:p>645</text:p>
          </table:table-cell>
          <table:table-cell office:value-type="string" table:style-name="ce1">
            <text:p>For promoting sustainable development, each Party, within its own capacities, shall adopt policies and measures on issues such as: (a) improvement of energy efficiency; (b) research, promotion, development and use of new and renewable energy, technologies of carbon dioxide capture, and updated and innovative environmental technologies that do not affect food security or the conservation of biological diversity; and (c) measures for evaluating the vulnerability and adaptation to climate change.</text:p>
          </table:table-cell>
          <table:table-cell office:value-type="string" table:style-name="ce1">
            <text:p>food security</text:p>
          </table:table-cell>
          <table:table-cell office:value-type="string" table:style-name="ce1">
            <text:p>ToTA</text:p>
          </table:table-cell>
          <table:table-cell office:value-type="string" table:style-name="ce1">
            <text:p>CHAPTER NINETEEN</text:p>
          </table:table-cell>
          <table:table-cell office:value-type="string" table:style-name="ce1">
            <text:p>Environment</text:p>
          </table:table-cell>
          <table:table-cell office:value-type="string" table:style-name="ce1">
            <text:p>ARTICLE 19.8</text:p>
          </table:table-cell>
          <table:table-cell office:value-type="string" table:style-name="ce1">
            <text:p>Climate Change</text:p>
          </table:table-cell>
          <table:table-cell office:value-type="string" table:style-name="ce1">
            <text:p>Peru - Korea, Republic of</text:p>
          </table:table-cell>
          <table:table-cell office:value-type="string" table:style-name="ce1">
            <text:p>2011-03-21</text:p>
          </table:table-cell>
          <table:table-cell office:value-type="string" table:style-name="ce1">
            <text:p>2011-08-01</text:p>
          </table:table-cell>
          <table:table-cell office:value-type="string" table:style-name="ce1">
            <text:p>https://www.fta.go.kr//webmodule/_PSD_FTA/pe/1/eng.pdf</text:p>
          </table:table-cell>
          <table:table-cell office:value-type="string" table:style-name="ce1">
            <text:p>Per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Mar-11</text:p>
          </table:table-cell>
          <table:table-cell office:value-type="string" table:style-name="ce1">
            <text:p>21-Mar-11</text:p>
          </table:table-cell>
          <table:table-cell office:value-type="string" table:style-name="ce1">
            <text:p>09-Aug-11</text:p>
          </table:table-cell>
          <table:table-cell office:value-type="string" table:style-name="ce1">
            <text:p>09-Aug-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Korea, Republic of; Peru</text:p>
          </table:table-cell>
          <table:table-cell office:value-type="string" table:style-name="ce1">
            <text:p>Korea, Republic of; Peru</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27" table:style-name="ce1">
            <text:p>2027</text:p>
          </table:table-cell>
          <table:table-cell/>
          <table:table-cell/>
        </table:table-row>
        <table:table-row table:style-name="ro1">
          <table:table-cell office:value-type="float" office:value="645" table:style-name="ce1">
            <text:p>645</text:p>
          </table:table-cell>
          <table:table-cell office:value-type="string" table:style-name="ce1">
            <text:p>The Parties will develop fisheries and aquaculture through: (a) strengthening public and private institutions related to fisheries and aquaculture development and promoting investment in those sectors; (b) promoting research and development of new products for direct human consumption, as well as the consumption of major aquatic resources to support food security programs; (c) combating illegal, unreported, and unregulated fishing; (d) facilitation of mutually beneficial developments in the field of aquaculture; (e) exchanging information regarding fisheries, aquaculture, and fish resources.</text:p>
          </table:table-cell>
          <table:table-cell office:value-type="string" table:style-name="ce1">
            <text:p>food security</text:p>
          </table:table-cell>
          <table:table-cell office:value-type="string" table:style-name="ce1">
            <text:p>ToTA</text:p>
          </table:table-cell>
          <table:table-cell office:value-type="string" table:style-name="ce1">
            <text:p>CHAPTER TWENTY</text:p>
          </table:table-cell>
          <table:table-cell office:value-type="string" table:style-name="ce1">
            <text:p>Cooperation</text:p>
          </table:table-cell>
          <table:table-cell office:value-type="string" table:style-name="ce1">
            <text:p>ARTICLE 20.5</text:p>
          </table:table-cell>
          <table:table-cell office:value-type="string" table:style-name="ce1">
            <text:p>Fisheries And Aquaculture Cooperation</text:p>
          </table:table-cell>
          <table:table-cell office:value-type="string" table:style-name="ce1">
            <text:p>Peru - Korea, Republic of</text:p>
          </table:table-cell>
          <table:table-cell office:value-type="string" table:style-name="ce1">
            <text:p>2011-03-21</text:p>
          </table:table-cell>
          <table:table-cell office:value-type="string" table:style-name="ce1">
            <text:p>2011-08-01</text:p>
          </table:table-cell>
          <table:table-cell office:value-type="string" table:style-name="ce1">
            <text:p>https://www.fta.go.kr//webmodule/_PSD_FTA/pe/1/eng.pdf</text:p>
          </table:table-cell>
          <table:table-cell office:value-type="string" table:style-name="ce1">
            <text:p>Per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Mar-11</text:p>
          </table:table-cell>
          <table:table-cell office:value-type="string" table:style-name="ce1">
            <text:p>21-Mar-11</text:p>
          </table:table-cell>
          <table:table-cell office:value-type="string" table:style-name="ce1">
            <text:p>09-Aug-11</text:p>
          </table:table-cell>
          <table:table-cell office:value-type="string" table:style-name="ce1">
            <text:p>09-Aug-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Korea, Republic of; Peru</text:p>
          </table:table-cell>
          <table:table-cell office:value-type="string" table:style-name="ce1">
            <text:p>Korea, Republic of; Peru</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27" table:style-name="ce1">
            <text:p>2027</text:p>
          </table:table-cell>
          <table:table-cell/>
          <table:table-cell/>
        </table:table-row>
        <table:table-row table:style-name="ro1">
          <table:table-cell office:value-type="float" office:value="649" table:style-name="ce1">
            <text:p>649</text:p>
          </table:table-cell>
          <table:table-cell office:value-type="string" table:style-name="ce1">
            <text:p>Para los efectos de esta sección se entenderá por: animal: entre otros, animales domésticos, peces y fauna silvestre; bien: animales, vegetales, sus productos y subproductos. contaminante: entre otros, residuos de plaguicidas y de drogas veterinarias y otras sustancias extrañas. enfermedad: la alteración más o menos grave del cuerpo animal. evaluación de riesgo: una evaluación de: a) la probabilidad de introducción, establecimiento y propagación de una plaga o una enfermedad y las posibles consecuencias biológicas y económicas; b) la probabilidad de efectos adversos a la vida o a la salud humana y animal provenientes de la presencia de un aditivo, contaminante, toxina, o un organismo causante de enfermedades en un alimento o forraje. información científica: datos o información derivados del uso de principios y métodos científicos. medida fitosanitaria o zoosanitaria: una medida, incluyendo un criterio relativo al bien final; un método de proceso o producción directamente relacionado con el bien; una prueba, inspección, certificación o procedimiento de aprobación; un método estadístico relevante; un procedimiento de muestreo; un método de evaluación de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para: a) proteger la vida y la salud animal y la sanidad vegetal en su territorio de los riesgos provenientes de la introducción, establecimiento o propagación de una plaga o una enfermedad; b) proteger la vida y la salud humana y animal en su territorio de riesgos provenientes de la presencia de un aditivo, contaminante, toxina o un organismo causante de una enfermedad en un alimento o forraje; c) proteger la vida y la salud humana en su territorio de los riesgos provenientes de un organismo causante de enfermedades o de una plaga transportada por un animal o un vegetal o un derivado de éstos; o d) prevenir o limitar otros daños en su territorio provenientes de la introducción, establecimiento y propagación de una plaga o enfermedad. nivel adecuado de protección fitosanitaria o zoosanitaria: el nivel de protección que estime adecuado la Parte que establezca la medida fitosanitaria o zoosanitaria para proteger la vida o la salud de las personas y de los animales o para preservar la sanidad vegetal en su territorio. norma, directriz o recomendación internacional: una norma, directriz o recomendación, en relación con: a) la seguridad en alimentos, la establecida por la Comisión del Codex Alimentarius, incluyendo aquella relacionada con descomposición de los productos, elaborada por el Comité de Pescados y Productos Pesqueros del Codex Alimentarius, aditivos alimentarios, contaminantes, prácticas en materia de higiene y métodos de análisis y muestreo; b) la salud animal y zoonosis, la elaborada bajo los auspicios de la Oficina Internacional de Epizootias; c) la sanidad vegetal, la elaborada bajo los auspicios del Secretariado de la Convención Internacional de Protección Fitosanitaria; y d) lo establecido por otras organizaciones internacionales acordadas por las Partes o desarrolladas conforme a esas organizaciones. plaga: entre otros, cualquier estado viviente de cualquier insecto, ácaro, nemátodo, babosas, caracol, protozoo, u otro animal invertebrado, bacterias, hongos, otras plantas parasíticas o partes reproductivas de ellas, virus, micoplasmas, malezas o cualquier organismo similar o los mismos asociados con cualquiera de los anteriores o cualquier sustancia infecciosa que pueda directa o indirectamente ocasionar daños a las plantas o animales o a sus productos o subproductos. procedimiento de aprobación: cualquier procedimiento de registro, comunicación o cualquier otro procedimiento administrativo obligatorio. procedimiento de control o inspección: cualquier procedimiento utilizado, directa o indirectamente, para determinar si se cumple una medida fitosanitaria o zoosanitaria, incluidos muestreo, pruebas, inspección, evaluación, verificación, monitoreo, auditoría, evaluación de la aplicación de las medidas fitosanitarias y zoosanitarias, acreditación, registro, certificación, otros procedimientos que involucran el examen físico de un bien, del empaquetado del mismo o del equipo o de las instalaciones directamente relacionadas con la producción, comercialización o uso del bien.</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V</text:p>
          </table:table-cell>
          <table:table-cell office:value-type="string" table:style-name="ce1">
            <text:p>Sector Agropecuario Y Medidas Fitosanitarias Y Zoosanitarias</text:p>
          </table:table-cell>
          <table:table-cell office:value-type="string" table:style-name="ce1">
            <text:p>ARTÍCULO 5-11</text:p>
          </table:table-cell>
          <table:table-cell office:value-type="string" table:style-name="ce1">
            <text:p>Definiciones.</text:p>
          </table:table-cell>
          <table:table-cell office:value-type="string" table:style-name="ce1">
            <text:p>Colombia - Mexico</text:p>
          </table:table-cell>
          <table:table-cell office:value-type="string" table:style-name="ce1">
            <text:p>1994-06-13</text:p>
          </table:table-cell>
          <table:table-cell office:value-type="string" table:style-name="ce1">
            <text:p>1995-01-01</text:p>
          </table:table-cell>
          <table:table-cell/>
          <table:table-cell office:value-type="string" table:style-name="ce1">
            <text:p>Colombi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3-Jun-94</text:p>
          </table:table-cell>
          <table:table-cell office:value-type="string" table:style-name="ce1">
            <text:p>13-Jun-94</text:p>
          </table:table-cell>
          <table:table-cell office:value-type="string" table:style-name="ce1">
            <text:p>13-Sep-10</text:p>
          </table:table-cell>
          <table:table-cell office:value-type="string" table:style-name="ce1">
            <text:p>13-Sep-10</text:p>
          </table:table-cell>
          <table:table-cell office:value-type="string" table:style-name="ce1">
            <text:p>01-Jan-95</text:p>
          </table:table-cell>
          <table:table-cell office:value-type="string" table:style-name="ce1">
            <text:p>01-Jan-95</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Mexico</text:p>
          </table:table-cell>
          <table:table-cell office:value-type="string" table:style-name="ce1">
            <text:p>Colombia; Mexico</text:p>
          </table:table-cell>
          <table:table-cell/>
          <table:table-cell office:value-type="string" table:style-name="ce1">
            <text:p>Factual Presentation issued</text:p>
          </table:table-cell>
          <table:table-cell office:value-type="string" table:style-name="ce1">
            <text:p>20-Mar-12</text:p>
          </table:table-cell>
          <table:table-cell office:value-type="string" table:style-name="ce1">
            <text:p>Factual Presentation issued</text:p>
          </table:table-cell>
          <table:table-cell office:value-type="string" table:style-name="ce1">
            <text:p>20-Mar-12</text:p>
          </table:table-cell>
          <table:table-cell office:value-type="float" office:value="2020" table:style-name="ce1">
            <text:p>2020</text:p>
          </table:table-cell>
          <table:table-cell/>
          <table:table-cell office:value-type="string" table:style-name="ce1">
            <text:p>LAIA Reference: AAP.CE 33.
End of implementation (EOI):
2020 is the EOI in accordance with the Protocol signed in 2010; the original EOI - 2007 - was subsequently modified to 2011.
Agreement notified by the Parties under GATT Article XXIV and GATS V. Later, the goods aspects of this Agreement were also notified under the Enabling Clause by LAIA Parties as a change to the LAIA's 1980 Treaty of Montevideo (WT/COMTD/RTA15/N/1/Add.33).</text:p>
          </table:table-cell>
        </table:table-row>
        <table:table-row table:style-name="ro1">
          <table:table-cell office:value-type="float" office:value="662" table:style-name="ce1">
            <text:p>662</text:p>
          </table:table-cell>
          <table:table-cell office:value-type="string" table:style-name="ce1">
            <text:p>Las Partes podrán celebrar consultas en relación con la aplicación de las disposiciones de este Artículo, orientada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Acceso A Mercados</text:p>
          </table:table-cell>
          <table:table-cell office:value-type="string" table:style-name="ce1">
            <text:p>ARTÍCULO 3.9</text:p>
          </table:table-cell>
          <table:table-cell office:value-type="string" table:style-name="ce1">
            <text:p>Impuestos A La Exportación</text:p>
          </table:table-cell>
          <table:table-cell office:value-type="string" table:style-name="ce1">
            <text:p>Peru - Mexico</text:p>
          </table:table-cell>
          <table:table-cell office:value-type="string" table:style-name="ce1">
            <text:p>2011-04-06</text:p>
          </table:table-cell>
          <table:table-cell office:value-type="string" table:style-name="ce1">
            <text:p>2012-02-01</text:p>
          </table:table-cell>
          <table:table-cell/>
          <table:table-cell office:value-type="string" table:style-name="ce1">
            <text:p>Peru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06-Apr-11</text:p>
          </table:table-cell>
          <table:table-cell office:value-type="string" table:style-name="ce1">
            <text:p>06-Apr-11</text:p>
          </table:table-cell>
          <table:table-cell office:value-type="string" table:style-name="ce1">
            <text:p>22-Feb-12</text:p>
          </table:table-cell>
          <table:table-cell office:value-type="string" table:style-name="ce1">
            <text:p>22-Feb-12</text:p>
          </table:table-cell>
          <table:table-cell office:value-type="string" table:style-name="ce1">
            <text:p>01-Feb-12</text:p>
          </table:table-cell>
          <table:table-cell office:value-type="string" table:style-name="ce1">
            <text:p>01-Feb-12</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Peru</text:p>
          </table:table-cell>
          <table:table-cell office:value-type="string" table:style-name="ce1">
            <text:p>Mexico;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3" table:style-name="ce1">
            <text:p>2023</text:p>
          </table:table-cell>
          <table:table-cell/>
          <table:table-cell office:value-type="string" table:style-name="ce1">
            <text:p>LAIA Reference: AAP.CE 67.
Agreement notified by the Parties under GATT Article XXIV and GATS V. Later, the goods aspects of this Agreement were also notified under the Enabling Clause by LAIA Parties as a change to the LAIA's 1980 Treaty of Montevideo (WT/COMTD/RTA15/N/1/Add.66).</text:p>
          </table:table-cell>
        </table:table-row>
        <table:table-row table:style-name="ro1">
          <table:table-cell office:value-type="float" office:value="672" table:style-name="ce1">
            <text:p>672</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4</text:p>
          </table:table-cell>
          <table:table-cell office:value-type="string" table:style-name="ce1">
            <text:p>Administration And Implementation Of Tariff-Rate Quotas</text:p>
          </table:table-cell>
          <table:table-cell office:value-type="string" table:style-name="ce1">
            <text:p>Canada - Peru</text:p>
          </table:table-cell>
          <table:table-cell office:value-type="string" table:style-name="ce1">
            <text:p>2008-05-29</text:p>
          </table:table-cell>
          <table:table-cell office:value-type="string" table:style-name="ce1">
            <text:p>2009-08-01</text:p>
          </table:table-cell>
          <table:table-cell office:value-type="string" table:style-name="ce1">
            <text:p>http://international.gc.ca/trade-commerce/trade-agreements-accords-commerciaux/agr-acc/peru-perou/fta-ale/index.aspx?lang=eng</text:p>
          </table:table-cell>
          <table:table-cell office:value-type="string" table:style-name="ce1">
            <text:p>Canad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08</text:p>
          </table:table-cell>
          <table:table-cell office:value-type="string" table:style-name="ce1">
            <text:p>29-May-08</text:p>
          </table:table-cell>
          <table:table-cell office:value-type="string" table:style-name="ce1">
            <text:p>31-Jul-09</text:p>
          </table:table-cell>
          <table:table-cell office:value-type="string" table:style-name="ce1">
            <text:p>31-Jul-09</text:p>
          </table:table-cell>
          <table:table-cell office:value-type="string" table:style-name="ce1">
            <text:p>01-Aug-09</text:p>
          </table:table-cell>
          <table:table-cell office:value-type="string" table:style-name="ce1">
            <text:p>01-Aug-09</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Peru</text:p>
          </table:table-cell>
          <table:table-cell office:value-type="string" table:style-name="ce1">
            <text:p>Canada; Peru</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row>
        <table:table-row table:style-name="ro1">
          <table:table-cell office:value-type="float" office:value="676" table:style-name="ce1">
            <text:p>676</text:p>
          </table:table-cell>
          <table:table-cell office:value-type="string" table:style-name="ce1">
            <text:p>For this purpose, export measures with equivalent effect comprise export credits, export credit guarantees or insurance programmes, exporting state trading enterprises and food aid.</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National Treatment And Market Access For Goods</text:p>
          </table:table-cell>
          <table:table-cell office:value-type="string" table:style-name="ce1">
            <text:p>ARTICLE 89</text:p>
          </table:table-cell>
          <table:table-cell office:value-type="string" table:style-name="ce1">
            <text:p>Agricultural Export Subsidies</text:p>
          </table:table-cell>
          <table:table-cell office:value-type="string" table:style-name="ce1">
            <text:p>EU - Central America</text:p>
          </table:table-cell>
          <table:table-cell office:value-type="string" table:style-name="ce1">
            <text:p>2012-06-29</text:p>
          </table:table-cell>
          <table:table-cell office:value-type="string" table:style-name="ce1">
            <text:p>2013-08-01</text:p>
          </table:table-cell>
          <table:table-cell office:value-type="string" table:style-name="ce1">
            <text:p>https://eur-lex.europa.eu/legal-content/EN/TXT/?uri=OJ:L:2012:346:TOC</text:p>
          </table:table-cell>
          <table:table-cell office:value-type="string" table:style-name="ce1">
            <text:p>EU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12</text:p>
          </table:table-cell>
          <table:table-cell office:value-type="string" table:style-name="ce1">
            <text:p>29-Jun-12</text:p>
          </table:table-cell>
          <table:table-cell office:value-type="string" table:style-name="ce1">
            <text:p>26-Feb-13</text:p>
          </table:table-cell>
          <table:table-cell office:value-type="string" table:style-name="ce1">
            <text:p>26-Feb-13</text:p>
          </table:table-cell>
          <table:table-cell office:value-type="string" table:style-name="ce1">
            <text:p>01-Aug-13</text:p>
          </table:table-cell>
          <table:table-cell office:value-type="string" table:style-name="ce1">
            <text:p>01-Aug-13</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Central America</text:p>
          </table:table-cell>
          <table:table-cell office:value-type="string" table:style-name="ce1">
            <text:p>Yes</text:p>
          </table:table-cell>
          <table:table-cell office:value-type="string" table:style-name="ce1">
            <text:p>Yes</text:p>
          </table:table-cell>
          <table:table-cell office:value-type="string" table:style-name="ce1">
            <text:p>European Union; Central American Common Market (CACM)</text:p>
          </table:table-cell>
          <table:table-cell office:value-type="string" table:style-name="ce1">
            <text:p>European Union; Central American Common Market (CAC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7" table:style-name="ce1">
            <text:p>2027</text:p>
          </table:table-cell>
          <table:table-cell/>
          <table:table-cell office:value-type="string" table:style-name="ce1">
            <text:p>Official Journal of the European Union: L 346 of 15-Dec-2012. 
Provisional application for Honduras, Nicaragua and Panama: 01-Aug-2013; for Costa Rica and El Salvador: 01-Oct-2013; and for Guatemala: 01- Dec-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76" table:style-name="ce1">
            <text:p>676</text:p>
          </table:table-cell>
          <table:table-cell office:value-type="string" table:style-name="ce1">
            <text:p>Each Party shall notify in writing to the other Party, within three working days, any serious or significant risk to human, animal or plant life or health, including any food emergencies.</text:p>
          </table:table-cell>
          <table:table-cell office:value-type="string" table:style-name="ce1">
            <text:p>food emergencies</text:p>
          </table:table-cell>
          <table:table-cell office:value-type="string" table:style-name="ce1">
            <text:p>ToTA</text:p>
          </table:table-cell>
          <table:table-cell office:value-type="string" table:style-name="ce1">
            <text:p>CHAPTER 5</text:p>
          </table:table-cell>
          <table:table-cell office:value-type="string" table:style-name="ce1">
            <text:p>Sanitary And Phytosanitary Measures</text:p>
          </table:table-cell>
          <table:table-cell office:value-type="string" table:style-name="ce1">
            <text:p>ARTICLE 152</text:p>
          </table:table-cell>
          <table:table-cell office:value-type="string" table:style-name="ce1">
            <text:p>Notification And Consultation</text:p>
          </table:table-cell>
          <table:table-cell office:value-type="string" table:style-name="ce1">
            <text:p>EU - Central America</text:p>
          </table:table-cell>
          <table:table-cell office:value-type="string" table:style-name="ce1">
            <text:p>2012-06-29</text:p>
          </table:table-cell>
          <table:table-cell office:value-type="string" table:style-name="ce1">
            <text:p>2013-08-01</text:p>
          </table:table-cell>
          <table:table-cell office:value-type="string" table:style-name="ce1">
            <text:p>https://eur-lex.europa.eu/legal-content/EN/TXT/?uri=OJ:L:2012:346:TOC</text:p>
          </table:table-cell>
          <table:table-cell office:value-type="string" table:style-name="ce1">
            <text:p>EU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12</text:p>
          </table:table-cell>
          <table:table-cell office:value-type="string" table:style-name="ce1">
            <text:p>29-Jun-12</text:p>
          </table:table-cell>
          <table:table-cell office:value-type="string" table:style-name="ce1">
            <text:p>26-Feb-13</text:p>
          </table:table-cell>
          <table:table-cell office:value-type="string" table:style-name="ce1">
            <text:p>26-Feb-13</text:p>
          </table:table-cell>
          <table:table-cell office:value-type="string" table:style-name="ce1">
            <text:p>01-Aug-13</text:p>
          </table:table-cell>
          <table:table-cell office:value-type="string" table:style-name="ce1">
            <text:p>01-Aug-13</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Central America</text:p>
          </table:table-cell>
          <table:table-cell office:value-type="string" table:style-name="ce1">
            <text:p>Yes</text:p>
          </table:table-cell>
          <table:table-cell office:value-type="string" table:style-name="ce1">
            <text:p>Yes</text:p>
          </table:table-cell>
          <table:table-cell office:value-type="string" table:style-name="ce1">
            <text:p>European Union; Central American Common Market (CACM)</text:p>
          </table:table-cell>
          <table:table-cell office:value-type="string" table:style-name="ce1">
            <text:p>European Union; Central American Common Market (CAC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7" table:style-name="ce1">
            <text:p>2027</text:p>
          </table:table-cell>
          <table:table-cell/>
          <table:table-cell office:value-type="string" table:style-name="ce1">
            <text:p>Official Journal of the European Union: L 346 of 15-Dec-2012. 
Provisional application for Honduras, Nicaragua and Panama: 01-Aug-2013; for Costa Rica and El Salvador: 01-Oct-2013; and for Guatemala: 01- Dec-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80" table:style-name="ce1">
            <text:p>680</text:p>
          </table:table-cell>
          <table:table-cell office:value-type="string" table:style-name="ce1">
            <text:p>Should the implementation of this Agreement lead to problems with the availability of, or access to, the foodstuffs necessary to ensure food security, and where this situation gives rise or is likely to give rise to major difficulties for the Central Africa Party or a signatory Central African State, the Central Africa Party or this signatory Central African State may take appropriate measures in accordance with the procedures laid down in Article 31.</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s Duties And Non-Tariff Measures</text:p>
          </table:table-cell>
          <table:table-cell office:value-type="string" table:style-name="ce1">
            <text:p>ARTICLE 25</text:p>
          </table:table-cell>
          <table:table-cell office:value-type="string" table:style-name="ce1">
            <text:p>Food Security</text:p>
          </table:table-cell>
          <table:table-cell office:value-type="string" table:style-name="ce1">
            <text:p>EU - Cameroon</text:p>
          </table:table-cell>
          <table:table-cell office:value-type="string" table:style-name="ce1">
            <text:p>2009-01-15</text:p>
          </table:table-cell>
          <table:table-cell office:value-type="string" table:style-name="ce1">
            <text:p>2014-08-04</text:p>
          </table:table-cell>
          <table:table-cell office:value-type="string" table:style-name="ce1">
            <text:p>http://eur-lex.europa.eu/legal-content/EN/TXT/?qid=1399560086045&amp;uri=CELEX:22009A0228(01)</text:p>
          </table:table-cell>
          <table:table-cell office:value-type="string" table:style-name="ce1">
            <text:p>EU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Jan-09</text:p>
          </table:table-cell>
          <table:table-cell/>
          <table:table-cell office:value-type="string" table:style-name="ce1">
            <text:p>24-Sep-09</text:p>
          </table:table-cell>
          <table:table-cell/>
          <table:table-cell office:value-type="string" table:style-name="ce1">
            <text:p>04-Aug-1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European Union</text:p>
          </table:table-cell>
          <table:table-cell office:value-type="string" table:style-name="ce1">
            <text:p>Austria; Belgium; Bulgaria; Cameroon;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9" table:style-name="ce1">
            <text:p>2029</text:p>
          </table:table-cell>
          <table:table-cell/>
          <table:table-cell office:value-type="string" table:style-name="ce1">
            <text:p>Official Journal of the European Union: L 57 of 28-Feb-2009. 
Provisional Application of the Agreement: 04-Aug-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2" table:style-name="ce1">
            <text:p>692</text:p>
          </table:table-cell>
          <table:table-cell office:value-type="string" table:style-name="ce1">
            <text:p>Each Party shall notify in writing to the other Parties within two working days, of any serious or significant public, animal or plant health risk, including any food emergencies.</text:p>
          </table:table-cell>
          <table:table-cell office:value-type="string" table:style-name="ce1">
            <text:p>food emergencies</text:p>
          </table:table-cell>
          <table:table-cell office:value-type="string" table:style-name="ce1">
            <text:p>ToTA</text:p>
          </table:table-cell>
          <table:table-cell office:value-type="string" table:style-name="ce1">
            <text:p>CHAPTER 5</text:p>
          </table:table-cell>
          <table:table-cell office:value-type="string" table:style-name="ce1">
            <text:p>Sanitary And Phytosanitary Measures</text:p>
          </table:table-cell>
          <table:table-cell office:value-type="string" table:style-name="ce1">
            <text:p>ARTICLE 97</text:p>
          </table:table-cell>
          <table:table-cell office:value-type="string" table:style-name="ce1">
            <text:p>Notification And Consultation</text:p>
          </table:table-cell>
          <table:table-cell office:value-type="string" table:style-name="ce1">
            <text:p>EU - Colombia, Ecuador and Peru</text:p>
          </table:table-cell>
          <table:table-cell office:value-type="string" table:style-name="ce1">
            <text:p>2012-06-26</text:p>
          </table:table-cell>
          <table:table-cell office:value-type="string" table:style-name="ce1">
            <text:p>2013-03-01</text:p>
          </table:table-cell>
          <table:table-cell office:value-type="string" table:style-name="ce1">
            <text:p>http://eur-lex.europa.eu/legal-content/EN/TXT/?qid=1399559825164&amp;uri=CELEX:22012A1221(01)</text:p>
          </table:table-cell>
          <table:table-cell office:value-type="string" table:style-name="ce1">
            <text:p>EU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12</text:p>
          </table:table-cell>
          <table:table-cell office:value-type="string" table:style-name="ce1">
            <text:p>26-Jun-12</text:p>
          </table:table-cell>
          <table:table-cell office:value-type="string" table:style-name="ce1">
            <text:p>26-Feb-13</text:p>
          </table:table-cell>
          <table:table-cell office:value-type="string" table:style-name="ce1">
            <text:p>26-Feb-13</text:p>
          </table:table-cell>
          <table:table-cell office:value-type="string" table:style-name="ce1">
            <text:p>01-Mar-13</text:p>
          </table:table-cell>
          <table:table-cell office:value-type="string" table:style-name="ce1">
            <text:p>01-Mar-13</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yprus; Czech Republic; Denmark; Estonia; Finland; France; Germany; Greece; Hungary; Ireland; Italy; Latvia; Lithuania; Luxembourg; Malta; Netherlands; Peru; Poland; Portugal; Romania; Slovak Republic; Slovenia; Spain; Sweden; United Kingdom</text:p>
          </table:table-cell>
          <table:table-cell office:value-type="string" table:style-name="ce1">
            <text:p>Colombia(01-Aug-2013 - ); Ecuador(01-Jan-2017 - ); Peru(01-Mar-2013 - ); United Kingdom( - 31-Dec-2020)</text:p>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30" table:style-name="ce1">
            <text:p>2030</text:p>
          </table:table-cell>
          <table:table-cell office:value-type="float" office:value="2013" table:style-name="ce1">
            <text:p>2013</text:p>
          </table:table-cell>
          <table:table-cell office:value-type="string" table:style-name="ce1">
            <text:p>Official Journal of the European Union: L 354 of 21-Dec-2012. 
Provisional application of the Agreement between the EU and Peru: 01-Mar-2013, between the EU and Colombia: 01-Aug-2013, and between EU and Ecuador: 01-Jan-2017. Ecuador acceded to the Trade Agreement between the European Union and Colombia and Peru with the signature of the Protocol on 11-Nov-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2" table:style-name="ce1">
            <text:p>692</text:p>
          </table:table-cell>
          <table:table-cell office:value-type="string" table:style-name="ce1">
            <text:p>The Parties recognise the need to maintain a balance between the rights of intellectual property holders and the interest of the public, particularly regarding education, culture, research, public health, food security, environment, access to information and technology transfer.</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General Provisions</text:p>
          </table:table-cell>
          <table:table-cell office:value-type="string" table:style-name="ce1">
            <text:p>ARTICLE 196</text:p>
          </table:table-cell>
          <table:table-cell office:value-type="string" table:style-name="ce1">
            <text:p>Nature And Scope Of The Obligations</text:p>
          </table:table-cell>
          <table:table-cell office:value-type="string" table:style-name="ce1">
            <text:p>EU - Colombia, Ecuador and Peru</text:p>
          </table:table-cell>
          <table:table-cell office:value-type="string" table:style-name="ce1">
            <text:p>2012-06-26</text:p>
          </table:table-cell>
          <table:table-cell office:value-type="string" table:style-name="ce1">
            <text:p>2013-03-01</text:p>
          </table:table-cell>
          <table:table-cell office:value-type="string" table:style-name="ce1">
            <text:p>http://eur-lex.europa.eu/legal-content/EN/TXT/?qid=1399559825164&amp;uri=CELEX:22012A1221(01)</text:p>
          </table:table-cell>
          <table:table-cell office:value-type="string" table:style-name="ce1">
            <text:p>EU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12</text:p>
          </table:table-cell>
          <table:table-cell office:value-type="string" table:style-name="ce1">
            <text:p>26-Jun-12</text:p>
          </table:table-cell>
          <table:table-cell office:value-type="string" table:style-name="ce1">
            <text:p>26-Feb-13</text:p>
          </table:table-cell>
          <table:table-cell office:value-type="string" table:style-name="ce1">
            <text:p>26-Feb-13</text:p>
          </table:table-cell>
          <table:table-cell office:value-type="string" table:style-name="ce1">
            <text:p>01-Mar-13</text:p>
          </table:table-cell>
          <table:table-cell office:value-type="string" table:style-name="ce1">
            <text:p>01-Mar-13</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yprus; Czech Republic; Denmark; Estonia; Finland; France; Germany; Greece; Hungary; Ireland; Italy; Latvia; Lithuania; Luxembourg; Malta; Netherlands; Peru; Poland; Portugal; Romania; Slovak Republic; Slovenia; Spain; Sweden; United Kingdom</text:p>
          </table:table-cell>
          <table:table-cell office:value-type="string" table:style-name="ce1">
            <text:p>Colombia(01-Aug-2013 - ); Ecuador(01-Jan-2017 - ); Peru(01-Mar-2013 - ); United Kingdom( - 31-Dec-2020)</text:p>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30" table:style-name="ce1">
            <text:p>2030</text:p>
          </table:table-cell>
          <table:table-cell office:value-type="float" office:value="2013" table:style-name="ce1">
            <text:p>2013</text:p>
          </table:table-cell>
          <table:table-cell office:value-type="string" table:style-name="ce1">
            <text:p>Official Journal of the European Union: L 354 of 21-Dec-2012. 
Provisional application of the Agreement between the EU and Peru: 01-Mar-2013, between the EU and Colombia: 01-Aug-2013, and between EU and Ecuador: 01-Jan-2017. Ecuador acceded to the Trade Agreement between the European Union and Colombia and Peru with the signature of the Protocol on 11-Nov-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5" table:style-name="ce1">
            <text:p>695</text:p>
          </table:table-cell>
          <table:table-cell office:value-type="string" table:style-name="ce1">
            <text:p>The Parties will cooperate in the field of fisheries and aquaculture through: (a) strengthening public and private institutions related to fisheries and aquaculture development and promoting investment in those sectors; (b) promoting research and development of new products for direct human consumption, as well as the consumption of major aquatic fisheries and aquaculture resources to support food security programs; (c) combating illegal, unreported, and unregulated fishing; (d) facilitating mutually beneficial developments in the field of aquaculture; (e) exchanging information regarding fisheries, aquaculture, and fish resources.</text:p>
          </table:table-cell>
          <table:table-cell office:value-type="string" table:style-name="ce1">
            <text:p>food security</text:p>
          </table:table-cell>
          <table:table-cell office:value-type="string" table:style-name="ce1">
            <text:p>ToTA</text:p>
          </table:table-cell>
          <table:table-cell office:value-type="string" table:style-name="ce1">
            <text:p>CHAPTER SEVENTEEN</text:p>
          </table:table-cell>
          <table:table-cell office:value-type="string" table:style-name="ce1">
            <text:p>Cooperation</text:p>
          </table:table-cell>
          <table:table-cell office:value-type="string" table:style-name="ce1">
            <text:p>ARTICLE 17.4</text:p>
          </table:table-cell>
          <table:table-cell office:value-type="string" table:style-name="ce1">
            <text:p>Fisheries And Aquaculture Cooperation</text:p>
          </table:table-cell>
          <table:table-cell office:value-type="string" table:style-name="ce1">
            <text:p>Korea, Republic of - Colombia</text:p>
          </table:table-cell>
          <table:table-cell office:value-type="string" table:style-name="ce1">
            <text:p>2013-02-21</text:p>
          </table:table-cell>
          <table:table-cell office:value-type="string" table:style-name="ce1">
            <text:p>2016-07-15</text:p>
          </table:table-cell>
          <table:table-cell office:value-type="string" table:style-name="ce1">
            <text:p>https://www.customs.go.kr/engportal/cm/cntnts/cntntsView.do?mi=7308&amp;cntntsId=2332#</text:p>
          </table:table-cell>
          <table:table-cell office:value-type="string" table:style-name="ce1">
            <text:p>Korea, Republic of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3</text:p>
          </table:table-cell>
          <table:table-cell office:value-type="string" table:style-name="ce1">
            <text:p>21-Feb-13</text:p>
          </table:table-cell>
          <table:table-cell office:value-type="string" table:style-name="ce1">
            <text:p>05-Oct-16</text:p>
          </table:table-cell>
          <table:table-cell office:value-type="string" table:style-name="ce1">
            <text:p>05-Oct-16</text:p>
          </table:table-cell>
          <table:table-cell office:value-type="string" table:style-name="ce1">
            <text:p>15-Jul-16</text:p>
          </table:table-cell>
          <table:table-cell office:value-type="string" table:style-name="ce1">
            <text:p>15-Jul-16</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olombia; Korea, Republic of</text:p>
          </table:table-cell>
          <table:table-cell office:value-type="string" table:style-name="ce1">
            <text:p>Colombia; Korea, Republic of</text:p>
          </table:table-cell>
          <table:table-cell/>
          <table:table-cell office:value-type="string" table:style-name="ce1">
            <text:p>Factual Presentation issued</text:p>
          </table:table-cell>
          <table:table-cell office:value-type="string" table:style-name="ce1">
            <text:p>20-Sep-17</text:p>
          </table:table-cell>
          <table:table-cell office:value-type="string" table:style-name="ce1">
            <text:p>Factual Presentation issued</text:p>
          </table:table-cell>
          <table:table-cell office:value-type="string" table:style-name="ce1">
            <text:p>20-Sep-17</text:p>
          </table:table-cell>
          <table:table-cell office:value-type="float" office:value="2035" table:style-name="ce1">
            <text:p>2035</text:p>
          </table:table-cell>
          <table:table-cell/>
          <table:table-cell/>
        </table:table-row>
        <table:table-row table:style-name="ro1">
          <table:table-cell office:value-type="float" office:value="697" table:style-name="ce1">
            <text:p>697</text:p>
          </table:table-cell>
          <table:table-cell office:value-type="string" table:style-name="ce1">
            <text:p>Recognizing the important role that two-way trade and investment play in achieving long-term food security, the Parties shall, as appropriate, endeavor to promote and facilitat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7</text:p>
          </table:table-cell>
          <table:table-cell office:value-type="string" table:style-name="ce1">
            <text:p>Economic Cooperation</text:p>
          </table:table-cell>
          <table:table-cell office:value-type="string" table:style-name="ce1">
            <text:p>ARTICLE 17.5</text:p>
          </table:table-cell>
          <table:table-cell office:value-type="string" table:style-name="ce1">
            <text:p>Food Security</text:p>
          </table:table-cell>
          <table:table-cell office:value-type="string" table:style-name="ce1">
            <text:p>China - Korea, Republic of</text:p>
          </table:table-cell>
          <table:table-cell office:value-type="string" table:style-name="ce1">
            <text:p>2015-06-01</text:p>
          </table:table-cell>
          <table:table-cell office:value-type="string" table:style-name="ce1">
            <text:p>2015-12-20</text:p>
          </table:table-cell>
          <table:table-cell office:value-type="string" table:style-name="ce1">
            <text:p>http://fta.mofcom.gov.cn/topic/enkorea.shtml</text:p>
          </table:table-cell>
          <table:table-cell office:value-type="string" table:style-name="ce1">
            <text:p>Chin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15</text:p>
          </table:table-cell>
          <table:table-cell office:value-type="string" table:style-name="ce1">
            <text:p>01-Jun-15</text:p>
          </table:table-cell>
          <table:table-cell office:value-type="string" table:style-name="ce1">
            <text:p>01-Mar-16</text:p>
          </table:table-cell>
          <table:table-cell office:value-type="string" table:style-name="ce1">
            <text:p>01-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Korea, Republic of</text:p>
          </table:table-cell>
          <table:table-cell office:value-type="string" table:style-name="ce1">
            <text:p>China; Korea, Republic of</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34" table:style-name="ce1">
            <text:p>2034</text:p>
          </table:table-cell>
          <table:table-cell/>
          <table:table-cell/>
        </table:table-row>
        <table:table-row table:style-name="ro1">
          <table:table-cell office:value-type="float" office:value="697" table:style-name="ce1">
            <text:p>697</text:p>
          </table:table-cell>
          <table:table-cell office:value-type="string" table:style-name="ce1">
            <text:p>The Parties shall explore opportunities to cooperate in the area of global food security, including through relevant regional and international fora such as G20, APEC, FAO and ASEAN 10+3.</text:p>
          </table:table-cell>
          <table:table-cell office:value-type="string" table:style-name="ce1">
            <text:p>food security</text:p>
          </table:table-cell>
          <table:table-cell office:value-type="string" table:style-name="ce1">
            <text:p>ToTA</text:p>
          </table:table-cell>
          <table:table-cell office:value-type="string" table:style-name="ce1">
            <text:p>CHAPTER 17</text:p>
          </table:table-cell>
          <table:table-cell office:value-type="string" table:style-name="ce1">
            <text:p>Economic Cooperation</text:p>
          </table:table-cell>
          <table:table-cell office:value-type="string" table:style-name="ce1">
            <text:p>ARTICLE 17.5</text:p>
          </table:table-cell>
          <table:table-cell office:value-type="string" table:style-name="ce1">
            <text:p>Food Security</text:p>
          </table:table-cell>
          <table:table-cell office:value-type="string" table:style-name="ce1">
            <text:p>China - Korea, Republic of</text:p>
          </table:table-cell>
          <table:table-cell office:value-type="string" table:style-name="ce1">
            <text:p>2015-06-01</text:p>
          </table:table-cell>
          <table:table-cell office:value-type="string" table:style-name="ce1">
            <text:p>2015-12-20</text:p>
          </table:table-cell>
          <table:table-cell office:value-type="string" table:style-name="ce1">
            <text:p>http://fta.mofcom.gov.cn/topic/enkorea.shtml</text:p>
          </table:table-cell>
          <table:table-cell office:value-type="string" table:style-name="ce1">
            <text:p>Chin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15</text:p>
          </table:table-cell>
          <table:table-cell office:value-type="string" table:style-name="ce1">
            <text:p>01-Jun-15</text:p>
          </table:table-cell>
          <table:table-cell office:value-type="string" table:style-name="ce1">
            <text:p>01-Mar-16</text:p>
          </table:table-cell>
          <table:table-cell office:value-type="string" table:style-name="ce1">
            <text:p>01-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Korea, Republic of</text:p>
          </table:table-cell>
          <table:table-cell office:value-type="string" table:style-name="ce1">
            <text:p>China; Korea, Republic of</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34" table:style-name="ce1">
            <text:p>2034</text:p>
          </table:table-cell>
          <table:table-cell/>
          <table:table-cell/>
        </table:table-row>
        <table:table-row table:style-name="ro1">
          <table:table-cell office:value-type="float" office:value="741" table:style-name="ce1">
            <text:p>741</text:p>
          </table:table-cell>
          <table:table-cell office:value-type="string" table:style-name="ce1">
            <text:p>Las Partes desarrollarán a través del Comité establecido en el Artículo 6.11 un programa de trabajo, incluyendo la identificación de necesidades de cooperación y asistencia técnica para establecer y/o fortalecer la capacidad de las Partes en la salud humana, animal, la sanidad vegetal y la seguridad alimentaria de interés común.</text:p>
          </table:table-cell>
          <table:table-cell office:value-type="string" table:style-name="ce1">
            <text:p>seguridad alimentaria</text:p>
          </table:table-cell>
          <table:table-cell office:value-type="string" table:style-name="ce1">
            <text:p>ToTA</text:p>
          </table:table-cell>
          <table:table-cell office:value-type="string" table:style-name="ce1">
            <text:p>CAPÍTULO 6</text:p>
          </table:table-cell>
          <table:table-cell office:value-type="string" table:style-name="ce1">
            <text:p>Medidas Sanitarias Y Fitosanitarias</text:p>
          </table:table-cell>
          <table:table-cell office:value-type="string" table:style-name="ce1">
            <text:p>ARTÍCULO 6.10</text:p>
          </table:table-cell>
          <table:table-cell office:value-type="string" table:style-name="ce1">
            <text:p>Cooperación Y Asistencia Técnica</text:p>
          </table:table-cell>
          <table:table-cell office:value-type="string" table:style-name="ce1">
            <text:p>Costa Rica - Peru</text:p>
          </table:table-cell>
          <table:table-cell office:value-type="string" table:style-name="ce1">
            <text:p>2011-05-26</text:p>
          </table:table-cell>
          <table:table-cell office:value-type="string" table:style-name="ce1">
            <text:p>2013-06-01</text:p>
          </table:table-cell>
          <table:table-cell/>
          <table:table-cell office:value-type="string" table:style-name="ce1">
            <text:p>Costa Ric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y-11</text:p>
          </table:table-cell>
          <table:table-cell office:value-type="string" table:style-name="ce1">
            <text:p>26-May-11</text:p>
          </table:table-cell>
          <table:table-cell office:value-type="string" table:style-name="ce1">
            <text:p>05-Jun-13</text:p>
          </table:table-cell>
          <table:table-cell office:value-type="string" table:style-name="ce1">
            <text:p>05-Jun-13</text:p>
          </table:table-cell>
          <table:table-cell office:value-type="string" table:style-name="ce1">
            <text:p>01-Jun-13</text:p>
          </table:table-cell>
          <table:table-cell office:value-type="string" table:style-name="ce1">
            <text:p>01-Jun-1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Costa Rica; Peru</text:p>
          </table:table-cell>
          <table:table-cell office:value-type="string" table:style-name="ce1">
            <text:p>Costa Rica;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7" table:style-name="ce1">
            <text:p>2027</text:p>
          </table:table-cell>
          <table:table-cell/>
          <table:table-cell/>
        </table:table-row>
        <table:table-row table:style-name="ro1">
          <table:table-cell office:value-type="float" office:value="742" table:style-name="ce1">
            <text:p>742</text:p>
          </table:table-cell>
          <table:table-cell office:value-type="string" table:style-name="ce1">
            <text:p>Las Partes desarrollarán a través del Comité establecido en el Artículo 6.11 un programa de trabajo, incluyendo la identificación de necesidades de cooperación y asistencia técnica para establecer y/o fortalecer la capacidad de las Partes en la salud humana, animal, la sanidad vegetal y la seguridad alimentaria de interés común.</text:p>
          </table:table-cell>
          <table:table-cell office:value-type="string" table:style-name="ce1">
            <text:p>seguridad alimentaria</text:p>
          </table:table-cell>
          <table:table-cell office:value-type="string" table:style-name="ce1">
            <text:p>ToTA</text:p>
          </table:table-cell>
          <table:table-cell office:value-type="string" table:style-name="ce1">
            <text:p>CAPÍTULO 6</text:p>
          </table:table-cell>
          <table:table-cell office:value-type="string" table:style-name="ce1">
            <text:p>Medidas Sanitarias Y Fitosanitarias</text:p>
          </table:table-cell>
          <table:table-cell office:value-type="string" table:style-name="ce1">
            <text:p>ARTÍCULO 6.10</text:p>
          </table:table-cell>
          <table:table-cell office:value-type="string" table:style-name="ce1">
            <text:p>Cooperación Y Asistencia Técnica</text:p>
          </table:table-cell>
          <table:table-cell office:value-type="string" table:style-name="ce1">
            <text:p>Panama - Peru</text:p>
          </table:table-cell>
          <table:table-cell office:value-type="string" table:style-name="ce1">
            <text:p>2011-05-25</text:p>
          </table:table-cell>
          <table:table-cell office:value-type="string" table:style-name="ce1">
            <text:p>2012-05-01</text:p>
          </table:table-cell>
          <table:table-cell/>
          <table:table-cell office:value-type="string" table:style-name="ce1">
            <text:p>Panam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May-11</text:p>
          </table:table-cell>
          <table:table-cell office:value-type="string" table:style-name="ce1">
            <text:p>25-May-11</text:p>
          </table:table-cell>
          <table:table-cell office:value-type="string" table:style-name="ce1">
            <text:p>23-Apr-12</text:p>
          </table:table-cell>
          <table:table-cell office:value-type="string" table:style-name="ce1">
            <text:p>23-Apr-12</text:p>
          </table:table-cell>
          <table:table-cell office:value-type="string" table:style-name="ce1">
            <text:p>01-May-12</text:p>
          </table:table-cell>
          <table:table-cell office:value-type="string" table:style-name="ce1">
            <text:p>01-May-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Panama; Peru</text:p>
          </table:table-cell>
          <table:table-cell office:value-type="string" table:style-name="ce1">
            <text:p>Panama;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9" table:style-name="ce1">
            <text:p>2029</text:p>
          </table:table-cell>
          <table:table-cell office:value-type="float" office:value="2012" table:style-name="ce1">
            <text:p>2012</text:p>
          </table:table-cell>
          <table:table-cell/>
        </table:table-row>
        <table:table-row table:style-name="ro1">
          <table:table-cell office:value-type="float" office:value="755" table:style-name="ce1">
            <text:p>755</text:p>
          </table:table-cell>
          <table:table-cell office:value-type="string" table:style-name="ce1">
            <text:p>Para aquellos productos que sean trasladados de la categoría de Exclusión a una categoría de desgravación, en caso de ser necesario, a solicitud de una de las Partes, se negociará un mecanismo de salvaguardia especial.</text:p>
          </table:table-cell>
          <table:table-cell office:value-type="string" table:style-name="ce1">
            <text:p>mecanismo de salvaguardia especial</text:p>
          </table:table-cell>
          <table:table-cell office:value-type="string" table:style-name="ce1">
            <text:p>ToTA</text:p>
          </table:table-cell>
          <table:table-cell office:value-type="string" table:style-name="ce1">
            <text:p>CAPÍTULO 21</text:p>
          </table:table-cell>
          <table:table-cell office:value-type="string" table:style-name="ce1">
            <text:p>Disposiciones Finales</text:p>
          </table:table-cell>
          <table:table-cell office:value-type="string" table:style-name="ce1">
            <text:p>ARTÍCULO 21.7</text:p>
          </table:table-cell>
          <table:table-cell office:value-type="string" table:style-name="ce1">
            <text:p>Cláusula Evolutiva</text:p>
          </table:table-cell>
          <table:table-cell office:value-type="string" table:style-name="ce1">
            <text:p>Colombia - Northern Triangle (El Salvador, Guatemala, Honduras)</text:p>
          </table:table-cell>
          <table:table-cell office:value-type="string" table:style-name="ce1">
            <text:p>2007-08-09</text:p>
          </table:table-cell>
          <table:table-cell office:value-type="string" table:style-name="ce1">
            <text:p>2009-11-12</text:p>
          </table:table-cell>
          <table:table-cell/>
          <table:table-cell office:value-type="string" table:style-name="ce1">
            <text:p>Colombia - Northern Triangle (El Salvador, Guatemala,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Aug-07</text:p>
          </table:table-cell>
          <table:table-cell office:value-type="string" table:style-name="ce1">
            <text:p>09-Aug-07</text:p>
          </table:table-cell>
          <table:table-cell office:value-type="string" table:style-name="ce1">
            <text:p>31-Aug-12</text:p>
          </table:table-cell>
          <table:table-cell office:value-type="string" table:style-name="ce1">
            <text:p>31-Aug-12</text:p>
          </table:table-cell>
          <table:table-cell office:value-type="string" table:style-name="ce1">
            <text:p>12-Nov-09</text:p>
          </table:table-cell>
          <table:table-cell office:value-type="string" table:style-name="ce1">
            <text:p>12-Nov-09</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olombia; El Salvador; Guatemala; Honduras</text:p>
          </table:table-cell>
          <table:table-cell office:value-type="string" table:style-name="ce1">
            <text:p>Colombia; El Salvador; Guatemala; Honduras</text:p>
          </table:table-cell>
          <table:table-cell office:value-type="string" table:style-name="ce1">
            <text:p>El Salvador(01-Feb-2010 - ); Honduras(27-Mar-2010 - )</text:p>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9" table:style-name="ce1">
            <text:p>2029</text:p>
          </table:table-cell>
          <table:table-cell office:value-type="float" office:value="2010" table:style-name="ce1">
            <text:p>2010</text:p>
          </table:table-cell>
          <table:table-cell office:value-type="string" table:style-name="ce1">
            <text:p>Dates of entry into force:
Colombia - Guatemala : 12-Nov-2009;
Colombia - El Salvador : 01-Feb-2010;
Colombia - Honduras : 27-Mar-2010.</text:p>
          </table:table-cell>
        </table:table-row>
        <table:table-row table:style-name="ro1">
          <table:table-cell office:value-type="float" office:value="759" table:style-name="ce1">
            <text:p>759</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Technical Barriers To Trade And Sanitary And Phytosanitary Measures</text:p>
          </table:table-cell>
          <table:table-cell office:value-type="string" table:style-name="ce1">
            <text:p>ARTICLE 46</text:p>
          </table:table-cell>
          <table:table-cell office:value-type="string" table:style-name="ce1">
            <text:p>Food Security</text:p>
          </table:table-cell>
          <table:table-cell office:value-type="string" table:style-name="ce1">
            <text:p>EU - Pacific States</text:p>
          </table:table-cell>
          <table:table-cell office:value-type="string" table:style-name="ce1">
            <text:p>2009-07-30</text:p>
          </table:table-cell>
          <table:table-cell office:value-type="string" table:style-name="ce1">
            <text:p>2009-12-20</text:p>
          </table:table-cell>
          <table:table-cell office:value-type="string" table:style-name="ce1">
            <text:p>http://eur-lex.europa.eu/legal-content/EN/TXT/?qid=1399391908038&amp;uri=CELEX:22009A1016(01)</text:p>
          </table:table-cell>
          <table:table-cell office:value-type="string" table:style-name="ce1">
            <text:p>EU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Jul-09</text:p>
          </table:table-cell>
          <table:table-cell/>
          <table:table-cell office:value-type="string" table:style-name="ce1">
            <text:p>18-Oct-11</text:p>
          </table:table-cell>
          <table:table-cell/>
          <table:table-cell office:value-type="string" table:style-name="ce1">
            <text:p>20-Dec-09</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Samoa; European Union</text:p>
          </table:table-cell>
          <table:table-cell office:value-type="string" table:style-name="ce1">
            <text:p>Austria; Belgium; Bulgaria; Cyprus; Czech Republic; Denmark; Estonia; Fiji; Finland; France; Germany; Greece; Hungary; Ireland; Italy; Latvia; Lithuania; Luxembourg; Malta; Netherlands; Papua New Guinea; Poland; Portugal; Romania; Slovak Republic; Slovenia; Spain; Sweden; United Kingdom</text:p>
          </table:table-cell>
          <table:table-cell office:value-type="string" table:style-name="ce1">
            <text:p>Solomon Islands(17-May-2020 - ); Fiji(28-Jul-2014 - ); Papua New Guinea(20-Dec-2009 - ); United Kingdom( - 31-Dec-2020); Samoa(31-Dec-2018 - )</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9" table:style-name="ce1">
            <text:p>2039</text:p>
          </table:table-cell>
          <table:table-cell/>
          <table:table-cell office:value-type="string" table:style-name="ce1">
            <text:p>Official Journal of the European Union: L 272 of 16-Oct-2009.
Papua New Guinea and the European Union signed on 30-Jul-2009, Fiji on 11-Dec-2009.
The Agreement's provisional application started on 20 -Dec-2009 for Papua New Guinea and the European Union, on 28-Jul-2014 for Fiji and the European Union, on 31-Dec-18 for Samoa and the European Union and on 17-May-2020 for Solomon Islands and the European Unio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760" table:style-name="ce1">
            <text:p>760</text:p>
          </table:table-cell>
          <table:table-cell office:value-type="string" table:style-name="ce1">
            <text:p>Pursuant to Article 201 of the Basic Agreement: (a) the areas of cooperation under this Article may include: (i) development of fisheries and aquaculture for direct human consumption to support food security programs; - 20 - (ii) efficient and sustainable utilization of fishery resources under the approach of responsible fishing; and (iii) other areas as may be agreed by the Parties; and (b) the forms of cooperation under this Article may include: (i) strengthening the productive infrastructure and public institutions related to the development of fisheries and aquaculture; (ii) encouraging joint research and exchange of information to promote the development of new products for direct human consumption and the harvest and processing of fish species; (iii) encouraging contacts between economic entities, such as business associations and companies, to encourage new investments and business; (iv) developing joint activities and exchange of information to combat illegal, unreported and unregulated fishing; and (v) other forms as may be agreed by the Parties.</text:p>
          </table:table-cell>
          <table:table-cell office:value-type="string" table:style-name="ce1">
            <text:p>food security</text:p>
          </table:table-cell>
          <table:table-cell office:value-type="string" table:style-name="ce1">
            <text:p>TINA</text:p>
          </table:table-cell>
          <table:table-cell/>
          <table:table-cell office:value-type="string" table:style-name="ce1">
            <text:p>IMPLEMENTING AGREEMENT BETWEEN THE GOVERNMENT OF JAPAN AND THE GOVERNMENT OF THE REPUBLIC OF PERU PURSUANT TO ARTICLE 16 OF THE AGREEMENT BETWEEN JAPAN AND THE REPUBLIC OF PERU FOR AN ECONOMIC PARTNERSHIP. Cooperation</text:p>
          </table:table-cell>
          <table:table-cell/>
          <table:table-cell office:value-type="string" table:style-name="ce1">
            <text:p>Fisheries</text:p>
          </table:table-cell>
          <table:table-cell office:value-type="string" table:style-name="ce1">
            <text:p>Japan - Peru</text:p>
          </table:table-cell>
          <table:table-cell office:value-type="string" table:style-name="ce1">
            <text:p>2011-05-31</text:p>
          </table:table-cell>
          <table:table-cell office:value-type="string" table:style-name="ce1">
            <text:p>2012-03-01</text:p>
          </table:table-cell>
          <table:table-cell/>
          <table:table-cell office:value-type="string" table:style-name="ce1">
            <text:p>Japan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May-11</text:p>
          </table:table-cell>
          <table:table-cell office:value-type="string" table:style-name="ce1">
            <text:p>31-May-11</text:p>
          </table:table-cell>
          <table:table-cell office:value-type="string" table:style-name="ce1">
            <text:p>24-Feb-12</text:p>
          </table:table-cell>
          <table:table-cell office:value-type="string" table:style-name="ce1">
            <text:p>24-Feb-12</text:p>
          </table:table-cell>
          <table:table-cell office:value-type="string" table:style-name="ce1">
            <text:p>01-Mar-12</text:p>
          </table:table-cell>
          <table:table-cell office:value-type="string" table:style-name="ce1">
            <text:p>01-Mar-12</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Japan; Peru</text:p>
          </table:table-cell>
          <table:table-cell office:value-type="string" table:style-name="ce1">
            <text:p>Japan;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7" table:style-name="ce1">
            <text:p>2027</text:p>
          </table:table-cell>
          <table:table-cell/>
          <table:table-cell/>
        </table:table-row>
        <table:table-row table:style-name="ro1">
          <table:table-cell office:value-type="float" office:value="773" table:style-name="ce1">
            <text:p>773</text:p>
          </table:table-cell>
          <table:table-cell office:value-type="string" table:style-name="ce1">
            <text:p>Para efectos de esta sección, se entenderá por: animal: cualquier animal, incluyendo peces y fauna silvestre; bien: un animal, vegetal o sus productos y subproductos; contaminante: cualquier contaminante, incluyendo los residuos de plaguicidas, fertilizantes y sustancias químicas de uso en la agricultura, así como drogas veterinarias y otras sustancias extrañas; evaluación del riesgo: evaluación de: a) la probabilidad de entrada, radicación enfermedad y propagación de una plaga o una enfermedad y las posible consecuencias biológicas, agronómicas y económicas; o b) la probabilidad de efectos adversos a la vida o a la salud humana, animal o vegetal provenientes de la presencia de un aditivo, contaminante, toxina, o un organismo causante de enfermedades en un bien; información científica: los datos o información derivados del uso de principios o métodos científicos; medida zoosanitaria o fitosanitaria: una medida, incluyendo un criterio relativo al producto final; un método de proceso o producción directamente relacionado con el producto; una prueba, inspección, certificación o procedimiento de aprobación; un método estadísticorelevante; un procedimiento de muestreo; un método de evaluación del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en su territorio para: (i) proteger la vida o la salud animal o vegetal de los riesgos provenientes de la introducción, radicación o propagación de una plaga o una enfermedad; (ii) proteger la vida o la salud humana, animal o vegetal de riesgos provenientes de la presencia de un aditivo, contaminante, toxina o un organismo patógeno en un bien; (iii) proteger la vida o la salud humana de los riesgos provenientes de un organismo causante de una enfermedad, o de una plaga transportada por un bien; o (iv) prevenir o limitar otros daños provenientes de la introducción, radicación y propagación de una plaga o enfermedad; nivel apropiado de protección zoosanitaria o fitosanitaria: el nivel de protección a la vida o la salud humana, animal o vegetal, que una Parte considere apropiado; norma, directriz o recomendación internacional: cualquiera de éstas establecida: a) en relación con la seguridad en alimentos, por la Comisión del Codex Alimentarius, incluyendo la establecida por el Comité de Pescados y Productos Pesqueros del Codex Alimentarius, relacionada con la descomposición de los productos, aditivos, contaminantes, prácticas en materia de higiene y métodos de análisis y muestreo; b) en relación con la salud animal y zoonosis, bajo los auspicios de la Oficina Internacional de Epizootias; c) en relación con la sanidad vegetal, bajo los auspicios del Secretariado de la Convención Internacional de Protección Fitosanitaria; o d) por otras organizaciones internacionales de las que las Partes sean parte; plaga: cualquier plaga incluyendo maleza o cualquier sustancia infecciosa que pueda directa o indirectamente dañar u ocasionar enfermedad a las plantas terminales o sus partes y a otros bienes procesados o manufacturados; procedimiento de aprobación: cualquier procedimiento de registro, notificación o cualquier otro procedimiento administrativo obligatorio para: a) aprobar el uso de un aditivo para un fin definido o bajo condiciones definidas; o b) establecer una tolerancia de un contaminante para un fin definido o bajo condiciones definidas; en un alimento, bebida o forraje, previo a permitir su uso o comercialización cuando alguno de éstos contenga el aditivo o contaminante; procedimiento de control o inspección: cualquier procedimiento utilizado, directa o indirectamente, para determinar si se cumple una medida zoosanitaria o fitosanitaria, incluidos el muestreo, pruebas, inspección, verificación, monitoreo, auditoría, evaluación de la conformidad, acreditación, registro, certificación, u otros procedimientos que involucran el examen físico de un bien, del empaquetado del mismo, o del equipo o las instalaciones directamente relacionadas con la producción, comercialización o uso de un bien, pero no significa un procedimiento de aprobación; vegetal: cualquier vegetal, incluyendo flora silvestre; zona: un país, parte de un país, partes de varios países o todas las partes de varios países; zona de escasa prevalencia de plagas o enfermedades: una zona en la cual una plaga o enfermedad específica se presenta en niveles escasos; zona libre de plagas o enfermedades: una zona en la cual una plaga o enfermedad específica no está presente.</text:p>
          </table:table-cell>
          <table:table-cell office:value-type="string" table:style-name="ce1">
            <text:p>seguridad de los alimentos</text:p>
          </table:table-cell>
          <table:table-cell office:value-type="string" table:style-name="ce1">
            <text:p>From source</text:p>
          </table:table-cell>
          <table:table-cell/>
          <table:table-cell/>
          <table:table-cell/>
          <table:table-cell/>
          <table:table-cell office:value-type="string" table:style-name="ce1">
            <text:p>Mexico - Bolivia, Plurinational State of</text:p>
          </table:table-cell>
          <table:table-cell office:value-type="string" table:style-name="ce1">
            <text:p>2010-05-17</text:p>
          </table:table-cell>
          <table:table-cell office:value-type="string" table:style-name="ce1">
            <text:p>2010-06-07</text:p>
          </table:table-cell>
          <table:table-cell/>
          <table:table-cell office:value-type="string" table:style-name="ce1">
            <text:p>Mexico - Bolivia, Plurinational State of</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May-10</text:p>
          </table:table-cell>
          <table:table-cell/>
          <table:table-cell office:value-type="string" table:style-name="ce1">
            <text:p>23-Jul-19</text:p>
          </table:table-cell>
          <table:table-cell/>
          <table:table-cell office:value-type="string" table:style-name="ce1">
            <text:p>07-Jun-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olivia, Plurinational State of; Mexico</text:p>
          </table:table-cell>
          <table:table-cell office:value-type="string" table:style-name="ce1">
            <text:p>Bolivia, Plurinational State of; Mexico</text:p>
          </table:table-cell>
          <table:table-cell/>
          <table:table-cell office:value-type="string" table:style-name="ce1">
            <text:p>Factual Presentation issued</text:p>
          </table:table-cell>
          <table:table-cell office:value-type="string" table:style-name="ce1">
            <text:p>20-Nov-20</text:p>
          </table:table-cell>
          <table:table-cell/>
          <table:table-cell/>
          <table:table-cell office:value-type="float" office:value="2010" table:style-name="ce1">
            <text:p>2010</text:p>
          </table:table-cell>
          <table:table-cell/>
          <table:table-cell office:value-type="string" table:style-name="ce1">
            <text:p>LAIA Reference: AAP.CE 66.
This Agreement was also notified under the Enabling Clause by LAIA Parties as a change to the LAIA's 1980 Treaty of Montevideo (WT/COMTD/RTA15/N/1/Add.65).</text:p>
          </table:table-cell>
        </table:table-row>
        <table:table-row table:style-name="ro1">
          <table:table-cell office:value-type="float" office:value="773" table:style-name="ce1">
            <text:p>773</text:p>
          </table:table-cell>
          <table:table-cell office:value-type="string" table:style-name="ce1">
            <text:p>El Grupo de Trabajo facilitará: a) el mejoramiento en la seguridad de los alimentos y en las condiciones zoosanitarias y fitosanitarias en el territorio de las Partes; b) las actividades de las Partes de acuerdo con los artículos 4-12 y 4-15; c) la cooperación técnica entre las Partes, incluyendo cooperación en el desarrollo, aplicación y observancia de medidas zoosanitarias o fitosanitarias; y d) consultas sobre asuntos zoosanitarios o fitosanitarios específicos.</text:p>
          </table:table-cell>
          <table:table-cell office:value-type="string" table:style-name="ce1">
            <text:p>seguridad de los alimentos</text:p>
          </table:table-cell>
          <table:table-cell office:value-type="string" table:style-name="ce1">
            <text:p>From source</text:p>
          </table:table-cell>
          <table:table-cell/>
          <table:table-cell/>
          <table:table-cell/>
          <table:table-cell/>
          <table:table-cell office:value-type="string" table:style-name="ce1">
            <text:p>Mexico - Bolivia, Plurinational State of</text:p>
          </table:table-cell>
          <table:table-cell office:value-type="string" table:style-name="ce1">
            <text:p>2010-05-17</text:p>
          </table:table-cell>
          <table:table-cell office:value-type="string" table:style-name="ce1">
            <text:p>2010-06-07</text:p>
          </table:table-cell>
          <table:table-cell/>
          <table:table-cell office:value-type="string" table:style-name="ce1">
            <text:p>Mexico - Bolivia, Plurinational State of</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May-10</text:p>
          </table:table-cell>
          <table:table-cell/>
          <table:table-cell office:value-type="string" table:style-name="ce1">
            <text:p>23-Jul-19</text:p>
          </table:table-cell>
          <table:table-cell/>
          <table:table-cell office:value-type="string" table:style-name="ce1">
            <text:p>07-Jun-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olivia, Plurinational State of; Mexico</text:p>
          </table:table-cell>
          <table:table-cell office:value-type="string" table:style-name="ce1">
            <text:p>Bolivia, Plurinational State of; Mexico</text:p>
          </table:table-cell>
          <table:table-cell/>
          <table:table-cell office:value-type="string" table:style-name="ce1">
            <text:p>Factual Presentation issued</text:p>
          </table:table-cell>
          <table:table-cell office:value-type="string" table:style-name="ce1">
            <text:p>20-Nov-20</text:p>
          </table:table-cell>
          <table:table-cell/>
          <table:table-cell/>
          <table:table-cell office:value-type="float" office:value="2010" table:style-name="ce1">
            <text:p>2010</text:p>
          </table:table-cell>
          <table:table-cell/>
          <table:table-cell office:value-type="string" table:style-name="ce1">
            <text:p>LAIA Reference: AAP.CE 66.
This Agreement was also notified under the Enabling Clause by LAIA Parties as a change to the LAIA's 1980 Treaty of Montevideo (WT/COMTD/RTA15/N/1/Add.65).</text:p>
          </table:table-cell>
        </table:table-row>
        <table:table-row table:style-name="ro1">
          <table:table-cell office:value-type="float" office:value="838" table:style-name="ce1">
            <text:p>838</text:p>
          </table:table-cell>
          <table:table-cell office:value-type="string" table:style-name="ce1">
            <text:p>Subject to the obligations and requirements that apply to the Partner States of the East African Community, the Republic of Rwanda shall upon accession, be entitled to participate in the: (1) institutional framework as provided for under Article 9 of the Treaty; (2) projects and programmes of the East African Community as provided for in the East African Community Development Strategy (2006 -2010) and in particular the following: (a) Co-operation in Trade Liberalisation and Development; (b) Co-operation in Investment and Industrial Development; (f) Co-operation in the Development of Human Resources, Science and Technology; (g) Co-operation in adopting measures to achieve the Free Movement of Persons, Labour, Services and Right of Establishment and Residence; (h) Co-operation in Agriculture and Food Security; (i) Co-operation in Environment and Natural Resources Management; (j) Co-operation in Tourism and Wildlife; (k) Co-operation in Health, Social and Cultural Activities and Gender Development; (1) Co-operation in Political Matters; (m) Co-operation in Legal and Judicial Affairs~ and (n) Private Sector and Civil Society involvement and development. ( c) Co-operation in Standardisation, Quality Assurance, Metrology and Testing; (d) Monetary and Financial Co-operation; (e) Co-operation in Infrastructure and Services; 5</text:p>
          </table:table-cell>
          <table:table-cell office:value-type="string" table:style-name="ce1">
            <text:p>Food Security</text:p>
          </table:table-cell>
          <table:table-cell office:value-type="string" table:style-name="ce1">
            <text:p>ToTA</text:p>
          </table:table-cell>
          <table:table-cell/>
          <table:table-cell/>
          <table:table-cell office:value-type="string" table:style-name="ce1">
            <text:p>ARTICLE 8</text:p>
          </table:table-cell>
          <table:table-cell office:value-type="string" table:style-name="ce1">
            <text:p>Participation In The Institutions, Projects And Programmes</text:p>
          </table:table-cell>
          <table:table-cell office:value-type="string" table:style-name="ce1">
            <text:p>East African Community (EAC) - Accession of Burundi and Rwanda</text:p>
          </table:table-cell>
          <table:table-cell office:value-type="string" table:style-name="ce1">
            <text:p>2007-06-18</text:p>
          </table:table-cell>
          <table:table-cell office:value-type="string" table:style-name="ce1">
            <text:p>2007-07-01</text:p>
          </table:table-cell>
          <table:table-cell office:value-type="string" table:style-name="ce1">
            <text:p>https://rtais.wto.org/rtadocs/838/TOA/English/EAC_Treaty%20of%20Accession%20of%20Burundi.pdf</text:p>
          </table:table-cell>
          <table:table-cell office:value-type="string" table:style-name="ce1">
            <text:p>East African Community (EAC) - Accession of Burundi and Rwand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8-Jun-07</text:p>
          </table:table-cell>
          <table:table-cell/>
          <table:table-cell office:value-type="string" table:style-name="ce1">
            <text:p>01-Aug-12</text:p>
          </table:table-cell>
          <table:table-cell/>
          <table:table-cell office:value-type="string" table:style-name="ce1">
            <text:p>01-Jul-07</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Burundi; Kenya; Rwanda; Uganda; Tanzania</text:p>
          </table:table-cell>
          <table:table-cell/>
          <table:table-cell office:value-type="string" table:style-name="ce1">
            <text:p>Awaiting comments from the Parties on the Factual Presentation</text:p>
          </table:table-cell>
          <table:table-cell/>
          <table:table-cell/>
          <table:table-cell/>
          <table:table-cell office:value-type="float" office:value="2010" table:style-name="ce1">
            <text:p>2010</text:p>
          </table:table-cell>
          <table:table-cell/>
          <table:table-cell/>
        </table:table-row>
        <table:table-row table:style-name="ro1">
          <table:table-cell office:value-type="float" office:value="847" table:style-name="ce1">
            <text:p>847</text:p>
          </table:table-cell>
          <table:table-cell office:value-type="string" table:style-name="ce1">
            <text:p>Each Party shall notify the other Party in writing, within two calendar days, of any serious or significant risk to human, animal or plant life or health, including any food emergencies.</text:p>
          </table:table-cell>
          <table:table-cell office:value-type="string" table:style-name="ce1">
            <text:p>food emergencies</text:p>
          </table:table-cell>
          <table:table-cell office:value-type="string" table:style-name="ce1">
            <text:p>From source</text:p>
          </table:table-cell>
          <table:table-cell/>
          <table:table-cell/>
          <table:table-cell/>
          <table:table-cell/>
          <table:table-cell office:value-type="string" table:style-name="ce1">
            <text:p>EU - Singapore</text:p>
          </table:table-cell>
          <table:table-cell office:value-type="string" table:style-name="ce1">
            <text:p>2018-10-19</text:p>
          </table:table-cell>
          <table:table-cell office:value-type="string" table:style-name="ce1">
            <text:p>2019-11-21</text:p>
          </table:table-cell>
          <table:table-cell office:value-type="string" table:style-name="ce1">
            <text:p>https://eur-lex.europa.eu/legal-content/EN/TXT/?uri=OJ:L:2019:294:TOC</text:p>
          </table:table-cell>
          <table:table-cell office:value-type="string" table:style-name="ce1">
            <text:p>E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18</text:p>
          </table:table-cell>
          <table:table-cell office:value-type="string" table:style-name="ce1">
            <text:p>19-Oct-18</text:p>
          </table:table-cell>
          <table:table-cell office:value-type="string" table:style-name="ce1">
            <text:p>01-Apr-20</text:p>
          </table:table-cell>
          <table:table-cell office:value-type="string" table:style-name="ce1">
            <text:p>01-Apr-20</text:p>
          </table:table-cell>
          <table:table-cell office:value-type="string" table:style-name="ce1">
            <text:p>21-Nov-19</text:p>
          </table:table-cell>
          <table:table-cell office:value-type="string" table:style-name="ce1">
            <text:p>21-Nov-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ingapore;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4" table:style-name="ce1">
            <text:p>2024</text:p>
          </table:table-cell>
          <table:table-cell/>
          <table:table-cell office:value-type="string" table:style-name="ce1">
            <text:p>Official Journal of the European Union: L 294 of 14-Nov-201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47" table:style-name="ce1">
            <text:p>847</text:p>
          </table:table-cell>
          <table:table-cell office:value-type="string" table:style-name="ce1">
            <text:p>Chapter Nine (Government Procurement) does not cover: — procurement of agricultural products made in furtherance of agricultural support programmes and human feed­ ing programmes (e.g. food aid including urgent relief aid), and — procurement for the acquisition, development, production or co-production of programme material by broad­ 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Singapore</text:p>
          </table:table-cell>
          <table:table-cell office:value-type="string" table:style-name="ce1">
            <text:p>2018-10-19</text:p>
          </table:table-cell>
          <table:table-cell office:value-type="string" table:style-name="ce1">
            <text:p>2019-11-21</text:p>
          </table:table-cell>
          <table:table-cell office:value-type="string" table:style-name="ce1">
            <text:p>https://eur-lex.europa.eu/legal-content/EN/TXT/?uri=OJ:L:2019:294:TOC</text:p>
          </table:table-cell>
          <table:table-cell office:value-type="string" table:style-name="ce1">
            <text:p>E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18</text:p>
          </table:table-cell>
          <table:table-cell office:value-type="string" table:style-name="ce1">
            <text:p>19-Oct-18</text:p>
          </table:table-cell>
          <table:table-cell office:value-type="string" table:style-name="ce1">
            <text:p>01-Apr-20</text:p>
          </table:table-cell>
          <table:table-cell office:value-type="string" table:style-name="ce1">
            <text:p>01-Apr-20</text:p>
          </table:table-cell>
          <table:table-cell office:value-type="string" table:style-name="ce1">
            <text:p>21-Nov-19</text:p>
          </table:table-cell>
          <table:table-cell office:value-type="string" table:style-name="ce1">
            <text:p>21-Nov-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ingapore;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4" table:style-name="ce1">
            <text:p>2024</text:p>
          </table:table-cell>
          <table:table-cell/>
          <table:table-cell office:value-type="string" table:style-name="ce1">
            <text:p>Official Journal of the European Union: L 294 of 14-Nov-201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49" table:style-name="ce1">
            <text:p>849</text:p>
          </table:table-cell>
          <table:table-cell office:value-type="string" table:style-name="ce1">
            <text:p>Article 140 Transparency Each Party shall: (a) pursue transparency as regards SPS measures applicable to trade and, in particular, to the SPS requirements applied to imports of the other Party; (b) communicate, upon the request of the other Party and within two months of the date of that request, the SPS requirements that apply for the import of specific products, including whether a risk assessment is needed; and (c) notify the other Party about any serious or significant public, animal or plant health risk, including any food emergency.</text:p>
          </table:table-cell>
          <table:table-cell office:value-type="string" table:style-name="ce1">
            <text:p>food emergency</text:p>
          </table:table-cell>
          <table:table-cell office:value-type="string" table:style-name="ce1">
            <text:p>From source</text:p>
          </table:table-cell>
          <table:table-cell/>
          <table:table-cell/>
          <table:table-cell/>
          <table:table-cell/>
          <table:table-cell office:value-type="string" table:style-name="ce1">
            <text:p>EU - Armenia</text:p>
          </table:table-cell>
          <table:table-cell office:value-type="string" table:style-name="ce1">
            <text:p>2017-11-24</text:p>
          </table:table-cell>
          <table:table-cell office:value-type="string" table:style-name="ce1">
            <text:p>2018-06-01</text:p>
          </table:table-cell>
          <table:table-cell office:value-type="string" table:style-name="ce1">
            <text:p>https://eur-lex.europa.eu/legal-content/EN/TXT/?uri=CELEX:22018A0126(01)</text:p>
          </table:table-cell>
          <table:table-cell office:value-type="string" table:style-name="ce1">
            <text:p>EU - Armeni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text:p>
          </table:table-cell>
          <table:table-cell/>
          <table:table-cell office:value-type="string" table:style-name="ce1">
            <text:p>24-Nov-17</text:p>
          </table:table-cell>
          <table:table-cell/>
          <table:table-cell office:value-type="string" table:style-name="ce1">
            <text:p>23-Aug-19</text:p>
          </table:table-cell>
          <table:table-cell/>
          <table:table-cell office:value-type="string" table:style-name="ce1">
            <text:p>01-Jun-18</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European Union</text:p>
          </table:table-cell>
          <table:table-cell office:value-type="string" table:style-name="ce1">
            <text:p>Austria; Armenia; Belgium; Bulgari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table:table-cell/>
          <table:table-cell office:value-type="string" table:style-name="ce1">
            <text:p>Factual Presentation issued</text:p>
          </table:table-cell>
          <table:table-cell office:value-type="string" table:style-name="ce1">
            <text:p>22-Sep-20</text:p>
          </table:table-cell>
          <table:table-cell/>
          <table:table-cell office:value-type="float" office:value="2018" table:style-name="ce1">
            <text:p>2018</text:p>
          </table:table-cell>
          <table:table-cell office:value-type="string" table:style-name="ce1">
            <text:p>Official Journal of the European Union: L 23 of 26-Jan-2018. 
Provisional entry into force of the Agreement: 01-Jun-20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63" table:style-name="ce1">
            <text:p>863</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Mercancías Al Mercado</text:p>
          </table:table-cell>
          <table:table-cell office:value-type="string" table:style-name="ce1">
            <text:p>ARTÍCULO 3.14</text:p>
          </table:table-cell>
          <table:table-cell office:value-type="string" table:style-name="ce1">
            <text:p>Impuestos A La Exportación</text:p>
          </table:table-cell>
          <table:table-cell office:value-type="string" table:style-name="ce1">
            <text:p>Mexico - Central America</text:p>
          </table:table-cell>
          <table:table-cell office:value-type="string" table:style-name="ce1">
            <text:p>2011-11-22</text:p>
          </table:table-cell>
          <table:table-cell office:value-type="string" table:style-name="ce1">
            <text:p>2012-09-01</text:p>
          </table:table-cell>
          <table:table-cell/>
          <table:table-cell office:value-type="string" table:style-name="ce1">
            <text:p>Mexico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11</text:p>
          </table:table-cell>
          <table:table-cell office:value-type="string" table:style-name="ce1">
            <text:p>22-Nov-11</text:p>
          </table:table-cell>
          <table:table-cell office:value-type="string" table:style-name="ce1">
            <text:p>20-Jan-14</text:p>
          </table:table-cell>
          <table:table-cell office:value-type="string" table:style-name="ce1">
            <text:p>20-Jan-14</text:p>
          </table:table-cell>
          <table:table-cell office:value-type="string" table:style-name="ce1">
            <text:p>01-Sep-12</text:p>
          </table:table-cell>
          <table:table-cell office:value-type="string" table:style-name="ce1">
            <text:p>01-Sep-12</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Mexico; Nicaragua</text:p>
          </table:table-cell>
          <table:table-cell office:value-type="string" table:style-name="ce1">
            <text:p>Costa Rica; El Salvador; Guatemala; Honduras; Mexico; Nicaragua</text:p>
          </table:table-cell>
          <table:table-cell office:value-type="string" table:style-name="ce1">
            <text:p>Costa Rica(01-Jul-2013 - ); Guatemala(01-Sep-2013 - ); Honduras(01-Jan-2013 - )</text:p>
          </table:table-cell>
          <table:table-cell office:value-type="string" table:style-name="ce1">
            <text:p>Factual Presentation issued</text:p>
          </table:table-cell>
          <table:table-cell office:value-type="string" table:style-name="ce1">
            <text:p>16-Nov-15</text:p>
          </table:table-cell>
          <table:table-cell office:value-type="string" table:style-name="ce1">
            <text:p>Factual Presentation issued</text:p>
          </table:table-cell>
          <table:table-cell office:value-type="string" table:style-name="ce1">
            <text:p>16-Nov-15</text:p>
          </table:table-cell>
          <table:table-cell office:value-type="float" office:value="2022" table:style-name="ce1">
            <text:p>2022</text:p>
          </table:table-cell>
          <table:table-cell/>
          <table:table-cell office:value-type="string" table:style-name="ce1">
            <text:p>Dates of entry into force: 
Mexico and El Salvador: 01-Sep-2012; Mexico and Nicaragua: 01-Sep-2012; Mexico and Honduras: 01-Jan-2013; Mexico and Costa Rica: 01-Jul-2013; Mexico and Guatemala: 01-Sept-2013. Please note that a number of Agreements have been terminated as a consequence of the entry  into force of this Agreement. See document WT/REG/GEN/N/7 for further details.</text:p>
          </table:table-cell>
        </table:table-row>
        <table:table-row table:style-name="ro1">
          <table:table-cell office:value-type="float" office:value="863" table:style-name="ce1">
            <text:p>863</text:p>
          </table:table-cell>
          <table:table-cell office:value-type="string" table:style-name="ce1">
            <text:p>La Parte que establezca un programa de ayuda alimentaria interna, de conformidad con el párrafo 4 del Anexo 2 del Acuerdo sobre la Agricultura,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Mercancías Al Mercado</text:p>
          </table:table-cell>
          <table:table-cell office:value-type="string" table:style-name="ce1">
            <text:p>ARTÍCULO 3.20</text:p>
          </table:table-cell>
          <table:table-cell office:value-type="string" table:style-name="ce1">
            <text:p>Ayuda Alimentaria Interna</text:p>
          </table:table-cell>
          <table:table-cell office:value-type="string" table:style-name="ce1">
            <text:p>Mexico - Central America</text:p>
          </table:table-cell>
          <table:table-cell office:value-type="string" table:style-name="ce1">
            <text:p>2011-11-22</text:p>
          </table:table-cell>
          <table:table-cell office:value-type="string" table:style-name="ce1">
            <text:p>2012-09-01</text:p>
          </table:table-cell>
          <table:table-cell/>
          <table:table-cell office:value-type="string" table:style-name="ce1">
            <text:p>Mexico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11</text:p>
          </table:table-cell>
          <table:table-cell office:value-type="string" table:style-name="ce1">
            <text:p>22-Nov-11</text:p>
          </table:table-cell>
          <table:table-cell office:value-type="string" table:style-name="ce1">
            <text:p>20-Jan-14</text:p>
          </table:table-cell>
          <table:table-cell office:value-type="string" table:style-name="ce1">
            <text:p>20-Jan-14</text:p>
          </table:table-cell>
          <table:table-cell office:value-type="string" table:style-name="ce1">
            <text:p>01-Sep-12</text:p>
          </table:table-cell>
          <table:table-cell office:value-type="string" table:style-name="ce1">
            <text:p>01-Sep-12</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Mexico; Nicaragua</text:p>
          </table:table-cell>
          <table:table-cell office:value-type="string" table:style-name="ce1">
            <text:p>Costa Rica; El Salvador; Guatemala; Honduras; Mexico; Nicaragua</text:p>
          </table:table-cell>
          <table:table-cell office:value-type="string" table:style-name="ce1">
            <text:p>Costa Rica(01-Jul-2013 - ); Guatemala(01-Sep-2013 - ); Honduras(01-Jan-2013 - )</text:p>
          </table:table-cell>
          <table:table-cell office:value-type="string" table:style-name="ce1">
            <text:p>Factual Presentation issued</text:p>
          </table:table-cell>
          <table:table-cell office:value-type="string" table:style-name="ce1">
            <text:p>16-Nov-15</text:p>
          </table:table-cell>
          <table:table-cell office:value-type="string" table:style-name="ce1">
            <text:p>Factual Presentation issued</text:p>
          </table:table-cell>
          <table:table-cell office:value-type="string" table:style-name="ce1">
            <text:p>16-Nov-15</text:p>
          </table:table-cell>
          <table:table-cell office:value-type="float" office:value="2022" table:style-name="ce1">
            <text:p>2022</text:p>
          </table:table-cell>
          <table:table-cell/>
          <table:table-cell office:value-type="string" table:style-name="ce1">
            <text:p>Dates of entry into force: 
Mexico and El Salvador: 01-Sep-2012; Mexico and Nicaragua: 01-Sep-2012; Mexico and Honduras: 01-Jan-2013; Mexico and Costa Rica: 01-Jul-2013; Mexico and Guatemala: 01-Sept-2013. Please note that a number of Agreements have been terminated as a consequence of the entry  into force of this Agreement. See document WT/REG/GEN/N/7 for further details.</text:p>
          </table:table-cell>
        </table:table-row>
        <table:table-row table:style-name="ro1">
          <table:table-cell office:value-type="float" office:value="872" table:style-name="ce1">
            <text:p>872</text:p>
          </table:table-cell>
          <table:table-cell office:value-type="string" table:style-name="ce1">
            <text:p>To that end, they shall work together with the aim of enhancing multilateral disciplines on agricultural exporting state enterprises, international food aid and export financing support.</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72" table:style-name="ce1">
            <text:p>872</text:p>
          </table:table-cell>
          <table:table-cell office:value-type="string" table:style-name="ce1">
            <text:p>Each Party shall notify the other Party in writing within two working days of the detection of any serious or significant risk to human, animal or plant life or health, including any food emergencies, affecting products for which trade between the Parties takes place.</text:p>
          </table:table-cell>
          <table:table-cell office:value-type="string" table:style-name="ce1">
            <text:p>food emergencies</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72" table:style-name="ce1">
            <text:p>872</text:p>
          </table:table-cell>
          <table:table-cell office:value-type="string" table:style-name="ce1">
            <text:p>Chapter 9 (Government Procurement) does not cover: (a) procurement by a procuring entity from another procuring entity; (b) procurement of agricultural products made in furtherance of agricultural support programmes and human feeding programmes such as food aid including urgent relief aid; and (c) procurement for the acquisition, development, production or co-production of programme material by broad­ 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In exceptional circumstances, where justified for specific revenue needs, or where necessary for the protection of infant industries or the environment, or where essential for the prevention or relief of critical general or local shortages of foodstuffs or other products essential to ensure food security, Botswana, Lesotho, Namibia, Mozambique and Swaziland may introduce, after consultation with the EU, temporary customs duties or taxes imposed on or in connection with the exportation of goods, on a limited number of additional product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Article 36 Food security safeguard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Notwithstanding Article 34, where essential for the prevention or relief of critical general or local shortages of foodstuffs or other products in order to ensure food security of a SADC EPA State and where this situation gives rise or is likely to give rise to major difficulties for such a SADC EPA State, that SADC EPA State may adopt safeguard measures in accordance with the procedure set out in paragraph 7(b) to (d), 8 and 9 of Article 34.</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The Parties underline the importance of the agricultural sector to the SADC EPA States for food security, generating rural employment, increasing incomes of farm households, creating an inclusive rural economy, and as a basis for wider industrialisation and sustainable development, as well as to contribute to the objectives of this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An agricultural partnership is established between the EU and the SADC EPA States to facilitate an exchange of views between the Parties on agriculture, inter alia, food security, development, regional value chains and integratio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9" table:style-name="ce1">
            <text:p>899</text:p>
          </table:table-cell>
          <table:table-cell office:value-type="string" table:style-name="ce1">
            <text:p>Sector : Manufacturing, Agriculture, Fishery, Forestry Sub-Sector : - Industry : - Classification Level of Government : Central Type of Obligation : National Treatment (Article 7.4) Performance Requirements (Article 7.8) Senior Management and Board of Directors (Article 7.9) Description of : Indonesia reserves the right to adopt or Measure maintain any measure to address a food security emergency as declared under relevant legislation and only for the duration of the declared food security emergenc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Indonesia - Korea, Republic of</text:p>
          </table:table-cell>
          <table:table-cell office:value-type="string" table:style-name="ce1">
            <text:p>2020-12-18</text:p>
          </table:table-cell>
          <table:table-cell office:value-type="string" table:style-name="ce1">
            <text:p>2023-01-01</text:p>
          </table:table-cell>
          <table:table-cell office:value-type="string" table:style-name="ce1">
            <text:p>https://edit.wti.org/wti-filesystem/20231120/1ccde941-0acc-4f26-aa9e-d25301063499/Indonesia%20-%20South%20Korea%20CEPA%20(2020).pdf</text:p>
          </table:table-cell>
          <table:table-cell office:value-type="string" table:style-name="ce1">
            <text:p>Indonesi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Dec-20</text:p>
          </table:table-cell>
          <table:table-cell office:value-type="string" table:style-name="ce1">
            <text:p>18-Dec-20</text:p>
          </table:table-cell>
          <table:table-cell office:value-type="string" table:style-name="ce1">
            <text:p>15-Jun-23</text:p>
          </table:table-cell>
          <table:table-cell office:value-type="string" table:style-name="ce1">
            <text:p>15-Jun-23</text:p>
          </table:table-cell>
          <table:table-cell office:value-type="string" table:style-name="ce1">
            <text:p>01-Jan-23</text:p>
          </table:table-cell>
          <table:table-cell office:value-type="string" table:style-name="ce1">
            <text:p>01-Jan-2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Korea, Republic of</text:p>
          </table:table-cell>
          <table:table-cell office:value-type="string" table:style-name="ce1">
            <text:p>Indonesia; Korea, Republic of</text:p>
          </table:table-cell>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42" table:style-name="ce1">
            <text:p>2042</text:p>
          </table:table-cell>
          <table:table-cell/>
          <table:table-cell/>
        </table:table-row>
        <table:table-row table:style-name="ro1">
          <table:table-cell office:value-type="float" office:value="899" table:style-name="ce1">
            <text:p>899</text:p>
          </table:table-cell>
          <table:table-cell office:value-type="string" table:style-name="ce1">
            <text:p>Source of Measure : Article 33 of the 1945 Constitution of the Republic of Indonesia; Law No. 18 of 2012 concerning Foods; Government Regulation No. 17 of 2015 concerning Food Security and Nutrition; and Government polic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Indonesia - Korea, Republic of</text:p>
          </table:table-cell>
          <table:table-cell office:value-type="string" table:style-name="ce1">
            <text:p>2020-12-18</text:p>
          </table:table-cell>
          <table:table-cell office:value-type="string" table:style-name="ce1">
            <text:p>2023-01-01</text:p>
          </table:table-cell>
          <table:table-cell office:value-type="string" table:style-name="ce1">
            <text:p>https://edit.wti.org/wti-filesystem/20231120/1ccde941-0acc-4f26-aa9e-d25301063499/Indonesia%20-%20South%20Korea%20CEPA%20(2020).pdf</text:p>
          </table:table-cell>
          <table:table-cell office:value-type="string" table:style-name="ce1">
            <text:p>Indonesi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Dec-20</text:p>
          </table:table-cell>
          <table:table-cell office:value-type="string" table:style-name="ce1">
            <text:p>18-Dec-20</text:p>
          </table:table-cell>
          <table:table-cell office:value-type="string" table:style-name="ce1">
            <text:p>15-Jun-23</text:p>
          </table:table-cell>
          <table:table-cell office:value-type="string" table:style-name="ce1">
            <text:p>15-Jun-23</text:p>
          </table:table-cell>
          <table:table-cell office:value-type="string" table:style-name="ce1">
            <text:p>01-Jan-23</text:p>
          </table:table-cell>
          <table:table-cell office:value-type="string" table:style-name="ce1">
            <text:p>01-Jan-2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Korea, Republic of</text:p>
          </table:table-cell>
          <table:table-cell office:value-type="string" table:style-name="ce1">
            <text:p>Indonesia; Korea, Republic of</text:p>
          </table:table-cell>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42" table:style-name="ce1">
            <text:p>2042</text:p>
          </table:table-cell>
          <table:table-cell/>
          <table:table-cell/>
        </table:table-row>
        <table:table-row table:style-name="ro1">
          <table:table-cell office:value-type="float" office:value="901" table:style-name="ce1">
            <text:p>901</text:p>
          </table:table-cell>
          <table:table-cell office:value-type="string" table:style-name="ce1">
            <text:p>Chapter 8 shall not apply to: (a) procurement made under the system of concessions granted by the State, including public works concession contracts; (b) procurement measures designed to promote micro, small, and medium enterprises (MSMEs); (c) procurement for issuing currency, coinage, tax or postage stamps; (d) procurement of agricultural products linked to agricultural development Annex 8A-48 and support and food aid programs; (e) procurement by a Panama procuring entity of goods or services made or provided by a Panama public entity; (f) procurement of transportation services that form a part of, or are incidental to, a procurement contract; (g) purchases made under exceptionally advantageous conditions that only arise in the very short term, such as unusual disposals by companies that normally are not suppliers, or disposals of assets of businesses in liquidation or receivership; and (h) procurement made under special procedure and special procedure for emergency acquisitions.</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Korea, Republic of - Central America</text:p>
          </table:table-cell>
          <table:table-cell office:value-type="string" table:style-name="ce1">
            <text:p>2018-02-21</text:p>
          </table:table-cell>
          <table:table-cell office:value-type="string" table:style-name="ce1">
            <text:p>2019-10-01</text:p>
          </table:table-cell>
          <table:table-cell office:value-type="string" table:style-name="ce1">
            <text:p>https://edit.wti.org/wti-filesystem/20221227/885f83f0-47f0-4f6e-9e12-73cef105fe79/Original-pdf-the-republic-of-korea-and-the-republics-of-central-america-fta.pdf</text:p>
          </table:table-cell>
          <table:table-cell office:value-type="string" table:style-name="ce1">
            <text:p>Korea, Republic of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8</text:p>
          </table:table-cell>
          <table:table-cell office:value-type="string" table:style-name="ce1">
            <text:p>21-Feb-18</text:p>
          </table:table-cell>
          <table:table-cell office:value-type="string" table:style-name="ce1">
            <text:p>15-Apr-21</text:p>
          </table:table-cell>
          <table:table-cell office:value-type="string" table:style-name="ce1">
            <text:p>15-Apr-21</text:p>
          </table:table-cell>
          <table:table-cell office:value-type="string" table:style-name="ce1">
            <text:p>01-Oct-19</text:p>
          </table:table-cell>
          <table:table-cell office:value-type="string" table:style-name="ce1">
            <text:p>01-Oct-19</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Costa Rica; El Salvador; Honduras; Korea, Republic of; Nicaragua; Panama</text:p>
          </table:table-cell>
          <table:table-cell office:value-type="string" table:style-name="ce1">
            <text:p>Costa Rica; El Salvador; Honduras; Korea, Republic of; Nicaragua; Panama</text:p>
          </table:table-cell>
          <table:table-cell office:value-type="string" table:style-name="ce1">
            <text:p>Costa Rica(01-Nov-2019 - ); El Salvador(01-Jan-2020 - ); Panama(01-Mar-2021 - )</text:p>
          </table:table-cell>
          <table:table-cell office:value-type="string" table:style-name="ce1">
            <text:p>Factual Presentation issued</text:p>
          </table:table-cell>
          <table:table-cell office:value-type="string" table:style-name="ce1">
            <text:p>22-Sep-22</text:p>
          </table:table-cell>
          <table:table-cell office:value-type="string" table:style-name="ce1">
            <text:p>Factual Presentation issued</text:p>
          </table:table-cell>
          <table:table-cell office:value-type="string" table:style-name="ce1">
            <text:p>22-Sep-22</text:p>
          </table:table-cell>
          <table:table-cell office:value-type="float" office:value="2039" table:style-name="ce1">
            <text:p>2039</text:p>
          </table:table-cell>
          <table:table-cell/>
          <table:table-cell office:value-type="string" table:style-name="ce1">
            <text:p>Dates of entry into force:
01-Oct-19 for Honduras, Nicaragua and the Republic of Korea;
01-Nov-19 for Costa Rica and the Republic of Korea;
01-Jan-20 for El Salvador and the Republic of Korea;
01-Mar-21 for Panama and the Republic of Korea;</text:p>
          </table:table-cell>
        </table:table-row>
        <table:table-row table:style-name="ro1">
          <table:table-cell office:value-type="float" office:value="907" table:style-name="ce1">
            <text:p>907</text:p>
          </table:table-cell>
          <table:table-cell office:value-type="string" table:style-name="ce1">
            <text:p>(2) Without prejudice to the powers of the Government of Ecuador to exercise its powers and regulate and introduce new regulations on the promotion of sustainable production and fair trade in agricultural goods, the development of agricultural practices that protect and promote food sovereignty, the fostering of economic and social conditions for farmers and rural communities and for the preservation, re­ storation and distribution of arable soils.</text:p>
          </table:table-cell>
          <table:table-cell office:value-type="string" table:style-name="ce1">
            <text:p>food sovereignty</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7" table:style-name="ce1">
            <text:p>907</text:p>
          </table:table-cell>
          <table:table-cell office:value-type="string" table:style-name="ce1">
            <text:p>General Notes: (a) Title VI of this Agreement shall not apply to: procurement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7" table:style-name="ce1">
            <text:p>907</text:p>
          </table:table-cell>
          <table:table-cell office:value-type="string" table:style-name="ce1">
            <text:p>However, it shall apply to procurements in the framework of the Programme of Food Aid to the most deprived persons in the European Union insofar as the procurement is carried out by, or on behalf of, a contracting authority/entity covered by Title VI of this Agreement. (b) Title VI of this Agreement shall not apply to procurement for the acquisition, development, production or co- production of programme material by broadcasters and contracts for broadcasting time. (c) The Title VI of this Agreement shall not apply to public service concessions.</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9" table:style-name="ce1">
            <text:p>909</text:p>
          </table:table-cell>
          <table:table-cell office:value-type="string" table:style-name="ce1">
            <text:p>In exceptional cases, the following measures can be applied: 1) Export prohibitions or restrictions temporarily applied to prevent or relieve critical shortages of foodstuffs or other products essential to the internal market of the EAEU; 2) Import and export prohibitions or restrictions necessary to the application of standards or regulations for the classification, grading or marketing of commodities in international trade; 3) Import restrictions on fisheries product in any form, if necessary to: limit the production or sale of the like product originating in the territory of the EAEU; limit the production or sale of goods originating from the territory of the EAEU, which can be directly replaced by imported goods, if the EAEU does not have significant production of the like product; remove from the market a temporary surplus of the like product originating in the territory of the EAEU, by providing this surplus to some groups of consumers for free or at below-market prices; remove from the market a temporary surplus of goods originating from the territory of the EAEU, which can be directly replaced by imported goods, if the EAEU does not have significant production of the like product, by providing this surplus to some groups of consumers for free or at below-market prices.</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Formation of public stockholding for food security purposes shall be made through expenditures (or revenue foregone) provided in relation to the accumulation and holding of stocks of products, which form an integral part of a food security program identified in national legislation, and shall correspond to the following requirements and criteria: 1) the volume and accumulation of public stockholdings for food security purposes shall correspond to predetermined targets related solely to food security; 2) the process of stock accumulation and disposal shall be financial transparent; 3) food purchases by the government shall be made at current market prices and sales from food security stocks shall made at no less than the current domestic market price for the product and quality in question.</text:p>
          </table:table-cell>
          <table:table-cell office:value-type="string" table:style-name="ce1">
            <text:p>public stockholding for food security purposes; food security; food security; food security; food security</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Domestic food aid – expenditures (or revenue foregone) in relation to the provision of domestic food aid to sections of the population in need, which shall correspond to the following requirements and criteria: 1) eligibility to receive domestic food aid shall be established by national legislation of the member State; 2) domestic food aid shall be provided in the form of direct provision of food to those concerned or the provision of means to allow eligible recipients to buy food either at market or at subsidized prices; 3) food purchases by the government for rendering domestic food aid shall be made at current market prices and the financing and administration of the aid shall be transparent.</text:p>
          </table:table-cell>
          <table:table-cell office:value-type="string" table:style-name="ce1">
            <text:p>food aid; food aid; food aid; food aid</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Measures that distort agricultural trade to a larger extent shall be the following: 1) the provision by government of direct payments (including payments in kind) to a particular producer, to a cooperative or association of agricultural producers, contingent on export performance; 2) the sale or disposal for export to the territory of the other member State of non-commercial stocks of agricultural products at a price lower than the comparable price charged for the like product to buyers in the domestic market of the member State; 3) payments on the export of an agricultural product to the territory of the other member State that are financed by virtue of governmental action, whether or not a charge on the public account is involved, including payments that are financed from the proceeds of a levy imposed on the agricultural product concerned or on an agricultural product from which the exported product is derived; 4) the provision of state support to reduce the costs of marketing exports of agricultural products for the export to the territory of the other member State (other than widely available export promotion and advisory services), including handling, upgrading and other processing costs, and the costs of the international transport and freight; 5) establishment of internal transport and freight charges on export shipments of agricultural products to the territory of the other member State, provided on terms on terms more favourable than for domestic shipments; 6) subsidies on agricultural products contingent on their incorporation in exported products for the export to the territory of the other member State.</text:p>
          </table:table-cell>
          <table:table-cell office:value-type="string" table:style-name="ce1">
            <text:p>stocks of agricultural products</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11" table:style-name="ce1">
            <text:p>911</text:p>
          </table:table-cell>
          <table:table-cell office:value-type="string" table:style-name="ce1">
            <text:p>A Party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6</text:p>
          </table:table-cell>
          <table:table-cell office:value-type="string" table:style-name="ce1">
            <text:p>Administration And Implementation Of Tariff Rate Quotas</text:p>
          </table:table-cell>
          <table:table-cell office:value-type="string" table:style-name="ce1">
            <text:p>Canada - Honduras</text:p>
          </table:table-cell>
          <table:table-cell office:value-type="string" table:style-name="ce1">
            <text:p>2013-11-05</text:p>
          </table:table-cell>
          <table:table-cell office:value-type="string" table:style-name="ce1">
            <text:p>2014-10-01</text:p>
          </table:table-cell>
          <table:table-cell office:value-type="string" table:style-name="ce1">
            <text:p>http://international.gc.ca/trade-commerce/trade-agreements-accords-commerciaux/agr-acc/honduras/fta-ale/index.aspx?lang=eng</text:p>
          </table:table-cell>
          <table:table-cell office:value-type="string" table:style-name="ce1">
            <text:p>Canada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Nov-13</text:p>
          </table:table-cell>
          <table:table-cell office:value-type="string" table:style-name="ce1">
            <text:p>05-Nov-13</text:p>
          </table:table-cell>
          <table:table-cell office:value-type="string" table:style-name="ce1">
            <text:p>05-Feb-15</text:p>
          </table:table-cell>
          <table:table-cell office:value-type="string" table:style-name="ce1">
            <text:p>05-Feb-15</text:p>
          </table:table-cell>
          <table:table-cell office:value-type="string" table:style-name="ce1">
            <text:p>01-Oct-14</text:p>
          </table:table-cell>
          <table:table-cell office:value-type="string" table:style-name="ce1">
            <text:p>01-Oct-1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Honduras</text:p>
          </table:table-cell>
          <table:table-cell office:value-type="string" table:style-name="ce1">
            <text:p>Canada; Honduras</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28" table:style-name="ce1">
            <text:p>2028</text:p>
          </table:table-cell>
          <table:table-cell/>
          <table:table-cell/>
        </table:table-row>
        <table:table-row table:style-name="ro1">
          <table:table-cell office:value-type="float" office:value="911" table:style-name="ce1">
            <text:p>911</text:p>
          </table:table-cell>
          <table:table-cell office:value-type="string" table:style-name="ce1">
            <text:p>The Parties hereby establish a Sub-Committee on Agriculture, composed of representatives of each Party, that: (a) shall provide a forum for the Parties to discuss issues relating to market access for agricultural goods; (b) shall monitor the implementation and administration of this Chapter, Chapter Four (Rules of Origin), Chapter Six (Trade Facilitation), Chapter Nine (Emergency Action), and the Uniform Regulations as they affect agricultural goods; (c) shall meet periodically, or whenever so requested by either Party; (d) shall refer to the Committee on Trade in Goods and Rules of Origin any matter under sub-paragraph (b) on which it has been unable to reach a decision; (e) shall submit to the Committee on Trade in Goods and Rules of Origin for its consideration any decision reached under this paragraph; (f) shall report to the Committee on Trade in Goods and Rules of Origin; (g) shall follow-up and promote cooperation in matters relating to agricultural goods; and (h) may review the overall operation of the agricultural special safeguard mechanism in Article 3.15.</text:p>
          </table:table-cell>
          <table:table-cell office:value-type="string" table:style-name="ce1">
            <text:p>special safeguard mechanism</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9</text:p>
          </table:table-cell>
          <table:table-cell office:value-type="string" table:style-name="ce1">
            <text:p>Committee On Trade In Goods And Rules Of Origin</text:p>
          </table:table-cell>
          <table:table-cell office:value-type="string" table:style-name="ce1">
            <text:p>Canada - Honduras</text:p>
          </table:table-cell>
          <table:table-cell office:value-type="string" table:style-name="ce1">
            <text:p>2013-11-05</text:p>
          </table:table-cell>
          <table:table-cell office:value-type="string" table:style-name="ce1">
            <text:p>2014-10-01</text:p>
          </table:table-cell>
          <table:table-cell office:value-type="string" table:style-name="ce1">
            <text:p>http://international.gc.ca/trade-commerce/trade-agreements-accords-commerciaux/agr-acc/honduras/fta-ale/index.aspx?lang=eng</text:p>
          </table:table-cell>
          <table:table-cell office:value-type="string" table:style-name="ce1">
            <text:p>Canada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Nov-13</text:p>
          </table:table-cell>
          <table:table-cell office:value-type="string" table:style-name="ce1">
            <text:p>05-Nov-13</text:p>
          </table:table-cell>
          <table:table-cell office:value-type="string" table:style-name="ce1">
            <text:p>05-Feb-15</text:p>
          </table:table-cell>
          <table:table-cell office:value-type="string" table:style-name="ce1">
            <text:p>05-Feb-15</text:p>
          </table:table-cell>
          <table:table-cell office:value-type="string" table:style-name="ce1">
            <text:p>01-Oct-14</text:p>
          </table:table-cell>
          <table:table-cell office:value-type="string" table:style-name="ce1">
            <text:p>01-Oct-1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Honduras</text:p>
          </table:table-cell>
          <table:table-cell office:value-type="string" table:style-name="ce1">
            <text:p>Canada; Honduras</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28" table:style-name="ce1">
            <text:p>2028</text:p>
          </table:table-cell>
          <table:table-cell/>
          <table:table-cell/>
        </table:table-row>
        <table:table-row table:style-name="ro1">
          <table:table-cell office:value-type="float" office:value="983" table:style-name="ce1">
            <text:p>983</text:p>
          </table:table-cell>
          <table:table-cell office:value-type="string" table:style-name="ce1">
            <text:p>A Member State may, after having given notice to the Secretary-General of its intention to do so, introduce or continue or execute restrictions or prohibitions affecting: (a) the application of security laws and regulations; (b) the control of arms, ammunition and other war equipment and military items; (c) the protection of human, animal or plant health or life, or the protection of public morality; (d) the transfer of gold, silver and precious and semi-precious stones; (e) the protection of any item deemed to be of national importance provided that the Member State concerned shall furnish proof to the Council that the item is of national importance; and (f) the maintenance of food security in the event of war and famine.</text:p>
          </table:table-cell>
          <table:table-cell office:value-type="string" table:style-name="ce1">
            <text:p>food security; famine</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83" table:style-name="ce1">
            <text:p>983</text:p>
          </table:table-cell>
          <table:table-cell office:value-type="string" table:style-name="ce1">
            <text:p>67 CHAPTER EIGHTEEN CO-OPERATION IN AGRICULTURE AND RURAL DEVELOPMENT ARTICLE 129 Objectives of Co-operation in Agricultural Development 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83" table:style-name="ce1">
            <text:p>983</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95" table:style-name="ce1">
            <text:p>995</text:p>
          </table:table-cell>
          <table:table-cell office:value-type="string" table:style-name="ce1">
            <text:p>For the purposes of this Chapter, and acknowledging that the definition of SFS can evolve over time, the Parties consider SFS to be a food system which ensures access to safe, nutritious and sufficient food all year round in such a way that the economic, social, cultural and environmental bases to generate food security and nutrition for future generations are not compromised.</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New Zealand</text:p>
          </table:table-cell>
          <table:table-cell office:value-type="string" table:style-name="ce1">
            <text:p>2023-07-09</text:p>
          </table:table-cell>
          <table:table-cell office:value-type="string" table:style-name="ce1">
            <text:p>2024-05-01</text:p>
          </table:table-cell>
          <table:table-cell office:value-type="string" table:style-name="ce1">
            <text:p>https://eur-lex.europa.eu/legal-content/EN/TXT/PDF/?uri=OJ:L_202400866#page=1</text:p>
          </table:table-cell>
          <table:table-cell office:value-type="string" table:style-name="ce1">
            <text:p>EU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Jul-23</text:p>
          </table:table-cell>
          <table:table-cell office:value-type="string" table:style-name="ce1">
            <text:p>09-Jul-23</text:p>
          </table:table-cell>
          <table:table-cell office:value-type="string" table:style-name="ce1">
            <text:p>09-Apr-24</text:p>
          </table:table-cell>
          <table:table-cell office:value-type="string" table:style-name="ce1">
            <text:p>09-Apr-24</text:p>
          </table:table-cell>
          <table:table-cell office:value-type="string" table:style-name="ce1">
            <text:p>01-May-24</text:p>
          </table:table-cell>
          <table:table-cell office:value-type="string" table:style-name="ce1">
            <text:p>01-May-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European Union</text:p>
          </table:table-cell>
          <table:table-cell office:value-type="string" table:style-name="ce1">
            <text:p>New Zealand; European Union</text:p>
          </table:table-cell>
          <table:table-cell/>
          <table:table-cell office:value-type="string" table:style-name="ce1">
            <text:p>Factual Presentation issued</text:p>
          </table:table-cell>
          <table:table-cell office:value-type="string" table:style-name="ce1">
            <text:p>17-Jun-25</text:p>
          </table:table-cell>
          <table:table-cell office:value-type="string" table:style-name="ce1">
            <text:p>Factual Presentation issued</text:p>
          </table:table-cell>
          <table:table-cell office:value-type="string" table:style-name="ce1">
            <text:p>17-Jun-25</text:p>
          </table:table-cell>
          <table:table-cell office:value-type="float" office:value="2031" table:style-name="ce1">
            <text:p>2031</text:p>
          </table:table-cell>
          <table:table-cell/>
          <table:table-cell/>
        </table:table-row>
        <table:table-row table:style-name="ro1">
          <table:table-cell office:value-type="float" office:value="995" table:style-name="ce1">
            <text:p>995</text:p>
          </table:table-cell>
          <table:table-cell office:value-type="string" table:style-name="ce1">
            <text:p>As members of the FAO Committee on World Food Security, the Parties shall also promote awareness for the “Principles for Responsible Investment in Agriculture and Food Systems” and the “Voluntary Guidelines on the Responsible Governance of Tenure of Land, Fisheries and Forests in the Context of National Food Security”.</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EU - New Zealand</text:p>
          </table:table-cell>
          <table:table-cell office:value-type="string" table:style-name="ce1">
            <text:p>2023-07-09</text:p>
          </table:table-cell>
          <table:table-cell office:value-type="string" table:style-name="ce1">
            <text:p>2024-05-01</text:p>
          </table:table-cell>
          <table:table-cell office:value-type="string" table:style-name="ce1">
            <text:p>https://eur-lex.europa.eu/legal-content/EN/TXT/PDF/?uri=OJ:L_202400866#page=1</text:p>
          </table:table-cell>
          <table:table-cell office:value-type="string" table:style-name="ce1">
            <text:p>EU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Jul-23</text:p>
          </table:table-cell>
          <table:table-cell office:value-type="string" table:style-name="ce1">
            <text:p>09-Jul-23</text:p>
          </table:table-cell>
          <table:table-cell office:value-type="string" table:style-name="ce1">
            <text:p>09-Apr-24</text:p>
          </table:table-cell>
          <table:table-cell office:value-type="string" table:style-name="ce1">
            <text:p>09-Apr-24</text:p>
          </table:table-cell>
          <table:table-cell office:value-type="string" table:style-name="ce1">
            <text:p>01-May-24</text:p>
          </table:table-cell>
          <table:table-cell office:value-type="string" table:style-name="ce1">
            <text:p>01-May-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European Union</text:p>
          </table:table-cell>
          <table:table-cell office:value-type="string" table:style-name="ce1">
            <text:p>New Zealand; European Union</text:p>
          </table:table-cell>
          <table:table-cell/>
          <table:table-cell office:value-type="string" table:style-name="ce1">
            <text:p>Factual Presentation issued</text:p>
          </table:table-cell>
          <table:table-cell office:value-type="string" table:style-name="ce1">
            <text:p>17-Jun-25</text:p>
          </table:table-cell>
          <table:table-cell office:value-type="string" table:style-name="ce1">
            <text:p>Factual Presentation issued</text:p>
          </table:table-cell>
          <table:table-cell office:value-type="string" table:style-name="ce1">
            <text:p>17-Jun-25</text:p>
          </table:table-cell>
          <table:table-cell office:value-type="float" office:value="2031" table:style-name="ce1">
            <text:p>2031</text:p>
          </table:table-cell>
          <table:table-cell/>
          <table:table-cell/>
        </table:table-row>
        <table:table-row table:style-name="ro1">
          <table:table-cell office:value-type="float" office:value="1002" table:style-name="ce1">
            <text:p>1002</text:p>
          </table:table-cell>
          <table:table-cell office:value-type="string" table:style-name="ce1">
            <text:p>Where compliance with the provisions of this Agreement leads to problems with the availability of, or access to, foodstuffs or other products essential to ensure food security, and where this situation gives rise or is likely to give rise to major difficulties for the Ghanaian Party, it may take appropriate measures in accordance with the procedures laid down in Article 25.</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 Duties And Non-Tariff Measures</text:p>
          </table:table-cell>
          <table:table-cell office:value-type="string" table:style-name="ce1">
            <text:p>ARTICLE 20</text:p>
          </table:table-cell>
          <table:table-cell office:value-type="string" table:style-name="ce1">
            <text:p>Food Security</text:p>
          </table:table-cell>
          <table:table-cell office:value-type="string" table:style-name="ce1">
            <text:p>EU - Ghana</text:p>
          </table:table-cell>
          <table:table-cell office:value-type="string" table:style-name="ce1">
            <text:p>2016-07-28</text:p>
          </table:table-cell>
          <table:table-cell office:value-type="string" table:style-name="ce1">
            <text:p>2016-12-15</text:p>
          </table:table-cell>
          <table:table-cell office:value-type="string" table:style-name="ce1">
            <text:p>http://eur-lex.europa.eu/legal-content/EN/TXT/?uri=uriserv:OJ.L_.2016.287.01.0003.01.ENG&amp;toc=OJ:L:2016:287:TOC</text:p>
          </table:table-cell>
          <table:table-cell office:value-type="string" table:style-name="ce1">
            <text:p>EU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6</text:p>
          </table:table-cell>
          <table:table-cell/>
          <table:table-cell office:value-type="string" table:style-name="ce1">
            <text:p>03-Apr-17</text:p>
          </table:table-cell>
          <table:table-cell/>
          <table:table-cell office:value-type="string" table:style-name="ce1">
            <text:p>15-Dec-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European Union</text:p>
          </table:table-cell>
          <table:table-cell office:value-type="string" table:style-name="ce1">
            <text:p>Austria; Belgium; Bulgaria; Croatia; Cyprus; Czech Republic; Denmark; Estonia; Finland; France; Germany; Ghana;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22" table:style-name="ce1">
            <text:p>2022</text:p>
          </table:table-cell>
          <table:table-cell/>
          <table:table-cell office:value-type="string" table:style-name="ce1">
            <text:p>Official Journal of the European Union: L 287 of 21-Oct-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009" table:style-name="ce1">
            <text:p>1009</text:p>
          </table:table-cell>
          <table:table-cell office:value-type="string" table:style-name="ce1">
            <text:p>A Member State may, after having given notice to the Secretary-General of its intention to do so, introduce or continue or execute restrictions or prohibitions affecting: 68 COMESA TREATY (a) the application of security laws and regulations; (b) the control of arms, ammunition and other war equipment and military items; (c) the protection of human, animal or plant health or life, or the protection of public morality; (d) the transfer of gold, silver and precious and semi- precious stones; (e) the protection of any item deemed to be of national importance provided that the Member State concerned shall furnish proof to the Council that the item is of national importance; and (f ) the maintenance of food security in the event of war and famine.</text:p>
          </table:table-cell>
          <table:table-cell office:value-type="string" table:style-name="ce1">
            <text:p>food security; famine</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09" table:style-name="ce1">
            <text:p>1009</text:p>
          </table:table-cell>
          <table:table-cell office:value-type="string" table:style-name="ce1">
            <text:p>174 COMESA TREATY CHAPTER EIGHTEEN CO-OPERATION IN AGRICULTURE AND RURAL DEVELOPMENT ARTICLE 129 Objectives of Co-operation in Agricultural Development 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09" table:style-name="ce1">
            <text:p>1009</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177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28" table:style-name="ce1">
            <text:p>1028</text:p>
          </table:table-cell>
          <table:table-cell office:value-type="string" table:style-name="ce1">
            <text:p>The provisions of paragraph 1 of this Article shall not extend to the following: (a) export prohibitions or restrictions temporarily applied to prevent or relieve critical shortages of foodstuffs or other goods essential to the exporting Party; (b) import and export prohibitions or restrictions necessary to the application of standards or regulations for the classification, grading or marketing of commodities in international trade; (c) import restrictions on any agricultural or fisheries goods, imported in any form11, necessary to the enforcement of governmental measures which operate: i. to restrict the quantities of the like domestic goods permitted to be marketed or produced, or, if there is no substantial domestic production of the like goods, of domestic goods for which the imported goods can be directly substituted; or ii. to remove a temporary surplus of the like domestic goods, or, if there is no substantial domestic production of the like goods, of domestic goods for which the imported goods can be directly substituted, by making the surplus available to certain groups of domestic consumers free of charge or at prices below the current market level; or iii. to restrict the quantities permitted to be produced of any animal goods the production of which is directly dependent, wholly or mainly, on the imported commodity, if the domestic production of that commodity is relatively negligibl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rasian Economic Union (EAEU) - Iran</text:p>
          </table:table-cell>
          <table:table-cell office:value-type="string" table:style-name="ce1">
            <text:p>2018-05-17</text:p>
          </table:table-cell>
          <table:table-cell office:value-type="string" table:style-name="ce1">
            <text:p>2019-10-27</text:p>
          </table:table-cell>
          <table:table-cell office:value-type="string" table:style-name="ce1">
            <text:p>https://eec.eaeunion.org/upload/medialibrary/77b/FTA-EAEU_Iran.pdf</text:p>
          </table:table-cell>
          <table:table-cell office:value-type="string" table:style-name="ce1">
            <text:p>Eurasian Economic Union (EAEU) - Ir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May-18</text:p>
          </table:table-cell>
          <table:table-cell/>
          <table:table-cell office:value-type="string" table:style-name="ce1">
            <text:p>31-Jan-20</text:p>
          </table:table-cell>
          <table:table-cell/>
          <table:table-cell office:value-type="string" table:style-name="ce1">
            <text:p>27-Oct-1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Central Asia ; Europe</text:p>
          </table:table-cell>
          <table:table-cell office:value-type="string" table:style-name="ce1">
            <text:p>Yes</text:p>
          </table:table-cell>
          <table:table-cell office:value-type="string" table:style-name="ce1">
            <text:p>No</text:p>
          </table:table-cell>
          <table:table-cell office:value-type="string" table:style-name="ce1">
            <text:p>Iran; Eurasian Economic Union (EAEU)</text:p>
          </table:table-cell>
          <table:table-cell office:value-type="string" table:style-name="ce1">
            <text:p>Iran; Eurasian Economic Union (EAEU)</text:p>
          </table:table-cell>
          <table:table-cell/>
          <table:table-cell office:value-type="string" table:style-name="ce1">
            <text:p>Awaiting data from the Parties</text:p>
          </table:table-cell>
          <table:table-cell/>
          <table:table-cell/>
          <table:table-cell/>
          <table:table-cell office:value-type="float" office:value="2019" table:style-name="ce1">
            <text:p>2019</text:p>
          </table:table-cell>
          <table:table-cell/>
          <table:table-cell/>
        </table:table-row>
        <table:table-row table:style-name="ro1">
          <table:table-cell office:value-type="float" office:value="1030" table:style-name="ce1">
            <text:p>1030</text:p>
          </table:table-cell>
          <table:table-cell office:value-type="string" table:style-name="ce1">
            <text:p>Article 2.24: Export Restrictions –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0" table:style-name="ce1">
            <text:p>1030</text:p>
          </table:table-cell>
          <table:table-cell office:value-type="string" table:style-name="ce1">
            <text:p>The Committee on Agricultural Trade shall provide a forum for: (a) promoting trade in agricultural goods between the Parties under this Agreement and other issues as appropriate; (b) monitoring and promoting cooperation on the implementation and administration of this Section, including notification of export restrictions on foodstuffs as stipulated in Article 2.24 (Export Restrictions – Food Security), and discussing the cooperative work identified in Article 2.21 (Agricultural Export Subsidies), Article 2.22 (Export Credits, Export Credit Guarantees or Insurance Programmes) and Article 2.23 (Agricultural Export State Trading Enterprises); (c) consultation among the Parties on matters related to this Section in coordination with other committees, working groups or any other subsidiary bodies established under this Agreement; and 2-22 (d) undertaking any additional work that the Committee on Trade in Goods and the Commission may assig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0" table:style-name="ce1">
            <text:p>1030</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4" table:style-name="ce1">
            <text:p>1034</text:p>
          </table:table-cell>
          <table:table-cell office:value-type="string" table:style-name="ce1">
            <text:p>Section B: Areas of Cooperation ARTICLE 12.5: AGRO INDUSTRY AND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hina - Mauritius</text:p>
          </table:table-cell>
          <table:table-cell office:value-type="string" table:style-name="ce1">
            <text:p>2019-10-17</text:p>
          </table:table-cell>
          <table:table-cell office:value-type="string" table:style-name="ce1">
            <text:p>2021-01-01</text:p>
          </table:table-cell>
          <table:table-cell office:value-type="string" table:style-name="ce1">
            <text:p>http://fta.mofcom.gov.cn/topic/enmauritius.shtml</text:p>
          </table:table-cell>
          <table:table-cell office:value-type="string" table:style-name="ce1">
            <text:p>China - Mauritiu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Oct-19</text:p>
          </table:table-cell>
          <table:table-cell office:value-type="string" table:style-name="ce1">
            <text:p>17-Oct-19</text:p>
          </table:table-cell>
          <table:table-cell office:value-type="string" table:style-name="ce1">
            <text:p>05-Jan-21</text:p>
          </table:table-cell>
          <table:table-cell office:value-type="string" table:style-name="ce1">
            <text:p>05-Jan-21</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Africa</text:p>
          </table:table-cell>
          <table:table-cell office:value-type="string" table:style-name="ce1">
            <text:p>Yes</text:p>
          </table:table-cell>
          <table:table-cell office:value-type="string" table:style-name="ce1">
            <text:p>Yes</text:p>
          </table:table-cell>
          <table:table-cell office:value-type="string" table:style-name="ce1">
            <text:p>China; Mauritius</text:p>
          </table:table-cell>
          <table:table-cell office:value-type="string" table:style-name="ce1">
            <text:p>China; Mauritius</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8" table:style-name="ce1">
            <text:p>2028</text:p>
          </table:table-cell>
          <table:table-cell/>
          <table:table-cell/>
        </table:table-row>
        <table:table-row table:style-name="ro1">
          <table:table-cell office:value-type="float" office:value="1048" table:style-name="ce1">
            <text:p>1048</text:p>
          </table:table-cell>
          <table:table-cell office:value-type="string" table:style-name="ce1">
            <text:p>ACUERDO DE ALCANCE PARCIAL DE COMPLEMENTACIÓN ECONÓMICA ENTRE EL GOBIERNO DE LA REPÚBLICA DE EL SALVADOR Y EL GOBIERNO DE LA REPÚBLICA DEL ECUADOR Preámbulo El Gobierno de la República de El Salvador y el Gobierno de la República del Ecuador, en adelante “las Partes”, considerando: Que existe voluntad mutua de estrechar los lazos especiales de amistad, solidaridad, cooperación y complementariedad entre sus pueblos; Que existe el interés común de fomentar las relaciones económicas y comerciales entre ambos países, contribuyendo a impulsar el proceso regional de integración económica latinoamericana, orientado a mejorar el desarrollo de las Partes y su competitividad en el comercio internacional; Que es conveniente facilitar las corrientes comerciales bilaterales y asegurar las condiciones de equilibrio del comercio mutuo, con el objetivo de impulsar la complementación económica y productiva e intensificar las acciones de cooperación en áreas de mutuo interés; Que la creación de condiciones comerciales basadas en la equidad y la solidaridad alienta el pleno ejercicio del derecho al desarrollo de los pueblos, enmarcado en los principios y normas del derecho internacional; Que en vista de lo anterior, en San Salvador, El Salvador, el 9 de marzo de 2012, el Embajador del Ecuador ante El Salvador y el Viceministro de Economía de El Salvador, suscribieron el Marco General para la negociación de un Acuerdo de Alcance Parcial de Complementación Económica, con el objetivo de propiciar un mayor desarrollo de las relaciones comerciales bilaterales y contribuir a la complementariedad de sus economías, permitiendo alcanzar una etapa superior en el proceso de integración entre los dos países; Que el presente Acuerdo debe guardar consistencia con los derechos y obligaciones de ambos países como miembros de la Organización Mundial del Comercio (OMC); así como los derechos y obligaciones del Ecuador como integrante de la Asociación Latinoamericana de Integración (ALADI) y de la Comunidad Andina (CAN), y de El Salvador como Estado Miembro del Sistema de Integración Centroamericana (SICA) y del Subsistema de Integración Económica Centroamericana;Que debe haber observancia de la legislación nacional y de los compromisos adquiridos en otros Organismos Internacionales de los que ambos países son miembros; Que es importante, en el marco de este Acuerdo, tomar en cuenta la posición estratégica y geográfica de cada Parte en su respectivo mercado regional; Que una adecuada cooperación en el área comercial, congruente con el interés de las Partes en fomentar la convergencia de sus economías, constituye un elemento relevante en el desarrollo de ambos países; Que es conveniente la creación de instrumentos que faciliten la transferencia de tecnologías e innovación, así como el intercambio de conocimiento, experiencias y asistencia técnica para la generación de capacidades productivas que contribuyan al mejoramiento de la calidad de vida de sus pueblos; Que es conveniente lograr una participación más activa de los agentes económicos, tanto públicos como privados de ambos países, en los esfuerzos tendientes a incrementar el intercambio recíproco, en la búsqueda de un equilibrio comercial; Que las Partes tienen la determinación de avanzar sostenidamente en la construcción de una asociación basada en los principios de equidad, solidaridad y complementariedad, que fomente la ampliación y diversificación del comercio bilateral, con énfasis en mercancías producidas por pequeños y medianos productores, el sector artesanal y por formas asociativas de producción y la elaboración de mercancías de alto valor agregado que contribuyan al desarrollo sostenible de las economías de escala y del comercio inclusivo; así como, contribuir a garantizar la accesibilidad y disponibilidad de alimentos de manera permanente, a fin de salvaguardar la seguridad y la soberanía alimentaria de la población; Que en el devenir de sus acercamientos, las Partes procurarán en todo momento resolver sus diferencias de manera ágil, justa, transparente y efectiva, incentivando la consecución de soluciones amistosas y mutuamente satisfactorias; Que ambos países reconocen la importancia de mantener congruencia entre el comercio y la protección y conservación del ambiente; Convienen en lo siguiente, Capítulo I Disposiciones Iniciales Artículo I.1: Objetivos Este Acuerdo tiene los siguientes objetivos:(a) el otorgamiento de preferencias arancelarias y la eliminación de obstáculos no arancelarios que permitan facilitar, expandir, diversificar y promover sus corrientes de comercio, sobre bases previsibles, transparentes y permanentes, en forma compatible con sus respectivas políticas económicas; (b) la facilitación del comercio de las mercancías, en particular a través de las disposiciones acordadas en materia aduanera, normas, reglamentos técnicos, procedimientos de evaluación de la conformidad y medidas sanitarias y fitosanitarias; (c) el fomento de la cooperación entre las Partes para la profundización de las relaciones entre los sectores productivos, considerando las necesidades especiales de las pequeñas unidades productivas o empresas de minorías, micro, pequeñas y medianas empresas, a fin de alcanzar un comercio inclusivo; (d) el establecimiento de un sistema ágil, justo, transparente, efectivo y previsible para la solución de controversias comerciales, que privilegie el diálogo entre las Partes para alcanzar soluciones mutuamente satisfactorias; y, (e) impulsar la integración latinoamericana a través de un comercio bilateral que busque la profundización del intercambio de mercancías de calidad, con valor agregado, que garanticen el patrimonio natural y el uso de tecnologías limpias.</text:p>
          </table:table-cell>
          <table:table-cell office:value-type="string" table:style-name="ce1">
            <text:p>soberanía alimentaria</text:p>
          </table:table-cell>
          <table:table-cell office:value-type="string" table:style-name="ce1">
            <text:p>From source</text:p>
          </table:table-cell>
          <table:table-cell/>
          <table:table-cell/>
          <table:table-cell/>
          <table:table-cell/>
          <table:table-cell office:value-type="string" table:style-name="ce1">
            <text:p>El Salvador - Ecuador</text:p>
          </table:table-cell>
          <table:table-cell office:value-type="string" table:style-name="ce1">
            <text:p>2017-02-13</text:p>
          </table:table-cell>
          <table:table-cell office:value-type="string" table:style-name="ce1">
            <text:p>2017-11-16</text:p>
          </table:table-cell>
          <table:table-cell/>
          <table:table-cell office:value-type="string" table:style-name="ce1">
            <text:p>El Salvador - Ecuador</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3-Feb-17</text:p>
          </table:table-cell>
          <table:table-cell/>
          <table:table-cell office:value-type="string" table:style-name="ce1">
            <text:p>22-Mar-18</text:p>
          </table:table-cell>
          <table:table-cell/>
          <table:table-cell office:value-type="string" table:style-name="ce1">
            <text:p>16-Nov-1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Ecuador; El Salvador</text:p>
          </table:table-cell>
          <table:table-cell office:value-type="string" table:style-name="ce1">
            <text:p>Ecuador; El Salvador</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21" table:style-name="ce1">
            <text:p>2021</text:p>
          </table:table-cell>
          <table:table-cell/>
          <table:table-cell office:value-type="string" table:style-name="ce1">
            <text:p>Reference LAIA: AAP.A25TM 46.
This Agreement was also notified under the Enabling Clause by LAIA Parties as a change to the LAIA's 1980 Treaty of Montevideo (WT/COMTD/RTA15/N/1/Add.227).</text:p>
          </table:table-cell>
        </table:table-row>
        <table:table-row table:style-name="ro1">
          <table:table-cell office:value-type="float" office:value="1087" table:style-name="ce1">
            <text:p>1087</text:p>
          </table:table-cell>
          <table:table-cell office:value-type="string" table:style-name="ce1">
            <text:p>Article 3.5: Export Restrictions –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States-Mexico-Canada Agreement (USMCA/CUSMA/T-MEC)</text:p>
          </table:table-cell>
          <table:table-cell office:value-type="string" table:style-name="ce1">
            <text:p>2018-11-30</text:p>
          </table:table-cell>
          <table:table-cell office:value-type="string" table:style-name="ce1">
            <text:p>2020-07-01</text:p>
          </table:table-cell>
          <table:table-cell office:value-type="string" table:style-name="ce1">
            <text:p>https://www.trade.gov/sites/default/files/2023-09/fulltext.pdf</text:p>
          </table:table-cell>
          <table:table-cell office:value-type="string" table:style-name="ce1">
            <text:p>United States-Mexico-Canada Agreement (USMCA/CUSMA/T-ME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Nov-18</text:p>
          </table:table-cell>
          <table:table-cell office:value-type="string" table:style-name="ce1">
            <text:p>30-Nov-18</text:p>
          </table:table-cell>
          <table:table-cell office:value-type="string" table:style-name="ce1">
            <text:p>16-Sep-20</text:p>
          </table:table-cell>
          <table:table-cell office:value-type="string" table:style-name="ce1">
            <text:p>16-Sep-20</text:p>
          </table:table-cell>
          <table:table-cell office:value-type="string" table:style-name="ce1">
            <text:p>01-Jul-20</text:p>
          </table:table-cell>
          <table:table-cell office:value-type="string" table:style-name="ce1">
            <text:p>01-Jul-20</text:p>
          </table:table-cell>
          <table:table-cell/>
          <table:table-cell office:value-type="string" table:style-name="ce1">
            <text:p>No</text:p>
          </table:table-cell>
          <table:table-cell office:value-type="string" table:style-name="ce1">
            <text:p>Plur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office:value-type="string" table:style-name="ce1">
            <text:p>Canada; Mexico; United States of America</text:p>
          </table:table-cell>
          <table:table-cell office:value-type="string" table:style-name="ce1">
            <text:p>Canada; Mexico; United States of America</text:p>
          </table:table-cell>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8" table:style-name="ce1">
            <text:p>2038</text:p>
          </table:table-cell>
          <table:table-cell/>
          <table:table-cell office:value-type="string" table:style-name="ce1">
            <text:p>Parties have notified that NAFTA has been superseded by the USMCA/CUSMA/T-MEC. As a result, the provisions of the NAFTA are no longer in force, except as expressly provided by the USMCA/CUSMA/T-MEC.</text:p>
          </table:table-cell>
        </table:table-row>
        <table:table-row table:style-name="ro1">
          <table:table-cell office:value-type="float" office:value="1096" table:style-name="ce1">
            <text:p>1096</text:p>
          </table:table-cell>
          <table:table-cell office:value-type="string" table:style-name="ce1">
            <text:p>1. Each Party shall notify in writing to the other Parties within two working days, of any serious or significant public, animal or plant health risk, including any food emergencies. 2. Notifications referred to in paragraph 1 shall be made to the contact points listed in Appendix 4 of Annex VI (Sanitary and Phytosanitary Measures). The Parties shall inform each other in accordance with Article 96 of any changes in the contact points. The written notifications referred to in paragraph 1 shall be made by post, fax or e-mail. 3. Where a Party has serious concerns regarding a risk to public, animal or plant health, affecting products being traded between the Parties, a Party may request consultations with the exporting Party regarding the situation. Such consultations shall take place as soon as possible. In those consultations, each Party shall endeavour to provide all the information necessary to avoid disruption in trade. 4. Consultations referred to in paragraph 3 may be held by e-mail, video or audio conference, or any other technological means available to the Parties. The Party requesting the consultations shall ensure the preparation of the minutes of such consultations.</text:p>
          </table:table-cell>
          <table:table-cell office:value-type="string" table:style-name="ce1">
            <text:p>food emergencies</text:p>
          </table:table-cell>
          <table:table-cell office:value-type="string" table:style-name="ce1">
            <text:p>TINA</text:p>
          </table:table-cell>
          <table:table-cell/>
          <table:table-cell office:value-type="string" table:style-name="ce1">
            <text:p>TRADE IN GOODS</text:p>
          </table:table-cell>
          <table:table-cell/>
          <table:table-cell office:value-type="string" table:style-name="ce1">
            <text:p>Sanitary and phytosanitary measures. Notification and Consultation</text:p>
          </table:table-cell>
          <table:table-cell office:value-type="string" table:style-name="ce1">
            <text:p>United Kingdom - Colombia, Ecuador and Peru</text:p>
          </table:table-cell>
          <table:table-cell office:value-type="string" table:style-name="ce1">
            <text:p>2019-05-15</text:p>
          </table:table-cell>
          <table:table-cell office:value-type="string" table:style-name="ce1">
            <text:p>2021-01-01</text:p>
          </table:table-cell>
          <table:table-cell office:value-type="string" table:style-name="ce1">
            <text:p>https://assets.publishing.service.gov.uk/government/uploads/system/uploads/attachment_data/file/808914/MS_22.2019_Andean_Trade.pdf</text:p>
          </table:table-cell>
          <table:table-cell office:value-type="string" table:style-name="ce1">
            <text:p>United Kingdom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May-19</text:p>
          </table:table-cell>
          <table:table-cell office:value-type="string" table:style-name="ce1">
            <text:p>15-May-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United Kingdom</text:p>
          </table:table-cell>
          <table:table-cell office:value-type="string" table:style-name="ce1">
            <text:p>Colombia; Ecuador; Peru;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4" table:style-name="ce1">
            <text:p>2034</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to continue to trade on preferential terms until Colombia completed its domestic procedures to fully ratify the agreement. Colombia ratified the agreement on 21 April 2022 and the agreement entered into force on 28 June 2022.</text:p>
          </table:table-cell>
        </table:table-row>
        <table:table-row table:style-name="ro1">
          <table:table-cell office:value-type="float" office:value="1096" table:style-name="ce1">
            <text:p>1096</text:p>
          </table:table-cell>
          <table:table-cell office:value-type="string" table:style-name="ce1">
            <text:p>1. The Parties reaffirm the rights and obligations under the WTO Agreement on Trade Related Aspects of Intellectual Property Rights (hereinafter referred to as TRIPS Agreement ), and any other multilateral agreement related to intellectual property and agreements administered under the auspices of the World Intellectual Property Organization (hereinafter referred to as WIPO ), to which the Parties are party. 2. The provisions of this Title shall complement and specify the rights and obligations of the Parties under the TRIPS Agreement and other multilateral agreements related to intellectual property to which the Parties are party, and therefore, no provision of this Title will contradict or be detrimental to the provisions of such multilateral agreements. 3. The Parties recognise the need to maintain a balance between the rights of intellectual property holders and the interest of the public, particularly regarding education, culture, research, public health, food security, environment, access to information and technology transfer. 4. The Parties recognise and reaffirm the rights and obligations under the Convention on Biological Diversity (hereinafter referred to as CBD ) adopted on June 5, 1992, and support and encourage efforts to establish a mutually supportive relationship between the TRIPS Agreement and such Convention. 5. For the purposes of this Agreement, intellectual property rights embody: (a) copyright, including copyright in computer programmes and in databases; (b) rights related to copyright; (c) patent rights; (d) trademarks; (e)trade names in so far as these are protected as exclusive property rights in the domestic law concerned; (f) designs; (g) layout- designs (topographies) of integrated circuits; (h) geographical indications; (i) plant varieties; and (j) protection of undisclosed information. 6. For the purposes of this Agreement, protection of intellectual property includes protection against unfair competition as referred to in Article 10 bis of the Paris Convention for the Protection of Industrial Property (as revised by the Stockholm Act 1967) (hereinafter referred to as Paris Convention ).</text:p>
          </table:table-cell>
          <table:table-cell office:value-type="string" table:style-name="ce1">
            <text:p>food security</text:p>
          </table:table-cell>
          <table:table-cell office:value-type="string" table:style-name="ce1">
            <text:p>TINA</text:p>
          </table:table-cell>
          <table:table-cell/>
          <table:table-cell office:value-type="string" table:style-name="ce1">
            <text:p>INTELLECTUAL PROPERTY</text:p>
          </table:table-cell>
          <table:table-cell/>
          <table:table-cell office:value-type="string" table:style-name="ce1">
            <text:p>Nature and Scope of the Obligations</text:p>
          </table:table-cell>
          <table:table-cell office:value-type="string" table:style-name="ce1">
            <text:p>United Kingdom - Colombia, Ecuador and Peru</text:p>
          </table:table-cell>
          <table:table-cell office:value-type="string" table:style-name="ce1">
            <text:p>2019-05-15</text:p>
          </table:table-cell>
          <table:table-cell office:value-type="string" table:style-name="ce1">
            <text:p>2021-01-01</text:p>
          </table:table-cell>
          <table:table-cell office:value-type="string" table:style-name="ce1">
            <text:p>https://assets.publishing.service.gov.uk/government/uploads/system/uploads/attachment_data/file/808914/MS_22.2019_Andean_Trade.pdf</text:p>
          </table:table-cell>
          <table:table-cell office:value-type="string" table:style-name="ce1">
            <text:p>United Kingdom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May-19</text:p>
          </table:table-cell>
          <table:table-cell office:value-type="string" table:style-name="ce1">
            <text:p>15-May-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United Kingdom</text:p>
          </table:table-cell>
          <table:table-cell office:value-type="string" table:style-name="ce1">
            <text:p>Colombia; Ecuador; Peru;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4" table:style-name="ce1">
            <text:p>2034</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to continue to trade on preferential terms until Colombia completed its domestic procedures to fully ratify the agreement. Colombia ratified the agreement on 21 April 2022 and the agreement entered into force on 28 June 2022.</text:p>
          </table:table-cell>
        </table:table-row>
        <table:table-row table:style-name="ro1">
          <table:table-cell office:value-type="float" office:value="1097" table:style-name="ce1">
            <text:p>1097</text:p>
          </table:table-cell>
          <table:table-cell office:value-type="string" table:style-name="ce1">
            <text:p>The Parties acknowledge the economic and social importance of activities relating to fisheries and the Food security utilisation of the living marine resources of CARIFORUM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Parties acknowledge that the removal of barriers to States, and the need to maximise those benefits in relation to trade between the Parties, as envisaged in this Agreement, such factors as food security, employment, poverty may pose significant challenges to CARIFORUM producers alleviation, foreign exchange earnings and social stability of in the agricultural, food and fisheries sectors and to fishing communities. consumers and agree to consult with each other on these issue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Parties recognise that ensuring food security and laid down in paragraphs 6(b) to (d), 7 and 8 of Article 25. enhancing livelihoods of rural and fishing communities are critical elements of the eradication of poverty, and the pursuit of sustainable develop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information in each notice of intended procurement shall furtherance of agricultural support programmes and include at least the following: human feeding programmes, including food aid; (a) name, address, fax number, electronic address (where (i) intra-governmental procurement; available) of the procuring entity and, if different, the address where all documents relating to the procurement may be obtained; (j) procurement conducted: (b) the tendering procedure chosen and the form of the contract; (i) for the direct purpose of providing international assistance, including development aid; (c) a description of the intended procurement, as well as essential contract requirements to be fulfilled; (ii) under the particular procedure or condition of an (d) any conditions that suppliers must fulfil to participate in the international agreement relating to the stationing of procurement; troops or relating to the joint implementation of a project by a Party or Signatory CARIFORUM State (e) time-limits for submission of tenders and, where applicable, with a non-Party; any time limits for the submission of requests for participation in the procurement; (iii) in support of military forces located outside the (f) all criteria to be used for the award of the contract; and territory of the Party or Signatory CARIFORUM State concerned; (g) if possible, terms of payment and other terms. (iv) under the particular procedure or condition of an 5.</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100" table:style-name="ce1">
            <text:p>1100</text:p>
          </table:table-cell>
          <table:table-cell office:value-type="string" table:style-name="ce1">
            <text:p>ARTICLE 20 Food security Where the implementation of this Agreement leads to difficulties regarding the availability of, or access to, foodstuffs necessary to ensure food security, and where this situation gives rise to or is likely to give rise to major difficulties for Côte d'Ivoire, the latter may take appropriate measures in accordance with the procedures laid down in Article 25.</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Côte d'Ivoire</text:p>
          </table:table-cell>
          <table:table-cell office:value-type="string" table:style-name="ce1">
            <text:p>2020-10-15</text:p>
          </table:table-cell>
          <table:table-cell office:value-type="string" table:style-name="ce1">
            <text:p>2021-01-01</text:p>
          </table:table-cell>
          <table:table-cell office:value-type="string" table:style-name="ce1">
            <text:p>https://www.gov.uk/government/publications/ukcote-divoire-stepping-stone-economic-partnership-agreement-cs-cote-divoire-no12020</text:p>
          </table:table-cell>
          <table:table-cell office:value-type="string" table:style-name="ce1">
            <text:p>United Kingdom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Oct-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United Kingdom</text:p>
          </table:table-cell>
          <table:table-cell office:value-type="string" table:style-name="ce1">
            <text:p>Côte d'Ivoire; United Kingdom</text:p>
          </table:table-cell>
          <table:table-cell/>
          <table:table-cell office:value-type="string" table:style-name="ce1">
            <text:p>Awaiting data from the Parties</text:p>
          </table:table-cell>
          <table:table-cell/>
          <table:table-cell/>
          <table:table-cell/>
          <table:table-cell office:value-type="float" office:value="2023" table:style-name="ce1">
            <text:p>2023</text:p>
          </table:table-cell>
          <table:table-cell/>
          <table:table-cell/>
        </table:table-row>
        <table:table-row table:style-name="ro1">
          <table:table-cell office:value-type="float" office:value="1101" table:style-name="ce1">
            <text:p>1101</text:p>
          </table:table-cell>
          <table:table-cell office:value-type="string" table:style-name="ce1">
            <text:p>Key Areas Objective and illustrative activities 1. Infrastructure Development Improve existing and priority needs in infrastructure. Develop new infrastructure, in particular shared infrastructure. Secure financing from appropriate sources. (a) Energy Increasing the regions energy generation capacity, regional networks, distribution and transmission Activities could be: 790 (i) Expansion of energy generation, transmission and distribution infra- structure and networks to facilitate regional energy trade. (ii) Research and development of alternative environmentally sustainable sources of energy, innovation and technology transfer including improving energy efficiency and reduction of cost. (iii) Legal and regulatory frameworks for establishment/strengthening and harmonisation of regional and national energy institutions to provide frameworks for cross border energy trade. (iv) Capacity building and design of instruments to mobilise resources for investment. (b) Transport (Roads, Railways, Air and waterways) Improving national and regional connectivity to facilitate deepening of regional integration in the movement of people, flow of goods and services and better access to markets Activities could be: (i) Construction of, modernisation, rehabilitation and up grading of national and regional transport corridors and ports and related transport facilities. (ii) Research and development of suitable and affordable construction materials; service standards; inter-modal transport, transit systems and technology transfer. (iii) Establish, strengthen and reform national and identified regional insti- tutions for research, training, policy dialogue and service delivery. (iv) Improve enforcement procedures, as well as undertake policy, legal and regulatory transport reforms including policies to facilitate UK-ESA part-nerships, linkages and joint ventures. (v) Liberalisation of the air transport services, provision of common management systems and institutions. (vi) Design instruments for attracting/mobilising resources for investment. (c) Telecommunications Strengthening of the telecommunication networks, notably the improvement of the Information and Communication Technology (ICT) infrastructure to foster competitiveness, innovation and smooth transition to an information society Activities could be: (i) Development and harmonisation of ICT policy and infrastructure sharing, reforms in legal and regulatory frameworks and systems. (ii) Capacity building for human resource development; service standards to facilitate trade, commerce and business transactions; ICT enabled services particularly for young professionals and institutional reforms to allow for integrated electronic information systems. Key Areas Objective and illustrative activities 791 (iii) Development of the backbone ICT infrastructure through UK-ESA partner-ships, innovation and joint ventures for regional connectivity and to facility infrastructure sharing in public and private sector. (iv) Design of instruments to facilitate UK-ESA partnerships, innovation and joint ventures to mobilise resources for investment and facilitate private sector investment in ICT infrastructure. (d) Water Supply for production Develop water supply infrastructure for water harnessing, treatment and disposal management systems and sustainable utilisation of transboundary water resources for productive purposes Activities could be: (i) Construction of water dams, irrigation and hydro-electric infrastructure and promotion of sustainable irrigation schemes, programmes for pollution control, reuse and recycling of waste water. (ii) Establishment of strategic water catchments and water storage areas in rural and urban areas. (iii) Technical assistance for exchange programmes and capacity building on water governance, service standards and regional water partnerships. (iv) Facilitate UK-ESA partnerships, innovations and joint ventures between economic operators. (v) Establishment of a regional research centre and other centres of excellence in R&amp;amp;D. 2. Productive Sectors Increase competitiveness of the productive sectors in the areas of Processing (value addition), Marketing and Distribution of products and services (a) Agriculture and Livestock Promote sustainable agriculture, improve production, productivity and diver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s and establishment of national and regional early warning systems and centres of excellence for agricultural workers. (b) Fisheries Promote, and ensure sustainable utilisation of fishery resources including 792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 Key Areas Objective and illustrative activities (ii) Support for updating policy, legal and regulatory reforms and institutional developments and reforms to meet the international standards. (iii) Capacity building on fish production, productivity, food safety and hygiene, marketing, aquaculture farming, post-harvest handling tech-nologies for both large and artisan fishers. And capacity building for fishery officers in public sector. (iv) R&amp;amp;D on fish stock assessments and conservation, monitoring, control and surveillance programmes for sustainable fish resource utilisation and devel-opment and improvement of infrastructure for inland fisheries and aqua-culture farming; export market chains; product development, diversifi-cation and branding. (v) Support and facilitation of private sector participation in the establishment of cold storage chains. (vi) Design policies and instruments to facilitate UK-ESA partnerships, innovations, joint ventures; and related finance facilities for industrial and SME fishers. (c) Mining Address vulnerability of mineral dependent countries, ensure environmentally sustainable mining and improve investment climate to facilitate private sector participation and protect small scale miners and community rights Activities could be: (i) Design policies and regulatory frameworks to promote UK-ESA partner-ships, linkages and joint ventures for technology transfer. (ii) Capacity building and institutional support for exploration, exploitation, marketing and information exchange; R&amp;amp;D, value addition and product diversification; promotion of health and safety standards. (iii) Support programmes that ensure local community participation and protect small scale miners and community rights. (iv) Information exchange on mining and mineral resources and geo-science to aid in exploration and mining investment and institutional and enterprise support for adoption of environmental friendly technologies in the mining productive processes. (v) Technical assistance to create mineral beneficiation and processing capacities and in particular support value addition and establish training programmes in the manufacture of jewellery and lapidary industries. Establishment of a regional post- graduate training centre on mineral law and administration, mineral and resource economies and business management. 793 (vi) Develop policy and mechanisms to manage vulnerability of mineral export dependency countries. (d) Services Expand services and improve existing including quality, access and competitiveness. Facilitate trade in services. Activities could be: (i) Policy and legal framework to support trade in services in the region. (ii) Enhance ICT infrastructure sharing and capacity building on ICT enabled services. (iii) Rehabilitation and upgrading of institutional infrastructures and estab-lishing institutions to coordinate private sector trade in services. (iv) Support to carry out studies for selective liberalisation and support to deepen financial reforms; and diversification of financial instruments. Key Areas Objective and illustrative activities (v) Support for centres of excellence for quality leadership training, management and entrepreneurship; establish training centres for service providers and strengthen statistics institutions. Training on Monetary Policy and the Financial Sector. (vi) Macro-econometric modelling in the services sector. (e) Tourism Sustainable development of a competitive tourism industry nationally and regionally; linked to other economic sectors while preserving, safeguarding and promoting natural, historic, cultural, integrity and interests of local communities Activities could be: (i) Development of sustainable, harmonised tourism policies that link public, private and local communities. (ii) Joint development and promotion of diversified tourism products in part- nership with local communities. (iii) Support to public/private in the expansion of tourism infrastructure in high potential areas. (iv) Establishment of Regional Tourism Centres of excellence for leadership training, management and entrepreneurship and support for participation in international tourism promotion fairs and exhibitions. (v) Capacity building in human resources, improvement in service standards and institutional structures. (f) Manufacturing (Industry) Create a conducive investment climate with complementary capacity and institutional frameworks Activities could be: (i) Policy, legal and regulatory reforms, capacities and strategies to create and maintain a predictable and secure investment climate in support of regional integration and globalisation. 794 (ii) Support the development of appropriate instruments, institutions and intermediary organisations to promote investment, UK-ESA public/public sector partnerships, access to finances – in particular to access UK financial institutions and investment funds. Support R&amp;amp;D in research institutions. (iii) Develop and strengthen national and identified regional centres of excellence for human resource development, skills training, strengthen institutional capacities of investment promotional agencies, business associations and chambers of commerce. (iv) Capacity building for business support services to SME sector in product/ design development, modernisation of the manufacturing sector; entrepre-neurship development; marketing, technology innovations development. Technology for increased productivity in both large and SMEs sectors. (v) Support to promote the development of activities in areas in the areas of processing, marketing, distribution and transportation and promotion of productivity programmes, value addition and harmonisation of national/ regional Standardisation Quality Assurance Metrology Testing standards. (vi) Support for the establishment/adoption/upgrading of environmental protection plants for treatment of industrial effluent, uptake of clean air production technology for environmental protection. Key Areas Objective and illustrative activities (g) Gender Promotion of female entrepreneurship through targeted interventions Activities could be: (i) Support Programmes that help women improve access to all resources in particular those for trade and development. (ii) Promote female entrepreneurship to facilitate participation in regional and global markets. 3. Regional Integration Strengthen and deepen regional integration (a) Regional economic integration Development of regional markets, harmonisation of policies, strengthening of fiscal administrations and policy, macroeconomic stability, trade facilitation, harmonisation of standards, enforcement and arbitration, facilitate movement of people, goods and services, and capital; and establish and invest in regional institutions and structures Activities could be: (i) Support for development and harmonisation of regional trade/ investment/ fiscal and financial policies and regulatory frameworks consistent with WTO rules, instruments and standards. (ii) Facilitate trade in services and right of establishment and movement of goods, services, capital and people and support to exploit fully trans-boundary opportunities, improve coordination, cooperation and communi-cation including support for e-commerce. 795 (iii) Support to establish/strengthen institutions of regulatory bodies for enforcement and arbitration and support towards amending and devel-opment of commercial laws to address emerging trade arrangements and products/services. Support towards R&amp;amp;D, in particular to centres of excel-lence. (iv) Harmonisation of statistical methods of data collection, analysis and inter-pretation and support to increase human resource capacity. (v) Budgetary support for sequenced liberalisation linked to regional inte-gration. Development of facilities and instruments for mobilising resources for trade and investment. (vi) Support to build human and institutional capacities and strengthen related institutional governance to facilitate faster implementation of customs administration and procedures to meet emerging security requirements. (b) Management of Transboundary programmes Facilitate movement of people, goods and services and capital. Exploit fully transboundary opportunities; improve coordination, cooperation and communication among ESA countries. Activities could be: (i) Coordinated approach to regional/continental management of trans-boundary programmes which include among others disease control and environmental management. (ii) Support towards regional programmes that facilitate free movement of people, goods, services and capital and support to establish or strengthen regional/continental institutions coordinating transboundary programmes. (iii) Strengthening regulatory frameworks for transboundary programmes. Key Areas Objective and illustrative activities (c) Management of the environment and natural resources Protect the environment and enhance biodiversity conservation, genetic pres-ervation, protection and sustainable utilisation of natural resources; and facilitate and encourage sustainable utilisation of shared natural resources taking into account the linkage between trade and environment Activities could be: (i) Technical assistance to implement Bonn Guidelines and facilitate participation in inter- national environment agreements, conventions and treaties and support for stakeholder awareness programmes and support for building partnerships. Promotion of joint ventures, partnerships and linkages between ESA and UK institutions and enterprises. (ii) Support to strengthen environment policy, strategies, legislation, adminis-tration and resource management and sustainable development; and insti-tutional capacity to enforce environment legislations and standards and programmes to 796 involve communities in the management of natural resources. (iii) Support towards the development of infrastructure and technology transfer, and support for water pollution control, purification and conservation, solid and water waste management, treatment and sanitation; and disposal of industrial and toxic wastes. Technical assistance for R&amp;amp;D, management and capacity building on environmental standards. (iv) Support to mitigate against natural disasters, prevention of environmental disasters and loss of biodiversity. (v) Promotion and protection of indigenous/traditional knowledge associated with biological resources and eco-systems. (d) Regional peace, stability and security Promote and enhance regional initiatives on peace and security Activities could be: (i) Capacity building for conflict prevention actors (public sector, security forces, civil society and politicians). (ii) Promote appropriate mechanisms for early warning and promote appropriate mechanisms for conflict management and resolution. (iii) Support to institutions that are the backbone to peace and security (media, civil society and public). (iv) Enhance capacities for peace keeping. (e) Cultural development Promote and protect culture, heritage and indigenous traditional knowledge and practices for development Activities could be: (i) Develop and promote cultural industries and enhance market access of indigenous products. 4. Trade policy and Regulations Strengthen business and support enterprise development (a) Support to regional trade arrangements and negotiations Analyse and implement Multilateral Trade Agreements and financing. Strengthen partnerships in the region and between the region and the UK. Activities could be: (i) Support to strengthen analytical capacities for policy making and negoti-ations and support successful towards implementation of regional and international agreements. (ii) Stakeholder sensitisation programmes regional/multilateral trade agreements, including financing mechanisms in place. (iii) Strengthen regional partnerships and improve the national and regional negotiation. Key Areas Objective and illustrative activities 797 (b) Trade Facilitation Improve efficiency, governance and smooth transit arrangements. Support trade/ investment facilitating organisations/institutions and the putting in place of guarantee funds and risk capital. Activities could be: (i) Built regional policies and institutional capacities to facilitate regional trade in Trade Related Issues, consumer protection. (ii) Implementation of one-stop transit arrangements and where applicable customs collections at first port of entry including improvement of ports capacities with the private sector to provide quality services. (iii) Compliance and enforcement of internationally accredited harmonised standards, technical regulations and simplification of ROO and safeguard mechanisms for ease of application. (iv) Employment of technology (scanners, computerisation) for effective service provision and enhanced capacities of trade/investment facilitating organisation and institutions and business support services. (v) Establishment of guarantee funds and risk capital to the business communities. (c) Disputes settlement mechanisms Establish new and strengthen existing national and regional dispute settlement institutions. National and International recognition of arbitration decisions. Activities could be: (i) Establishment/ strengthening of arbitration institutions and safeguard mechanisms. (d) Legal and Regulatory Frame- works (ii) Training and capacity building for trade lawyers to interpret and enforce trade laws, settle disputes arising thereof. (iii) Domestication of international agreements/conventions/treaties to facilitate international obligations and recognition of arbitration decisions. (iv) Support to create awareness to stakeholders on dispute settlement mechanisms. Support strengthening of judicial security and legality of private investment. Harmonisation of commercial laws. Development and adoption of employment laws. Facilitate and protect foreign investments. Protection of Consumer Rights and Intellectual Property Rights including folklore and traditional knowledge. Activities could be: (i) Domestication of international agreements/conventions/treaties to strengthen judicial security and private investment. (ii) Support for capacity building for the development of legal frameworks responsive to Agreements on trade and investments and support for modernisation and development of commercial laws and for creating awareness of legal and regulatory frameworks. 798 5. Trade Development Improve and encourage an enabling business climate, and access to business related services (a) Business climate Support policy development (of business friendly laws and regulations). Facilitate removal of barriers to trade. Activities could be: (i) Review business laws/commercial laws. (ii) Enhance capacities of enforcement agencies and personnel to reduce barriers to trade. Key Areas Objective and illustrative activities (b) Business Support Services and Institutions Establish mechanisms to encourage Public Private Partnerships and Community Private Partnerships. Develop and strengthen intermediary institutions/organisations. Develop and strengthen management information systems. Strengthen research and development capacities. Activities could be: (i) Capacity and institutional development to entrench public/private sector and local community partnerships and sharing of benefits from trade and sustainable exploitation of natural resources. (ii) Development of appropriate financial and intermediary institutions/organisations for business support services and strengthen networked information management systems to facilitate trade. (iii) Strengthen research capacities and institutions to inform business decisions. (c) Access to trade finance Establish, promote and strengthen finance institutions. Facilitate and improve access to finance. Development of innovative financing. Activities could be: (i) Establish, promote and strengthen financial institutions and deepen financial reforms to assist in mobilising resources for trade and investment. (ii) Design of instruments for businesses to access trade/investment resources and innovating financing mechanisms. (d) Trade promotion and market development in the productive and services sectors Develop and enhance institutional and enterprise development Activities could be: (i) Establish/ enhance, restructure and commercialise trade/investment agencies. (ii) Development of entrepreneurship. 799 (iii) Strengthen capacities of business service providers. (e) Private Sector Development To support in particular industrial development, MSMEs, mining, minerals and tourism. Identify and support privatisation/ commercialisation as appropriate. Activities could be: (i) Capacity strengthening of business institutions in public and private sector and civil society. (ii) Strengthen and facilitate trade information access, networks and information sharing and training for professionals on trade facilitation, export promotion and market research, etc. (iii) Development of facilities and institutions for private sector participation. (iv) Facilitation for adoption of new technology particularly for the micro and SMEs. 6. Adjustment Cost To mitigate against fiscal revenue losses and economic costs of adjustment (a) Restructuring of industries, trade and policies and support to social services Ensure competitiveness and ensure alignment of policies. Provide support for social sector development, social services and human resource development and education. Activities could be: (i) Restructuring of industrial sector and adoption of economic policies for competitiveness and diversification into new economic sectors. (ii) Retraining of redundant labour to acquire new skills for restructured industries and new economic section. Key Areas Objective and illustrative activities (b) Loss of fiscal revenue Macroeconomic support to mitigate against revenue loss, protect basic service sectors e.g. health &amp;amp; education and provide interventions for net food importing countries Activities could be: (i) Provision of resources for loss of revenue from tariff dismantling, deepening of regional integration and negative implication of Balance Of Payments. (ii) Provision of safety net for social sector development, social services, human resource development and net food importing countries. (c) Debt Relief Debt swap particularly for non-LDCs who have not benefited from Highly Indebted Poor Countries. 7. Institutions Support capacity building for trade and investment promotion to ensure the effective implementation of EPAs and the regional reforms through the national regional and international private sector Activities could be: (i) Refocusing the activities of EPA preparatory institutional arrangements towards monitoring EPA related commitments. 800 (ii) Strengthen partnerships at national and regional level.</text:p>
          </table:table-cell>
          <table:table-cell office:value-type="string" table:style-name="ce1">
            <text:p>food security</text:p>
          </table:table-cell>
          <table:table-cell office:value-type="string" table:style-name="ce1">
            <text:p>TINA</text:p>
          </table:table-cell>
          <table:table-cell/>
          <table:table-cell office:value-type="string" table:style-name="ce1">
            <text:p>DEVELOPMENT MATRIX</text:p>
          </table:table-cell>
          <table:table-cell/>
          <table:table-cell office:value-type="string" table:style-name="ce1">
            <text:p>-</text:p>
          </table:table-cell>
          <table:table-cell office:value-type="string" table:style-name="ce1">
            <text:p>United Kingdom - Eastern and Southern Africa States</text:p>
          </table:table-cell>
          <table:table-cell office:value-type="string" table:style-name="ce1">
            <text:p>2019-01-31</text:p>
          </table:table-cell>
          <table:table-cell office:value-type="string" table:style-name="ce1">
            <text:p>2021-01-01</text:p>
          </table:table-cell>
          <table:table-cell office:value-type="string" table:style-name="ce1">
            <text:p>https://www.gov.uk/government/publications/ms-no42019-agreement-establishing-an-economic-partnership-agreement-between-the-eastern-and-southern-africa-states-and-the-uk</text:p>
          </table:table-cell>
          <table:table-cell office:value-type="string" table:style-name="ce1">
            <text:p>United Kingdom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an-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auritius; Seychelles; Zimbabwe; United Kingdom</text:p>
          </table:table-cell>
          <table:table-cell office:value-type="string" table:style-name="ce1">
            <text:p>Mauritius; Seychelles; Zimbabwe; United Kingdom</text:p>
          </table:table-cell>
          <table:table-cell/>
          <table:table-cell office:value-type="string" table:style-name="ce1">
            <text:p>Factual Presentation issued</text:p>
          </table:table-cell>
          <table:table-cell office:value-type="string" table:style-name="ce1">
            <text:p>27-Mar-23</text:p>
          </table:table-cell>
          <table:table-cell/>
          <table:table-cell/>
          <table:table-cell office:value-type="float" office:value="2022" table:style-name="ce1">
            <text:p>2022</text:p>
          </table:table-cell>
          <table:table-cell/>
          <table:table-cell/>
        </table:table-row>
        <table:table-row table:style-name="ro1">
          <table:table-cell office:value-type="float" office:value="1111" table:style-name="ce1">
            <text:p>1111</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text:p>
          </table:table-cell>
          <table:table-cell office:value-type="string" table:style-name="ce1">
            <text:p>2019-03-14</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 Samoa</text:p>
          </table:table-cell>
          <table:table-cell office:value-type="string" table:style-name="ce1">
            <text:p>Fiji; Papua New Guinea; United Kingdom</text:p>
          </table:table-cell>
          <table:table-cell office:value-type="string" table:style-name="ce1">
            <text:p>Solomon Islands(01-Jan-2021 - ); Samoa(01-Jan-2021 - )</text:p>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11" table:style-name="ce1">
            <text:p>1111</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text:p>
          </table:table-cell>
          <table:table-cell office:value-type="string" table:style-name="ce1">
            <text:p>2019-03-14</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 Samoa</text:p>
          </table:table-cell>
          <table:table-cell office:value-type="string" table:style-name="ce1">
            <text:p>Fiji; Papua New Guinea; United Kingdom</text:p>
          </table:table-cell>
          <table:table-cell office:value-type="string" table:style-name="ce1">
            <text:p>Solomon Islands(01-Jan-2021 - ); Samoa(01-Jan-2021 - )</text:p>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14" table:style-name="ce1">
            <text:p>1114</text:p>
          </table:table-cell>
          <table:table-cell office:value-type="string" table:style-name="ce1">
            <text:p>In exceptional circumstances, where justified for specific revenue needs, or where necessary for the protection of infant industries or the environment, or where essential for the prevention or relief of critical general or local shortages of foodstuffs or other products essential to ensure food security, Botswana, Eswatini, Lesotho, Namibia, and Mozambique may introduce, after consultation with the UK, temporary customs duties or taxes imposed on or in connection with the exportation of goods, on a limited number of additional products.</text:p>
          </table:table-cell>
          <table:table-cell office:value-type="string" table:style-name="ce1">
            <text:p>shortages of foodstuff; 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ARTICLE 36 Food Security Safeguard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Notwithstanding Article 34, where essential for the prevention or relief of critical general or local shortages of foodstuffs or other products in order to ensure food security of a SACU Member State or Mozambique and where this situation gives rise or is likely to give rise to major difficulties for such a SACU Member State or Mozambique, that SACU Member State or Mozambique may adopt safeguard measures in accordance with the procedure set out in paragraphs 6(b) to (d), 7 and 8 of Article 34.</text:p>
          </table:table-cell>
          <table:table-cell office:value-type="string" table:style-name="ce1">
            <text:p>shortages of foodstuff; 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The Parties underline the importance of the agricultural sector to the SACU Member States and Mozambique for food security, generating rural employment, increasing incomes of farm households, creating an inclusive rural economy, and as a basis for wider industrialisation and sustainable development, as well as to contribute to the objectives of this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An agricultural partnership is established between the UK and the SACU Member States and Mozambique to facilitate an exchange of views between the Parties on agriculture, inter alia, food security, development, regional value chains and integratio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21" table:style-name="ce1">
            <text:p>1121</text:p>
          </table:table-cell>
          <table:table-cell office:value-type="string" table:style-name="ce1">
            <text:p>ARTICLE 25 Food security Should the implementation of this Agreement lead to problems with the availability of, or access to, the foodstuffs necessary to ensure food security, and where this situation gives rise or is likely to give rise to major difficulties for Cameroon (or, following an accession, another Central African Contracting State), Cameroon or such State may take appropriate measures in accordance with the procedures laid down in Article 31.</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Cameroon</text:p>
          </table:table-cell>
          <table:table-cell office:value-type="string" table:style-name="ce1">
            <text:p>2020-12-28</text:p>
          </table:table-cell>
          <table:table-cell office:value-type="string" table:style-name="ce1">
            <text:p>2021-01-01</text:p>
          </table:table-cell>
          <table:table-cell office:value-type="string" table:style-name="ce1">
            <text:p>https://www.gov.uk/government/publications/ukcameroon-interim-agreement-establishing-an-economic-partnership-ms-no22021</text:p>
          </table:table-cell>
          <table:table-cell office:value-type="string" table:style-name="ce1">
            <text:p>United Kingdom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United Kingdom</text:p>
          </table:table-cell>
          <table:table-cell office:value-type="string" table:style-name="ce1">
            <text:p>Cameroon;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9" table:style-name="ce1">
            <text:p>2029</text:p>
          </table:table-cell>
          <table:table-cell/>
          <table:table-cell office:value-type="string" table:style-name="ce1">
            <text:p>Dates of entry into force:
Memorandum of Understanding: 01-Jan-21;
Agreement: 30-Apr-21.</text:p>
          </table:table-cell>
        </table:table-row>
        <table:table-row table:style-name="ro1">
          <table:table-cell office:value-type="float" office:value="1123" table:style-name="ce1">
            <text:p>1123</text:p>
          </table:table-cell>
          <table:table-cell office:value-type="string" table:style-name="ce1">
            <text:p>This publication is available at www.gov.uk/official-documents Any enquiries regarding this publication should be sent to us at Treaty Section, Foreign, Commonwealth and Development Office, King Charles Street, London, SW1A 2AH ISBN 978-1-5286-2519-7 CCS0321325752 04/21 Printed on paper containing 75% recycled fibre content minimum Printed in the UK by the APS Group on behalf of the Controller of Her Majesty’s Stationery Office CONTENTS PREAMBLE PART I: INTERIM TRADE PARTNERSHIP AGREEMENT FOR SUSTAINABLE DEVELOPMENT PART II: TRADE POLICY AND QUESTIONS CONCERNING TRADE Chapter 1: Customs duties Chapter 2: Trade defence instruments Chapter 3: Technical barriers to trade, sanitary and phytosanitary measures Chapter 4: Other non-tariff barriers Chapter 5: Facilitation of trade, customs cooperation and mutual administrative assistance Chapter 6 Agriculture, fisheries and food security PART III: DISPUTE AVOIDANCE AND SETTLEMENT Chapter 1: Objective and scope Chapter 2: Consultation and mediation Chapter 3: Dispute settlement procedures Chapter 4: General provisions PART IV: GENERAL EXCEPTIONS PART V: INSTITUTIONAL PROVISIONS PART VI: FINAL PROVISIONS ANNEXES i ii INTERIM TRADE PARTNERSHIP AGREEMENT BETWEEN THE UNITED KINGDOM OF GREAT BRITAIN AND NORTHERN IRELAND, OF THE ONE PART, AND THE REPUBLIC OF GHANA, OF THE OTHER PART THE UNITED KINGDOM OF GREAT BRITAIN AND NORTHERN IRELAND, of the one part, and THE REPUBLIC OF GHANA, of the other part, PREAMBLE HAVING REGARD to the Stepping Stone Economic Partnership Agreement between Ghana, of the one part, and the European Community and its Member States, of the other part, signed in Brussels on 28 July 2016 (the “EU-Ghana Free Trade Agreement”); RECOGNISING that the EU-Ghana Free Trade Agreement ceased to apply to the UK at the end of the transition period;1 RECOGNISING the need to establish an interim agreement in order to safeguard the economic and trade interests of the Parties; CONSIDERING the importance, on the one part, of the links between the UK and Ghana and, on the other part, the common values they share; CONSIDERING that the UK and Ghana wish to strengthen their close links and establish enduring relations based on partnership, development and solidarity; MINDFUL of the need to promote the economic and social progress of Ghana in a way that takes account of the need for sustainable development; REAFFIRMING their commitment to the respect of human rights, to democratic principles and to the rule of law, which constitute essential elements of this Agreement, and to good governance, which constitutes a fundamental element of it; CONSIDERING their commitment to the principles and rules governing international trade, in particular those contained in the Agreement establishing the World Trade Organization (hereinafter referred to as the “Agreement establishing the WTO”); CONSIDERING the need to strengthen integration between the West African States within the context of the Economic Community of West African States (ECOWAS); 1 The transition period is the period provided for in Article 126 of the Agreement on the withdrawal of the United Kingdom of Great Britain and Northern Ireland from the European Union and the European Atomic Energy Community, signed in London and Brussels on 24 January 2020 (the “Withdrawal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While observing the trade commitments made under this Agreement, the Parties shall refrain from undermining the implementation of agricultural and food security, public health, education and any other economic and social policies adopted by Ghana under its sustainable development strateg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CHAPTER 6 AGRICULTURE, FISHERIES AND FOOD SECURITY ARTICLE 45 General provision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recognise that in Ghana, the agriculture, including livestock farming, and fisheries sectors account for a significant proportion of its Gross Domestic Product, play a key role in the fight against food insecurity and provide an income and employment for most of the working population.</text:p>
          </table:table-cell>
          <table:table-cell office:value-type="string" table:style-name="ce1">
            <text:p>food in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recognise that securing the food security of the population and raising the means of subsistence in a rural environment are essential for reducing poverty and must be viewed in the wider context of sustainable development and the Sustainable Development Goal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emphasise the importance of the agricultural sector in the economy and for food security in Ghana and, in particular, the sensitive nature of the sectors that depend on international market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ARTICLE 46 Food security When the implementation of this Agreement results or seems likely to result in difficulties for Ghana in obtaining or gaining access to the products necessary for ensuring food security, Ghana may take appropriate measures in line with the procedures described in Article 25 of this Agreement.</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Sensitive products in this category relate to livelihoods, food security, rural development particularly in agriculture and agri- processing as well as infant industries products, high-revenue goods to mitigate the potential net fiscal impact and luxury goo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8" table:style-name="ce1">
            <text:p>1128</text:p>
          </table:table-cell>
          <table:table-cell office:value-type="string" table:style-name="ce1">
            <text:p>1. Each Party shall notify the other Party in writing, within two calendar days, of any serious or significant risk to human, animal or plant life or health, including any food emergencies. 2. Where a Party has serious concerns regarding a risk to human, animal or plant life or health, affecting commodi­ ties for which trade takes place, consultations regarding the situation shall, upon request, take place as soon as possible. In such case, each Party shall endeavour to provide all necessary information in due time to avoid disruption in trade. 3. Consultations referred to in paragraph 2 of this Article may be held by e-mail, video or telephone conference. The requesting Party shall ensure the preparation of the minutes of the consultation.</text:p>
          </table:table-cell>
          <table:table-cell office:value-type="string" table:style-name="ce1">
            <text:p>food emergencies</text:p>
          </table:table-cell>
          <table:table-cell office:value-type="string" table:style-name="ce1">
            <text:p>TINA</text:p>
          </table:table-cell>
          <table:table-cell/>
          <table:table-cell office:value-type="string" table:style-name="ce1">
            <text:p>SANITARY AND PHYTOSANITARY MEASURES</text:p>
          </table:table-cell>
          <table:table-cell/>
          <table:table-cell office:value-type="string" table:style-name="ce1">
            <text:p>Consultations</text:p>
          </table:table-cell>
          <table:table-cell office:value-type="string" table:style-name="ce1">
            <text:p>United Kingdom - Singapore</text:p>
          </table:table-cell>
          <table:table-cell office:value-type="string" table:style-name="ce1">
            <text:p>2020-12-10</text:p>
          </table:table-cell>
          <table:table-cell office:value-type="string" table:style-name="ce1">
            <text:p>2021-01-01</text:p>
          </table:table-cell>
          <table:table-cell office:value-type="string" table:style-name="ce1">
            <text:p>https://assets.publishing.service.gov.uk/government/uploads/system/uploads/attachment_data/file/944339/CS_Singapore_1.2020_Free_Trade_Agreement.pdf</text:p>
          </table:table-cell>
          <table:table-cell office:value-type="string" table:style-name="ce1">
            <text:p>United Kingdom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Dec-20</text:p>
          </table:table-cell>
          <table:table-cell office:value-type="string" table:style-name="ce1">
            <text:p>10-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United Kingdom</text:p>
          </table:table-cell>
          <table:table-cell office:value-type="string" table:style-name="ce1">
            <text:p>Singapore; United Kingdom</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4" table:style-name="ce1">
            <text:p>2024</text:p>
          </table:table-cell>
          <table:table-cell/>
          <table:table-cell/>
        </table:table-row>
        <table:table-row table:style-name="ro1">
          <table:table-cell office:value-type="float" office:value="1128" table:style-name="ce1">
            <text:p>1128</text:p>
          </table:table-cell>
          <table:table-cell office:value-type="string" table:style-name="ce1">
            <text:p>1. Chapter Nine (Government Procurement) does not cover: — procurement of agricultural products made in furtherance of agricultural support programmes and human feed ing programmes (e.g. food aid including urgent relief aid), and — procurement for the acquisition, development, production or co-production of programme material by broad casters and contracts for broadcasting time. 2. Procurement by procuring entities covered under Annexes 9-A and 9-B in connection with activities in the fields of drinking water, energy, transport and the postal sector are not covered by this Agreement, unless covered under Annex 9-C. 3. Finland reserves its position with regard to the application of Chapter Nine (Government Procurement) to the Åland Islands (Ahvenanmaa).</text:p>
          </table:table-cell>
          <table:table-cell office:value-type="string" table:style-name="ce1">
            <text:p>food aid</text:p>
          </table:table-cell>
          <table:table-cell office:value-type="string" table:style-name="ce1">
            <text:p>TINA</text:p>
          </table:table-cell>
          <table:table-cell/>
          <table:table-cell office:value-type="string" table:style-name="ce1">
            <text:p>GOVERNMENT PROCUREMENT</text:p>
          </table:table-cell>
          <table:table-cell/>
          <table:table-cell office:value-type="string" table:style-name="ce1">
            <text:p>GENERAL NOTES AND DEROGATIONS FROM THE PROVISIONS OF ARTICLE 9.4. UNION'S RESERVATIONS</text:p>
          </table:table-cell>
          <table:table-cell office:value-type="string" table:style-name="ce1">
            <text:p>United Kingdom - Singapore</text:p>
          </table:table-cell>
          <table:table-cell office:value-type="string" table:style-name="ce1">
            <text:p>2020-12-10</text:p>
          </table:table-cell>
          <table:table-cell office:value-type="string" table:style-name="ce1">
            <text:p>2021-01-01</text:p>
          </table:table-cell>
          <table:table-cell office:value-type="string" table:style-name="ce1">
            <text:p>https://assets.publishing.service.gov.uk/government/uploads/system/uploads/attachment_data/file/944339/CS_Singapore_1.2020_Free_Trade_Agreement.pdf</text:p>
          </table:table-cell>
          <table:table-cell office:value-type="string" table:style-name="ce1">
            <text:p>United Kingdom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Dec-20</text:p>
          </table:table-cell>
          <table:table-cell office:value-type="string" table:style-name="ce1">
            <text:p>10-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United Kingdom</text:p>
          </table:table-cell>
          <table:table-cell office:value-type="string" table:style-name="ce1">
            <text:p>Singapore; United Kingdom</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4" table:style-name="ce1">
            <text:p>2024</text:p>
          </table:table-cell>
          <table:table-cell/>
          <table:table-cell/>
        </table:table-row>
        <table:table-row table:style-name="ro1">
          <table:table-cell office:value-type="float" office:value="1130" table:style-name="ce1">
            <text:p>1130</text:p>
          </table:table-cell>
          <table:table-cell office:value-type="string" table:style-name="ce1">
            <text:p>1. Each Party shall notify the other Party in writing within two working days of the detection of any serious or significant risk to human, animal or plant life or health, including any food emergencies, affecting products for which trade between the Parties takes place. 2. Where a Party has serious concerns regarding a risk to human, animal or plant life or health affecting products for which trade between the Parties takes place, it may request consultations in accordance with Article 6.13 (Consultations). The consultations shall take place as soon as possible. Each Party shall endeavour to provide in due time all necessary information to avoid disruption in trade. 12.6.2020 EN Official Journal of the European Union L 186/41 3. The importing Party may take, without previous notification, measures necessary to protect human, animal or plant life or health. For consignments in transport between the Parties, the importing Party shall consider the most suitable and proportional solution in order to avoid unnecessary disruptions to trade. 4. The Party taking the measures shall inform the other Party as soon as possible and in any case no later than 24 hours after the adoption of the measure. Either Party may request any information related to the SPS situation and any measures adopted. The other Party shall reply as soon as the requested information is available. 5. Upon request of either Party and in accordance with Article 6.13 (Consultations) the Parties shall hold consultations regarding the situation within 10 working days of the notification referred to in paragraph 1. The consultations shall be held with a view to avoiding unnecessary disruptions to trade. The Parties may consider options for the facilitation of the implementation or the replacement of the SPS measures.</text:p>
          </table:table-cell>
          <table:table-cell office:value-type="string" table:style-name="ce1">
            <text:p>food emergencies</text:p>
          </table:table-cell>
          <table:table-cell office:value-type="string" table:style-name="ce1">
            <text:p>TINA</text:p>
          </table:table-cell>
          <table:table-cell/>
          <table:table-cell office:value-type="string" table:style-name="ce1">
            <text:p>Sanitary and phytosanitary measures</text:p>
          </table:table-cell>
          <table:table-cell/>
          <table:table-cell office:value-type="string" table:style-name="ce1">
            <text:p>Emergency Measures</text:p>
          </table:table-cell>
          <table:table-cell office:value-type="string" table:style-name="ce1">
            <text:p>United Kingdom - Viet Nam</text:p>
          </table:table-cell>
          <table:table-cell office:value-type="string" table:style-name="ce1">
            <text:p>2020-12-29</text:p>
          </table:table-cell>
          <table:table-cell office:value-type="string" table:style-name="ce1">
            <text:p>2021-01-01</text:p>
          </table:table-cell>
          <table:table-cell office:value-type="string" table:style-name="ce1">
            <text:p>https://assets.publishing.service.gov.uk/government/uploads/system/uploads/attachment_data/file/949053/ccs1220795270-uk-vietnam-free-trade-agreement-text.pdf</text:p>
          </table:table-cell>
          <table:table-cell office:value-type="string" table:style-name="ce1">
            <text:p>United Kingdom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Dec-20</text:p>
          </table:table-cell>
          <table:table-cell office:value-type="string" table:style-name="ce1">
            <text:p>29-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United Kingdom</text:p>
          </table:table-cell>
          <table:table-cell office:value-type="string" table:style-name="ce1">
            <text:p>Viet Nam;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5" table:style-name="ce1">
            <text:p>2035</text:p>
          </table:table-cell>
          <table:table-cell/>
          <table:table-cell/>
        </table:table-row>
        <table:table-row table:style-name="ro1">
          <table:table-cell office:value-type="float" office:value="1130" table:style-name="ce1">
            <text:p>1130</text:p>
          </table:table-cell>
          <table:table-cell office:value-type="string" table:style-name="ce1">
            <text:p>1. In the multilateral context, the Parties share the objective of the parallel elimination and prevention of the reintro­ duction of all forms of export subsidies and disciplines on all export measures with equivalent effect for agricultural goods. To that end, they shall work together with the aim of enhancing multilateral disciplines on agricultural exporting state enterprises, international food aid and export financing support. 2. Upon the entry into force of this Agreement, the exporting Party shall not introduce or maintain any export subsidies or other measures having equivalent effect on any agricultural good which is subject to the elimination or reduction of customs duties by the importing Party in accordance with Annex 2-A (Reduction or Elimination of Customs Duties) and which is destined for the territory of the importing Party.</text:p>
          </table:table-cell>
          <table:table-cell office:value-type="string" table:style-name="ce1">
            <text:p>food aid</text:p>
          </table:table-cell>
          <table:table-cell office:value-type="string" table:style-name="ce1">
            <text:p>TINA</text:p>
          </table:table-cell>
          <table:table-cell/>
          <table:table-cell office:value-type="string" table:style-name="ce1">
            <text:p>National treatment and market access for goods</text:p>
          </table:table-cell>
          <table:table-cell/>
          <table:table-cell office:value-type="string" table:style-name="ce1">
            <text:p>Agricultural Export Subsidies</text:p>
          </table:table-cell>
          <table:table-cell office:value-type="string" table:style-name="ce1">
            <text:p>United Kingdom - Viet Nam</text:p>
          </table:table-cell>
          <table:table-cell office:value-type="string" table:style-name="ce1">
            <text:p>2020-12-29</text:p>
          </table:table-cell>
          <table:table-cell office:value-type="string" table:style-name="ce1">
            <text:p>2021-01-01</text:p>
          </table:table-cell>
          <table:table-cell office:value-type="string" table:style-name="ce1">
            <text:p>https://assets.publishing.service.gov.uk/government/uploads/system/uploads/attachment_data/file/949053/ccs1220795270-uk-vietnam-free-trade-agreement-text.pdf</text:p>
          </table:table-cell>
          <table:table-cell office:value-type="string" table:style-name="ce1">
            <text:p>United Kingdom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Dec-20</text:p>
          </table:table-cell>
          <table:table-cell office:value-type="string" table:style-name="ce1">
            <text:p>29-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United Kingdom</text:p>
          </table:table-cell>
          <table:table-cell office:value-type="string" table:style-name="ce1">
            <text:p>Viet Nam;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5" table:style-name="ce1">
            <text:p>2035</text:p>
          </table:table-cell>
          <table:table-cell/>
          <table:table-cell/>
        </table:table-row>
        <table:table-row table:style-name="ro1">
          <table:table-cell office:value-type="float" office:value="1134" table:style-name="ce1">
            <text:p>1134</text:p>
          </table:table-cell>
          <table:table-cell office:value-type="string" table:style-name="ce1">
            <text:p>Notwithstanding paragraph 1, the EAC Partner State(s) can impose, after notifying the UK, a temporary duty or tax in connection with the exportation of goods under the following circumstances: (a) to foster the development of domestic industry; (b) to maintain currency stability, when the increase in the world price of an export commodity creates the risk of a currency overvaluation; or (c) to protect revenue, food security and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rovisions of paragraph 1 of this Article shall not extend to the following: (a) Export prohibitions or restrictions temporarily applied to prevent or relieve critical shortages of foodstuffs or other products essential to the exporting contracting party; (b) Import and export prohibitions or restrictions necessary to the application of standards or regulations for the classification, grading or marketing of commodities in international trad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For purposes of this Part and Title II of Part V, the following definitions shall apply: (a) agriculture includes crops, livestock and productive insects; (b) agricultural products are those covered by Annex I of the WTO Agreement on Agriculture; (c) agricultural financing means providing financial resources in support of agricultural related activities along the whole value chain such as input supplies, agricultural services, production, storage, distribution, product transformation and marketing; 37 (d) agricultural inputs means all substances or materials, equipments and tools used in the production and handling of agricultural products; (e) sustainable agriculture technology means a technology designed with special consideration to its environmental, social and economic impacts; (f) food and nutrition security implies that all people at all times have both physical and economic access to safe, sufficient and nutritious food to meet their needs for a productive and healthy life; (g) livelihood security is defined as adequate and sustainable access to income and resources to meet basic needs in an equitable manner (including adequate access to food, potable water, health facilities, educational opportunities, housing and time for community participation and social integration); (h) natural disaster is the consequence of natural calamities, e.g. drought, earthquake, landslide, volcano eruptions, floods, pests and diseases; (i) small scale farmers are producers with limited resources and own small land holding of less than two (2) hectares and whose scale of operations is too small to attract the provision of services needed to significantly increase productivity and leverage markets opportunity; and (j) sustainable development in the context of this Part includes the management and protection of the natural resource base for economic and social development in such a manner as to aim at meeting human needs for present and future generations.</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objectives of this Part are to: (a) foster cooperation between the Parties with a view to creating wealth and improving the quality of life of those engaged in agricultural activities through increased production, productivity and market share; (b) improve food and nutrition security in the EAC Partner State(s) by promoting value addition, increasing output, quality, safety, market integration, trade, availability and accessibility; 38 (c) contribute to provision of gainful employment throughout the value chain of a modernised agricultural sector; (d) develop modern and competitive agro-based industries; (e) promote sustainable use and management of natural and cultural resources by developing environmentally friendly and sustainable technologies that improve the agricultural productivity; (f) contribute to competitiveness by promoting value addition throughout the supply chains to access markets; (g) improve producers' revenue by developing the marketing of value added agricultural products in the marketplace; (h) facilitate the adjustment of the agricultural sector and the rural economy, to cope with global economic changes; (i) mobilise and increase the economic performance of small scale farmers through capacity building of farmers’ organisations; (j) improve trade and market facilitation for agricultural commodities in order to increase foreign exchange earnings; and (k) improve infrastructure within the EAC Partner State(s) for enhancing production, productivity, marketing and distribution of agricultural inputs and products, with particular attention to storage, grading, handling, packing and transport.</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recognise the importance of agriculture in the EAC Partner State(s)’ economies, as the main source of livelihood for the majority of the EAC Partner State(s)’ population, as the primary factor to ensure food and nutrition security, potential sector for high growth and added value and a source of export earning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hat agricultural priorities considered in this Part shall be clearly linked to the regional overarching policy framework for food and nutrition security and poverty reduction to ensure consistency and guidance of the regional development agenda.</text:p>
          </table:table-cell>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Agriculture Dialogue shall monitor the progress in implementing this Part and shall provide a forum for exchange and cooperation on the Parties' respective domestic agricultural policies and, in particular, the role of agriculture in the EAC Partner State(s) in raising farm incomes, food security, sustainable use of resources, rural development and economic growth.</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ARTICLE 64 Food and Nutrition Security 1.</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hat the provisions of this Agreement shall enable the EAC Partner State(s) to implement effective measures to achieve food and nutrition security and sustainable agricultural development, and to develop commercial agricultural markets in the region to ensure food and nutrition security.</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shall ensure that actions taken under this Part aim at enhancing food and nutrition security, and avoiding adoption of measures that could endanger achievement of food and nutrition security at the household, national and regional levels.</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41 ARTICLE 66 Early Warning Systems The Parties recognise the need to establish, improve and enhance food security information systems, including national early warning systems, as well as vulnerability assessment and monitoring systems, and implement capacity building actions, in conjunction with and through existing international and regional mechanis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objective of this Article therefore is to assist countries that are net food importers to develop programmes to ensure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support efforts to: (a) address constraints for food production, storage and distribution in the EAC region; (b) source food aid from within the EAC Partner State(s) and other African Regional Economic Communities as far as possible; and (c) improve coordination of food aid.</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Parties agree to support efforts to maintain an adequate level of food aid, taking into account the interests of food aid recipients and to ensure that the measures mentioned in paragraph 2 do not unintentionally impede the delivery of food aid provided to deal with emergency situations.</text:p>
          </table:table-cell>
          <table:table-cell office:value-type="string" table:style-name="ce1">
            <text:p>food aid; 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shall support efforts to ensure that food aid is provided in full conformity with the measures that aim at preventing commercial displacement, which include: (a) ensuring that all food aid transactions are need driven and in full grant form; and (b) not tying them directly or indirectly to commercial exports of agricultural products or of other goods and services.</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recognise that: (a) provision of adequate access to food, clean and safe drinking water, health facilities, educational opportunities, housing, community participation and social integration is important for livelihood security of rural populations; (b) agricultural infrastructure development including production, processing, marketing and distribution plays a crucial role in the EAC Partner State(s)’ social-economic rural development and regional integration; (c) technical support services such as agricultural research, extension and advisory services training are important in increasing agricultural productivity; (d) facilitating agricultural financing is an important measure for transforming the agricultural sector in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cooperate in livelihood security, agricultural infrastructure, technical support services, agricultural financing services and rural development as provided for in Title II of Part V.</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cknowledge the importance of the agricultural sector to the economies of the EAC Partner State(s) and agree to cooperate in promoting its transformation to increase its competitiveness, ensure food and nutrition security, rural development and facilitate the adjustment of agriculture and rural economy to accommodate the effects of implementation of this Agreement with special attention to small scale farmer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cooperate in the following areas: (a) Regional Integration Improvement of access to regional and international markets for agricultural products including the development of market systems and market development strategies; 52 (b) Enabling Policies i. development of national and regional agricultural policies, legal and regulatory frameworks, building of the necessary capacity and support to institutional development; and ii. building capacities in the EAC Partner State(s) to take full advantage of increased trading opportunities and to maximise the benefits of trade reforms. (c) Sustainable Agricultural Development i. undertaking joint activities on a regional basis including fertiliser production, seed production, livestock development and plant and animal disease control; ii. promotion and strengthening Processing, Marketing, Distribution and Transportation (PMDT) and handling of agricultural products; and iii. capacity building to comply with international standards relating to agricultural production, packaging and SPS measures. (d) Agricultural Infrastructure i. development of agricultural support infrastructure including sustainable irrigation systems, water harvesting, storage and management, marketing, and grading; ii. development of research and training infrastructure, storage facilities, feeder and community access roads; iii. development of agro-processing infrastructure; iv. establishment of agro-meteorology centre in the EAC Partner State(s); and v. development of modern market infrastructure for expansion of domestic and regional markets. (e) Food and Nutrition Security i. capacity building of rural and urban communities for the promotion of improved livelihoods, eradication of poverty, and sustainable development; ii. diversification of agricultural production and development of products that address food and nutrition security needs of the EAC Partner State(s); 53 iii. designing and implementation of programmes that lead to increased production and productivity in the agricultural sector with special focus on small scale farmers; iv. capacity development for national and regional food safety compliance; and v. designing and implementation of social adjustment programmes in regions adversely affected by natural disasters. (f) Value Chain Management i. promotion of the use of sustainable agricultural technologies and supply of necessary farm inputs; ii. enhancing production, productivity and competitiveness of the agricultural sector through promoting agro-based industries; iii. enhancing value addition throughout the supply chain of agricultural products to meet the requirements of national, regional and international markets; and iv. promoting the development of activities in the areas of processing, marketing, distribution and transport of agricultural products. (g) Early Warning Systems i. capacity building in terms of assessing and disseminating information on the likely impacts of impending disasters well in advance in order to take contingent measures and early responsiveness; ii. development and management of national and regional information systems; iii. development, strengthening and linking of early warning systems and contingency plans and strategies for disaster response management at national and regional levels; and iv. supporting climate change adaptation and mitigation options in the EAC Partner State(s). (h) Production and Marketing of Agricultural Commodities i. developing capacities to access niche markets and facilitating compliance with commodity standards to meet such markets requirements; 54 ii. diversification of agricultural production and export products in the EAC Partner State(s); iii. development of modern market infrastructure for expansion of domestic and regional markets; and iv. developing product packaging and labelling programmes which enable the EAC Partner State(s)’ producers to secure premium prices for commodity exports. (i) Rural Development i. capacity building of farmer groups along the entire agricultural value chain; ii. improving transport, communication and market facilities for agricultural inputs and outputs marketing; iii. addressing socio-cultural barriers such as language differences, literacy levels, gender biases, community health that influence the nature of farming systems; iv. improving farmers’ access to credit services and natural and cultural resource management; and v. developing relevant policy measures to support availability of adequate agricultural inputs to small scale farmers on a timely basis. (j) Net Food Importing Countries Addressing constraints in food production, storage and distribution in the EAC Partner State(s). (k) Livelihood Security i. capacity building for developing social services for populations in rural and peri-urban areas; ii. improving total household income from agricultural production through diversification, add value, off farm employment and adoption of new sustainable agricultural technologies among others in the EAC Partner State(s); iii. increasing productivity of the agricultural sector within the EAC Partner State(s); and iv. increasing the use of sustainable agricultural technologies. 55 (l) Technical Support Services i. strengthening of innovation and transfer of technology, knowledge, R&amp;D; ii. developing and increasing use of mechanisation of the EAC Partner State(s)’ agricultural sector; iii. establishing agricultural input plants and distribution system within the EAC Partner State(s); iv. promoting and strengthening investment in agricultural research, extension services, training and research-extension –farmers linkage; v. establishing and strengthening regional centres of excellence including an agro-meteorology centre, biotechnology, analytical and diagnostic laboratories for crop, livestock and soils; and vi. improving access to services in plant and animal production including livestock breeding services, veterinary services and plant protection services. (m) Agricultural Financing Services i. strengthening rural financial services for small-scale producers, processors and traders; ii. developing regionally owned mechanisms or a fund for agricultural and rural development; iii. developing agricultural micro-financing institutions and insurance schemes; iv. facilitating access to credit from banks and other financial institutions for agro-processors, traders and farmers; and v. supporting the EAC Partner State(s)’ financial institutions serving the agriculture sector and facilitating access by the private sector to capital markets to raise both short and long-term capital. (n) Geographical Indications i. developing policies and legal frameworks on geographical indications; ii. establishing regulations on geographical indications; iii. developing a code of practice to define products in relation to their origin; 56 iv. facilitating local organisations and institutions to coordinate local stakeholders on geographical indications and product conformity; v. building capacity on identification, registration, marketing, traceability and conformity on geographical indications products; and vi. developing any other area of cooperation under this heading that may arise in the future.</text:p>
          </table:table-cell>
          <table:table-cell office:value-type="string" table:style-name="ce1">
            <text:p>Nutrition Security; 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o ensure that the economies of the EAC Partner State(s) take full advantage of this Agreement, the UK agrees to work with the EAC Partner State(s) to undertake appropriate cooperation activities aiming at: (a) improving competitiveness of productive sectors within the EAC Partner State(s); (b) improving productive and professional capacities of the workforce of the EAC Partner State(s) including training of workers displaced with closure of firms or equipping them with new skills for new activities etc.; (c) supporting measures towards sustainable environment; (d) building capacity to enhance macro-economic discipline; (e) mitigating the possible impacts affecting food and nutrition security, rural development, livelihood security and export earnings in the EAC Partner State(s); and (f) addressing other possible areas of cooperation related to the implementation challenges of this Agreement.</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44" table:style-name="ce1">
            <text:p>1144</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amoa</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United Kingdom; Samoa</text:p>
          </table:table-cell>
          <table:table-cell office:value-type="string" table:style-name="ce1">
            <text:p>Fiji; Papua New Guinea; United Kingdom; Samoa</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4" table:style-name="ce1">
            <text:p>1144</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amoa</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United Kingdom; Samoa</text:p>
          </table:table-cell>
          <table:table-cell office:value-type="string" table:style-name="ce1">
            <text:p>Fiji; Papua New Guinea; United Kingdom; Samoa</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5" table:style-name="ce1">
            <text:p>1145</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olomon Islands</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text:p>
          </table:table-cell>
          <table:table-cell office:value-type="string" table:style-name="ce1">
            <text:p>Solomon Islands; Fiji; Papua New Guinea;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5" table:style-name="ce1">
            <text:p>1145</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olomon Islands</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text:p>
          </table:table-cell>
          <table:table-cell office:value-type="string" table:style-name="ce1">
            <text:p>Solomon Islands; Fiji; Papua New Guinea;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8" table:style-name="ce1">
            <text:p>1148</text:p>
          </table:table-cell>
          <table:table-cell office:value-type="string" table:style-name="ce1">
            <text:p>Productive Sectors Increase competitiveness of the productive sectors in the areas of Processing (value addition), Marketing and Distribution of products and services (a) Agriculture and Livestock Promote sustainable agriculture, improve production, productivity and diver­ 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 and establishment of national and regional early warning systems and centres of excellence for agricultural workers. (b) Fisheries Promote, and ensure sustainable utilisation of fishery resources including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Eastern and Southern Africa States - Accession of Comoros</text:p>
          </table:table-cell>
          <table:table-cell office:value-type="string" table:style-name="ce1">
            <text:p>2017-07-28</text:p>
          </table:table-cell>
          <table:table-cell office:value-type="string" table:style-name="ce1">
            <text:p>2019-02-07</text:p>
          </table:table-cell>
          <table:table-cell office:value-type="string" table:style-name="ce1">
            <text:p>https://eur-lex.europa.eu/resource.html?uri=cellar:75184c8b-f721-4002-87c8-e301d4adef11.0019.01/DOC_2&amp;format=PDF</text:p>
          </table:table-cell>
          <table:table-cell office:value-type="string" table:style-name="ce1">
            <text:p>EU - Eastern and Southern Africa States - Accession of Comoro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7</text:p>
          </table:table-cell>
          <table:table-cell/>
          <table:table-cell office:value-type="string" table:style-name="ce1">
            <text:p>14-Jan-21</text:p>
          </table:table-cell>
          <table:table-cell/>
          <table:table-cell office:value-type="string" table:style-name="ce1">
            <text:p>07-Feb-19</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omoros; Croat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United Kingdom( - 31-Dec-2020)</text:p>
          </table:table-cell>
          <table:table-cell office:value-type="string" table:style-name="ce1">
            <text:p>Factual Presentation currently being drafted</text:p>
          </table:table-cell>
          <table:table-cell/>
          <table:table-cell/>
          <table:table-cell/>
          <table:table-cell office:value-type="float" office:value="2022" table:style-name="ce1">
            <text:p>2022</text:p>
          </table:table-cell>
          <table:table-cell/>
          <table:table-cell/>
        </table:table-row>
        <table:table-row table:style-name="ro1">
          <table:table-cell office:value-type="float" office:value="1152" table:style-name="ce1">
            <text:p>1152</text:p>
          </table:table-cell>
          <table:table-cell office:value-type="string" table:style-name="ce1">
            <text:p>Chapter 16 (Government Procurement) does not cover: (a) procurement of agricultural products made in furtherance of agricultural support programmes and human feeding programmes (e.g. food aid including urgent relief aid); and (b) procurement for the acquisition, development, production or co- production of programme material by broad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52" table:style-name="ce1">
            <text:p>1152</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52" table:style-name="ce1">
            <text:p>1152</text:p>
          </table:table-cell>
          <table:table-cell office:value-type="string" table:style-name="ce1">
            <text:p>The Parties recognise that the nature of the threat requires a transnational and One Health approach, in line with the Global Action Plan, acknowledging the interdependencies between animal health, human health, and the environment, and the implications for food safety and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61" table:style-name="ce1">
            <text:p>1161</text:p>
          </table:table-cell>
          <table:table-cell office:value-type="string" table:style-name="ce1">
            <text:p>The Parties recognise that the nature of the threat requires a transnational and multidisciplinary approach, acknowledging the interdependencies between animal health, human health, food safety,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New Zealand</text:p>
          </table:table-cell>
          <table:table-cell office:value-type="string" table:style-name="ce1">
            <text:p>2022-02-28</text:p>
          </table:table-cell>
          <table:table-cell office:value-type="string" table:style-name="ce1">
            <text:p>2023-05-31</text:p>
          </table:table-cell>
          <table:table-cell office:value-type="string" table:style-name="ce1">
            <text:p>https://www.mfat.govt.nz/assets/Trade-agreements/UK-NZ-FTA/NZ-UK-Free-Trade-Agreement.pdf</text:p>
          </table:table-cell>
          <table:table-cell office:value-type="string" table:style-name="ce1">
            <text:p>United Kingdom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Feb-22</text:p>
          </table:table-cell>
          <table:table-cell office:value-type="string" table:style-name="ce1">
            <text:p>28-Feb-22</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United Kingdom</text:p>
          </table:table-cell>
          <table:table-cell office:value-type="string" table:style-name="ce1">
            <text:p>New Zealand;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8" table:style-name="ce1">
            <text:p>2038</text:p>
          </table:table-cell>
          <table:table-cell/>
          <table:table-cell/>
        </table:table-row>
        <table:table-row table:style-name="ro1">
          <table:table-cell office:value-type="float" office:value="1161" table:style-name="ce1">
            <text:p>1161</text:p>
          </table:table-cell>
          <table:table-cell office:value-type="string" table:style-name="ce1">
            <text:p>Chapter 16 (Government Procurement) does not cover: (a) procurement of agricultural products made in furtherance of agricultural support programmes and human feeding programmes (e.g. food aid including urgent relief aid); and (b) procurement for the acquisition, development, production, or co- production of programme material by broad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New Zealand</text:p>
          </table:table-cell>
          <table:table-cell office:value-type="string" table:style-name="ce1">
            <text:p>2022-02-28</text:p>
          </table:table-cell>
          <table:table-cell office:value-type="string" table:style-name="ce1">
            <text:p>2023-05-31</text:p>
          </table:table-cell>
          <table:table-cell office:value-type="string" table:style-name="ce1">
            <text:p>https://www.mfat.govt.nz/assets/Trade-agreements/UK-NZ-FTA/NZ-UK-Free-Trade-Agreement.pdf</text:p>
          </table:table-cell>
          <table:table-cell office:value-type="string" table:style-name="ce1">
            <text:p>United Kingdom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Feb-22</text:p>
          </table:table-cell>
          <table:table-cell office:value-type="string" table:style-name="ce1">
            <text:p>28-Feb-22</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United Kingdom</text:p>
          </table:table-cell>
          <table:table-cell office:value-type="string" table:style-name="ce1">
            <text:p>New Zealand;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8" table:style-name="ce1">
            <text:p>2038</text:p>
          </table:table-cell>
          <table:table-cell/>
          <table:table-cell/>
        </table:table-row>
        <table:table-row table:style-name="ro1">
          <table:table-cell office:value-type="float" office:value="1168" table:style-name="ce1">
            <text:p>1168</text:p>
          </table:table-cell>
          <table:table-cell office:value-type="string" table:style-name="ce1">
            <text:p>Agriculture, Forestry and Fisheries: the Parties, recognizing the existence of opportunities for collaboration and technical cooperation in agriculture, forestry and fisheries and aquaculture, agroindustry, food security, ecotourism and investment in farms and facilities, shall establish cooperation for mutual benefit of the Partie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Korea, Republic of - Cambodia</text:p>
          </table:table-cell>
          <table:table-cell office:value-type="string" table:style-name="ce1">
            <text:p>2021-10-26</text:p>
          </table:table-cell>
          <table:table-cell office:value-type="string" table:style-name="ce1">
            <text:p>2022-12-01</text:p>
          </table:table-cell>
          <table:table-cell office:value-type="string" table:style-name="ce1">
            <text:p>https://edit.wti.org/wti-filesystem/20220502/0172fe8b-60fd-45b0-a54d-beac99dd8a5e/Cambodia%20-%20Korea%20FTA.pdf</text:p>
          </table:table-cell>
          <table:table-cell office:value-type="string" table:style-name="ce1">
            <text:p>Korea, Republic of - Cambod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Oct-21</text:p>
          </table:table-cell>
          <table:table-cell/>
          <table:table-cell office:value-type="string" table:style-name="ce1">
            <text:p>21-Jun-23</text:p>
          </table:table-cell>
          <table:table-cell/>
          <table:table-cell office:value-type="string" table:style-name="ce1">
            <text:p>01-Dec-2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ambodia; Korea, Republic of</text:p>
          </table:table-cell>
          <table:table-cell office:value-type="string" table:style-name="ce1">
            <text:p>Cambodia; Korea, Republic of</text:p>
          </table:table-cell>
          <table:table-cell/>
          <table:table-cell office:value-type="string" table:style-name="ce1">
            <text:p>Factual Presentation issued</text:p>
          </table:table-cell>
          <table:table-cell office:value-type="string" table:style-name="ce1">
            <text:p>02-Jul-24</text:p>
          </table:table-cell>
          <table:table-cell/>
          <table:table-cell/>
          <table:table-cell office:value-type="float" office:value="2041" table:style-name="ce1">
            <text:p>2041</text:p>
          </table:table-cell>
          <table:table-cell/>
          <table:table-cell/>
        </table:table-row>
        <table:table-row table:style-name="ro1">
          <table:table-cell office:value-type="float" office:value="1173" table:style-name="ce1">
            <text:p>1173</text:p>
          </table:table-cell>
          <table:table-cell office:value-type="string" table:style-name="ce1">
            <text:p>The Parties recognise that the nature of the threat requires a transnational and “One Health and Global Action Plan” approach, acknowledging the interdependencies between animal health, human health, food safety,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Iceland, Liechtenstein and Norway</text:p>
          </table:table-cell>
          <table:table-cell office:value-type="string" table:style-name="ce1">
            <text:p>2021-07-08</text:p>
          </table:table-cell>
          <table:table-cell office:value-type="string" table:style-name="ce1">
            <text:p>2021-12-01</text:p>
          </table:table-cell>
          <table:table-cell office:value-type="string" table:style-name="ce1">
            <text:p>https://www.gov.uk/government/publications/free-trade-agreement-between-iceland-the-principality-of-liechtenstein-and-the-kingdom-of-norway-and-the-united-kingdom-of-great-britain-and-northern</text:p>
          </table:table-cell>
          <table:table-cell office:value-type="string" table:style-name="ce1">
            <text:p>United Kingdom - Iceland, Liechtenstein and Norway</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21</text:p>
          </table:table-cell>
          <table:table-cell office:value-type="string" table:style-name="ce1">
            <text:p>08-Jul-21</text:p>
          </table:table-cell>
          <table:table-cell office:value-type="string" table:style-name="ce1">
            <text:p>30-Nov-21</text:p>
          </table:table-cell>
          <table:table-cell office:value-type="string" table:style-name="ce1">
            <text:p>30-Nov-21</text:p>
          </table:table-cell>
          <table:table-cell office:value-type="string" table:style-name="ce1">
            <text:p>01-Dec-21</text:p>
          </table:table-cell>
          <table:table-cell office:value-type="string" table:style-name="ce1">
            <text:p>01-Dec-21</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United Kingdom</text:p>
          </table:table-cell>
          <table:table-cell office:value-type="string" table:style-name="ce1">
            <text:p>Iceland; Liechtenstein; Norway; United Kingdom</text:p>
          </table:table-cell>
          <table:table-cell office:value-type="string" table:style-name="ce1">
            <text:p>Iceland(01-Sep-2022 - ); Liechtenstein(01-Sep-2022 - )</text:p>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25" table:style-name="ce1">
            <text:p>2025</text:p>
          </table:table-cell>
          <table:table-cell/>
          <table:table-cell office:value-type="string" table:style-name="ce1">
            <text:p>For specific dates of provisional application / entry into force, please see relevant information provided in the notifications circulated in WTO document series WT/REG459 &amp; S/C/N/1072.</text:p>
          </table:table-cell>
        </table:table-row>
        <table:table-row table:style-name="ro1">
          <table:table-cell office:value-type="float" office:value="1198" table:style-name="ce1">
            <text:p>1198</text:p>
          </table:table-cell>
          <table:table-cell office:value-type="string" table:style-name="ce1">
            <text:p>Procurements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India - United Arab Emirates</text:p>
          </table:table-cell>
          <table:table-cell office:value-type="string" table:style-name="ce1">
            <text:p>2022-02-18</text:p>
          </table:table-cell>
          <table:table-cell office:value-type="string" table:style-name="ce1">
            <text:p>2022-05-01</text:p>
          </table:table-cell>
          <table:table-cell office:value-type="string" table:style-name="ce1">
            <text:p>https://commerce.gov.in/international-trade/trade-agreements/comprehensive-economic-partnership-agreement-between-the-government-of-the-republic-of-india-and-the-government-of-the-united-arab-emirates-uae/</text:p>
          </table:table-cell>
          <table:table-cell office:value-type="string" table:style-name="ce1">
            <text:p>India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22</text:p>
          </table:table-cell>
          <table:table-cell office:value-type="string" table:style-name="ce1">
            <text:p>18-Feb-22</text:p>
          </table:table-cell>
          <table:table-cell office:value-type="string" table:style-name="ce1">
            <text:p>22-Sep-22</text:p>
          </table:table-cell>
          <table:table-cell office:value-type="string" table:style-name="ce1">
            <text:p>22-Sep-22</text:p>
          </table:table-cell>
          <table:table-cell office:value-type="string" table:style-name="ce1">
            <text:p>01-May-22</text:p>
          </table:table-cell>
          <table:table-cell office:value-type="string" table:style-name="ce1">
            <text:p>01-May-22</text:p>
          </table:table-cell>
          <table:table-cell/>
          <table:table-cell office:value-type="string" table:style-name="ce1">
            <text:p>No</text:p>
          </table:table-cell>
          <table:table-cell office:value-type="string" table:style-name="ce1">
            <text:p>Bilateral</text:p>
          </table:table-cell>
          <table:table-cell office:value-type="string" table:style-name="ce1">
            <text:p>West Asia; Middle East</text:p>
          </table:table-cell>
          <table:table-cell office:value-type="string" table:style-name="ce1">
            <text:p>Yes</text:p>
          </table:table-cell>
          <table:table-cell office:value-type="string" table:style-name="ce1">
            <text:p>Yes</text:p>
          </table:table-cell>
          <table:table-cell office:value-type="string" table:style-name="ce1">
            <text:p>India; United Arab Emirates</text:p>
          </table:table-cell>
          <table:table-cell office:value-type="string" table:style-name="ce1">
            <text:p>India; United Arab Emirates</text:p>
          </table:table-cell>
          <table:table-cell/>
          <table:table-cell office:value-type="string" table:style-name="ce1">
            <text:p>Factual Presentation issued</text:p>
          </table:table-cell>
          <table:table-cell office:value-type="string" table:style-name="ce1">
            <text:p>16-Jul-24</text:p>
          </table:table-cell>
          <table:table-cell office:value-type="string" table:style-name="ce1">
            <text:p>Factual Presentation issued</text:p>
          </table:table-cell>
          <table:table-cell office:value-type="string" table:style-name="ce1">
            <text:p>02-Jul-24</text:p>
          </table:table-cell>
          <table:table-cell office:value-type="float" office:value="2031" table:style-name="ce1">
            <text:p>2031</text:p>
          </table:table-cell>
          <table:table-cell/>
          <table:table-cell/>
        </table:table-row>
        <table:table-row table:style-name="ro1">
          <table:table-cell office:value-type="float" office:value="1198" table:style-name="ce1">
            <text:p>1198</text:p>
          </table:table-cell>
          <table:table-cell office:value-type="string" table:style-name="ce1">
            <text:p>Procurement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India - United Arab Emirates</text:p>
          </table:table-cell>
          <table:table-cell office:value-type="string" table:style-name="ce1">
            <text:p>2022-02-18</text:p>
          </table:table-cell>
          <table:table-cell office:value-type="string" table:style-name="ce1">
            <text:p>2022-05-01</text:p>
          </table:table-cell>
          <table:table-cell office:value-type="string" table:style-name="ce1">
            <text:p>https://commerce.gov.in/international-trade/trade-agreements/comprehensive-economic-partnership-agreement-between-the-government-of-the-republic-of-india-and-the-government-of-the-united-arab-emirates-uae/</text:p>
          </table:table-cell>
          <table:table-cell office:value-type="string" table:style-name="ce1">
            <text:p>India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22</text:p>
          </table:table-cell>
          <table:table-cell office:value-type="string" table:style-name="ce1">
            <text:p>18-Feb-22</text:p>
          </table:table-cell>
          <table:table-cell office:value-type="string" table:style-name="ce1">
            <text:p>22-Sep-22</text:p>
          </table:table-cell>
          <table:table-cell office:value-type="string" table:style-name="ce1">
            <text:p>22-Sep-22</text:p>
          </table:table-cell>
          <table:table-cell office:value-type="string" table:style-name="ce1">
            <text:p>01-May-22</text:p>
          </table:table-cell>
          <table:table-cell office:value-type="string" table:style-name="ce1">
            <text:p>01-May-22</text:p>
          </table:table-cell>
          <table:table-cell/>
          <table:table-cell office:value-type="string" table:style-name="ce1">
            <text:p>No</text:p>
          </table:table-cell>
          <table:table-cell office:value-type="string" table:style-name="ce1">
            <text:p>Bilateral</text:p>
          </table:table-cell>
          <table:table-cell office:value-type="string" table:style-name="ce1">
            <text:p>West Asia; Middle East</text:p>
          </table:table-cell>
          <table:table-cell office:value-type="string" table:style-name="ce1">
            <text:p>Yes</text:p>
          </table:table-cell>
          <table:table-cell office:value-type="string" table:style-name="ce1">
            <text:p>Yes</text:p>
          </table:table-cell>
          <table:table-cell office:value-type="string" table:style-name="ce1">
            <text:p>India; United Arab Emirates</text:p>
          </table:table-cell>
          <table:table-cell office:value-type="string" table:style-name="ce1">
            <text:p>India; United Arab Emirates</text:p>
          </table:table-cell>
          <table:table-cell/>
          <table:table-cell office:value-type="string" table:style-name="ce1">
            <text:p>Factual Presentation issued</text:p>
          </table:table-cell>
          <table:table-cell office:value-type="string" table:style-name="ce1">
            <text:p>16-Jul-24</text:p>
          </table:table-cell>
          <table:table-cell office:value-type="string" table:style-name="ce1">
            <text:p>Factual Presentation issued</text:p>
          </table:table-cell>
          <table:table-cell office:value-type="string" table:style-name="ce1">
            <text:p>02-Jul-24</text:p>
          </table:table-cell>
          <table:table-cell office:value-type="float" office:value="2031" table:style-name="ce1">
            <text:p>2031</text:p>
          </table:table-cell>
          <table:table-cell/>
          <table:table-cell/>
        </table:table-row>
        <table:table-row table:style-name="ro1">
          <table:table-cell office:value-type="float" office:value="1209" table:style-name="ce1">
            <text:p>1209</text:p>
          </table:table-cell>
          <table:table-cell office:value-type="string" table:style-name="ce1">
            <text:p>Explore opportunities for cooperation in gl obalfood security th rough rel evant regionaland internationalforu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hina - Nicaragua</text:p>
          </table:table-cell>
          <table:table-cell office:value-type="string" table:style-name="ce1">
            <text:p>2023-08-31</text:p>
          </table:table-cell>
          <table:table-cell office:value-type="string" table:style-name="ce1">
            <text:p>2024-01-01</text:p>
          </table:table-cell>
          <table:table-cell office:value-type="string" table:style-name="ce1">
            <text:p>https://edit.wti.org/wti-filesystem/20240823/16cb7e33-047a-489a-b6f9-4703067d8068/China%20-%20Nicaragua%20FTA%20(2023).pdf</text:p>
          </table:table-cell>
          <table:table-cell office:value-type="string" table:style-name="ce1">
            <text:p>China - Nicaragu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Aug-23</text:p>
          </table:table-cell>
          <table:table-cell office:value-type="string" table:style-name="ce1">
            <text:p>31-Aug-23</text:p>
          </table:table-cell>
          <table:table-cell office:value-type="string" table:style-name="ce1">
            <text:p>02-Feb-24</text:p>
          </table:table-cell>
          <table:table-cell office:value-type="string" table:style-name="ce1">
            <text:p>02-Feb-24</text:p>
          </table:table-cell>
          <table:table-cell office:value-type="string" table:style-name="ce1">
            <text:p>01-Jan-24</text:p>
          </table:table-cell>
          <table:table-cell office:value-type="string" table:style-name="ce1">
            <text:p>01-Jan-2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a; Nicaragua</text:p>
          </table:table-cell>
          <table:table-cell office:value-type="string" table:style-name="ce1">
            <text:p>China; Nicaragu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38" table:style-name="ce1">
            <text:p>2038</text:p>
          </table:table-cell>
          <table:table-cell/>
          <table:table-cell/>
        </table:table-row>
        <table:table-row table:style-name="ro1">
          <table:table-cell office:value-type="float" office:value="1220" table:style-name="ce1">
            <text:p>1220</text:p>
          </table:table-cell>
          <table:table-cell office:value-type="string" table:style-name="ce1">
            <text:p>Notwithstanding paragraph 1, the EAC Partner State(s) can impose, after notifying the EU, a temporary duty or tax in connection with the exportation of goods under the following circumstances: (a) to foster the development of domestic industry; (b) to maintain currency stability, when the increase in the world price of an export commodity creates the risk of a currency overvaluation; or (c) to protect revenue,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Paragraph 1 of this Article shall not extend to the following: (a) export prohibitions or restrictions temporarily applied to prevent or relieve critical shortages of foodstuffs or other products essential to the exporting contracting party; (b) import and export prohibitions or restrictions necessary for the application of standards or regulations for the classification, grading or marketing of commodities in international trad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For the purposes of this Part and Title II of Part V, the following definitions shall apply: (a) "agriculture" includes crops, livestock and productive insects; (b) "agricultural products" means those covered by Annex I to the WTO Agreement on Agriculture; (c) "agricultural financing" means providing financial resources in support of agricultural related activities along the whole value chain, such as input supplies, agricultural services, production, storage, distribution, product transformation and marketing; (d) "agricultural inputs" means all substances or materials, equipment and tools used in the production and handling of agricultural products; EU/KE/en 61 (e) "sustainable agriculture technology" means technology designed with special considerationof its environmental, social and economic impacts; (f) "food and nutrition security" means that all people at all times have both physical and economic access to safe, sufficient and nutritious food to meet their needs for a productive and healthy life; (g) "livelihood security" means adequate and sustainable access to income and resources to meet basic needs in an equitable manner (including adequate access to food, potable water, health facilities, educational opportunities, housing and time for community participation and social integration); (h) "natural disaster" means the consequence of natural calamities, such as droughts, earthquakes, landslides, volcanic eruptions, floods, pests and diseases; (i) "small-scale farmers" means producers with limited resources and own small land holdings of less than two (2) hectares and whose scale of operations is too small to attract the provision of services needed to significantly increase productivity and leverage market opportunities; (j) "sustainable development" in the context of this Part includes the management and protection of the natural resource base for economic and social development in such a manner as to aim at meeting human needs for present and future generations.</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the fundamental objective of this Part is sustainable agricultural development which includes, but is not limited to, food and livelihood security, rural development and poverty reduction in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objectives of this Part are to: (a) foster cooperation between the Parties with a view to creating wealth and improving the quality of life of those engaged in agricultural activities through increased production, productivity and market share; (b) improve food and nutrition security in the EAC Partner State(s) by promoting value addition, increasing output, quality, safety, market integration, trade, availability and accessibility; (c) contribute to the provision of gainful employment throughout the value chain of the modernised agricultural sector; (d) develop modern and competitive agriculture-based industries; (e) promote the sustainable use and management of natural and cultural resources, by developing environmentally friendly and sustainable technologies that improve agricultural productivity; EU/KE/en 63 (f) contribute to competitiveness by promoting value addition throughout the supply chains to access markets; (g) improve producers' revenue by developing the marketing of value added agricultural products in the marketplace; (h) facilitate the adjustment of the agricultural sector and the rural economy to cope with global economic changes; (i) mobilise and increase the economic performance of small-scale farmers through capacity building of farmers' organisations; (j) improve trade and market facilitation for agricultural commodities in order to increase foreign exchange earnings; (k) improve infrastructure within the EAC Partner State(s) for enhancing the production, productivity, marketing and distribution of agricultural inputs and products, with particular attention to storage, grading, handling, packing and transport.</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recognise the importance of agriculture in the economies of the EAC Partner State(s) as the main source of livelihood for the majority of the population of the EAC Partner State(s), as the primary factor to ensure food and nutrition security, as a potential sector for high growth and added value, and as a source of export earning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agricultural priorities considered in this Part shall be clearly linked to the regional overarching policy framework for food and nutrition security and poverty reduction to ensure consistency and guidance of the regional development agenda.</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Agriculture Dialogue shall monitor progress in implementing this Part and shall provide a forum for exchange and cooperation on the Parties' respective domestic agricultural policies and, in particular, the role of agriculture in the EAC Partner State(s) in raising farm incomes, food security, sustainable use of resources, rural development and economic growth.</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EU/KE/en 67 ARTICLE 64 Food and Nutrition Security 1.</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the provisions of this Agreement shall enable the EAC Partner State(s) to implement effective measures to achieve food and nutrition security and sustainable agricultural development, and to develop commercial agricultural markets in the region to ensure food and nutrition security.</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shall ensure that actions taken under this Part aim at enhancing food and nutrition security, and avoid the adoption of measures that could endanger achievement of food and nutrition security at the household, national and regional levels.</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EU/KE/en 68 ARTICLE 66 Early Warning Systems The Parties recognise the need to establish, improve and enhance food security information systems, including national early warning systems, as well as vulnerability assessment and monitoring systems, and to implement capacity building actions, in conjunction with, and through, existing international and regional mechanis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refore, the objective of this Article is to assist States that are net food importers to develop programmes to ensure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a) address constraints on food production, storage and distribution in the EAC Partner State(s); EU/KE/en 72 (b) source food aid from within the EAC Partner State(s) and other African regional economic communities; (c) improve the coordination of food aid.</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maintain an adequate level of food aid, taking into account the interests of food aid recipients, and to ensure that the measures mentioned in paragraph 2 do not unintentionally impede the delivery of food aid provided to deal with emergency situations.</text:p>
          </table:table-cell>
          <table:table-cell office:value-type="string" table:style-name="ce1">
            <text:p>food aid; 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shall ensure that food aid is provided in full conformity with the measures that aim at preventing commercial displacement, which include: (a) ensuring that all food aid transactions are needs-driven and in full grant form; and (b) not tying them directly or indirectly to commercial exports of agricultural products or of other goods and services.</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recognise that: (a) the provision of adequate access to food, clean and safe drinking water, health facilities, educational opportunities, housing, community participation and social integration is important for the livelihood security of rural populations; (b) agricultural infrastructure development, including production, processing, marketing and distribution, plays a crucial role in the social-economic rural development and regional integration of the EAC Partner State(s); (c) technical support services, such as agricultural research, extension and advisory services training, are important in increasing agricultural productivity; (d) facilitating agricultural financing is an important measure for transforming the agricultural sector in the EAC Partner State(s) as financing is required for agricultural technology development, agricultural credit and insurance, infrastructure development and markets as well as farmer training; and (e) sustainable rural development is important to improve standards of living of the rural population of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cooperate in the areas of livelihood security, agricultural infrastructure, technical support services, agricultural financing services and rural development, as provided for in Title II of Part V.</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cknowledge the importance of the agricultural sector to the economies of the EAC Partner State(s) and agree to cooperate in promoting its transformation to increase its competitiveness, ensure food and nutrition security, rural development and facilitate the adjustment of agriculture and the rural economy to accommodate the effects of implementation of this Agreement, with special attention to small-scale farmer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cooperate in the following areas: (a) regional integration: improvement of access to regional and international markets for agricultural products including the development of market systems and market development strategies; (b) enabling policies: (i) development of national and regional agricultural policies, legal and regulatory frameworks, building of the necessary capacity and support to institutional development; (ii) building capacities in the EAC Partner State(s) to take full advantage of increased trading opportunities and to maximise the benefits of trade reforms; (c) sustainable agricultural development: (i) undertaking joint activities on a regional basis, including fertiliser production, seed production, livestock development and plant and animal disease control; (ii) promotion and strengthening processing, marketing, distribution and transportation and the handling of agricultural products; (iii) capacity building to comply with international standards relating to agricultural production, packaging and SPS measures; EU/KE/en 88 (d) agricultural infrastructure: (i) development of agricultural support infrastructure, including sustainable irrigation systems, water harvesting, storage and management, marketing, and grading; (ii) development of research and training infrastructure, storage facilities, feeder and community access roads; (iii) development of agri-processing infrastructure; (iv) establishment of an agrometeorology centre in the EAC Partner State(s); (v) development of modern market infrastructure for the expansion of domestic and regional markets; (e) food and nutrition security: (i) capacity building of rural and urban communities for the promotion of improved livelihoods, eradication of poverty, and sustainable development; (ii) diversification of agricultural production and development of products that address the food and nutrition security needs of the EAC Partner State(s); (iii) design and implementation of programmes that lead to increased production and productivity in the agricultural sector, with special focus on small-scale farmers; EU/KE/en 89 (iv) capacity development for national and regional food safety compliance; and (v) design and implementation of social adjustment programmes in regions adversely affected by natural disasters; (f) value chain management: (i) promotion of the use of sustainable agricultural technologies and supply of necessary farm inputs; (ii) enhancing production, productivity and competitiveness of the agricultural sector through promoting agro-based industries; (iii) enhancing value addition throughout the supply chain of agricultural products to meet the requirements of national, regional and international markets; and (iv) promoting the development of activities in the areas of processing, marketing, distribution and transport of agricultural products; (g) early warning systems: (i) capacity building in terms of assessing and disseminating information on the likely impacts of impending disasters well in advance in order to take contingent measures and early responsiveness; EU/KE/en 90 (ii) development and management of national and regional information systems; (iii) development, strengthening and linking of early warning systems and contingency plans and strategies for disaster response management at national and regional levels; and (iv) supporting climate change adaptation and mitigation options in the EAC Partner State(s); (h) production and marketing of agricultural commodities: (i) developing capacities to access niche markets and facilitating compliance with commodity standards to meet such market requirements; (ii) diversification of agricultural production and export products in the EAC Partner State(s) (iii) development of modern market infrastructure for expansion of domestic and regional markets; and (iv) developing product packaging and labelling programmes which enable the producers of the EAC Partner State(s) to secure premium prices for commodity exports; (i) rural development: (i) capacity building of farmers' groups along the entire agricultural value chain; EU/KE/en 91 (ii) improving transport, communication and market facilities for marketing agricultural inputs and outputs; (iii) addressing socio-cultural barriers such as language differences, literacy levels, gender biases and community health, that influence the nature of farming systems; (iv) improving farmers' access to credit services and natural and cultural resource management; and (v) developing relevant policy measures to support the availability of adequate agricultural inputs to small-scale farmers on a timely basis; (j) net d-importing countries: addressing constraints in food production, storage and distribution in the EAC Partner State(s); (k) livelihood security: (i) capacity building for developing social services for populations in rural and peri-urban areas; (ii) improving total household income from agricultural production through diversification, adding value, off-farm employment and the adoption of new sustainable agricultural technologies, inter alia, in the EAC Partner State(s); EU/KE/en 92 (iii) increasing productivity of the agricultural sector within the EAC Partner State(s); and (iv) increasing the use of sustainable agricultural technologies; (l) technical support services: the EU commits to provide adequate resources and technical assistance for capacity building to the EAC Partner State(s) in a manner that is predictable and sustainable in the following areas: (i) strengthening of innovation and transfer of technology, knowledge, research and development; (ii) developing and increasing use of mechanisation of the agricultural sector of the EAC Partner State(s); (iii) establishing agricultural input plants and distribution systems within the EAC Partner State(s); (iv) promoting and strengthening investment in agricultural research, extension services, training and links between research-extensions and farmers; (v) as appropriate, establishing and strengthening regional centres of excellence, including an agro-meteorology centre, biotechnology, analytical and diagnostic laboratories for crops, livestock and soils; and EU/KE/en 93 (vi) improving access to services in plant and animal production, including livestock breeding services, veterinary services and plant protection services. (m) agricultural financing services: (i) strengthening rural financial services for small-scale producers, processors and traders; (ii) developing regionally owned mechanisms or a fund for agricultural and rural development; (iii) developing agricultural micro-financing institutions and insurance schemes; (iv) facilitating access to credit from banks and other financial institutions for agro processors, traders and farmers; and (v) supporting the financial institutions in the EAC Partner State(s) that serve the agriculture sector and facilitating access by the private sector to capital markets to raise both short- and long-term capital; (n) geographical indications: (i) developing policies and legal frameworks on geographical indications; (ii) establishing regulations on geographical indications; (iii) developing a code of practice to define products in relation to their origin; EU/KE/en 94 (iv) facilitating local organisations and institutions to coordinate local stakeholders on geographical indications and product conformity; (v) building capacity on identification, registration, marketing, traceability and conformity on geographical indications products; and (vi) developing any other area of cooperation under this heading that may arise in the future.</text:p>
          </table:table-cell>
          <table:table-cell office:value-type="string" table:style-name="ce1">
            <text:p>nutrition security; 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o ensure that the economies of the EAC Partner State(s) take full advantage of this Agreement, the EU agrees to work with the EAC Partner State(s) to undertake appropriate cooperation activities aiming at: (a) improving the competitiveness of productive sectors within the EAC Partner State(s); EU/KE/en 123 (b) improving productive and professional capacities of the workforce of the EAC Partner State(s), including training of workers displaced by the closure of firms and/or equipping them with new skills for new activities etc.; (c) supporting measures towards sustainable environment; (d) building capacity to enhance macro-economic discipline; (e) mitigating the possible impacts affecting food and nutrition security, rural development, livelihood security and export earnings in the EAC Partner State(s); (f) addressing other possible cooperation areas related to the implementation challenges of this Agreement.</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70" table:style-name="ce1">
            <text:p>1270</text:p>
          </table:table-cell>
          <table:table-cell office:value-type="string" table:style-name="ce1">
            <text:p>1207-VII Law of Ukraine "On Amendments to Certain Legislative Acts of Ukraine Regarding the Creation of Conditions for Ensuring Food Security in Martial Law" on 24.03.2022 No.</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anada - Ukraine</text:p>
          </table:table-cell>
          <table:table-cell office:value-type="string" table:style-name="ce1">
            <text:p>2023-09-22</text:p>
          </table:table-cell>
          <table:table-cell office:value-type="string" table:style-name="ce1">
            <text:p>2024-07-01</text:p>
          </table:table-cell>
          <table:table-cell office:value-type="string" table:style-name="ce1">
            <text:p>https://edit.wti.org/document/show/pdf/8c0e09bb-e7f2-4290-8330-5e94be722589</text:p>
          </table:table-cell>
          <table:table-cell office:value-type="string" table:style-name="ce1">
            <text:p>Canada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23</text:p>
          </table:table-cell>
          <table:table-cell office:value-type="string" table:style-name="ce1">
            <text:p>22-Sep-23</text:p>
          </table:table-cell>
          <table:table-cell office:value-type="string" table:style-name="ce1">
            <text:p>12-Jul-24</text:p>
          </table:table-cell>
          <table:table-cell office:value-type="string" table:style-name="ce1">
            <text:p>12-Jul-24</text:p>
          </table:table-cell>
          <table:table-cell office:value-type="string" table:style-name="ce1">
            <text:p>01-Jul-24</text:p>
          </table:table-cell>
          <table:table-cell office:value-type="string" table:style-name="ce1">
            <text:p>01-Jul-2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kraine</text:p>
          </table:table-cell>
          <table:table-cell office:value-type="string" table:style-name="ce1">
            <text:p>Canada; Ukraine</text:p>
          </table:table-cell>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currently being drafted</text:p>
          </table:table-cell>
          <table:table-cell/>
          <table:table-cell office:value-type="float" office:value="2024" table:style-name="ce1">
            <text:p>2024</text:p>
          </table:table-cell>
          <table:table-cell/>
          <table:table-cell office:value-type="string" table:style-name="ce1">
            <text:p>The modernized Canada-Ukraine Free Trade Agreement (CUFTA) maintains the terms of market access for goods provided in its predecessor, the Canada-Ukraine Free Trade Agreement (2017 CUFTA), which entered into force on 1 August 2017 (see document series WT/REG388).</text:p>
          </table:table-cell>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TJL</meta:initial-creator>
    <dc:creator>TJL</dc:creator>
    <meta:creation-date>2016-08-18T13:39:56Z</meta:creation-date>
    <dc:date>2016-08-18T13:50:45Z</dc:date>
  </office:meta>
</office:document-meta>
</file>